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DINoise" table:style-name="ta1">
        <table:shapes>
          <draw:frame draw:z-index="0" draw:style-name="gr1" draw:text-style-name="P1" svg:width="504pt" svg:height="360pt" svg:x="320.17pt" svg:y="12.84pt">
            <loext:p draw:notify-on-update-of-ranges="RDINoise.A3:RDINoise.A1252 RDINoise.B2:RDINoise.B2 RDINoise.B3:RDINoise.B1252 RDINoise.A3:RDINoise.A1252 RDINoise.C2:RDINoise.C2 RDINoise.C3:RDINoise.C12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N = 1000, n = 250, 5% Noi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42127" calcext:value-type="float">
            <text:p>0.042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38" calcext:value-type="float">
            <text:p>0.024638</text:p>
          </table:table-cell>
          <table:table-cell office:value-type="float" office:value="0.044201" calcext:value-type="float">
            <text:p>0.04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53109" calcext:value-type="float">
            <text:p>0.053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69" calcext:value-type="float">
            <text:p>0.024369</text:p>
          </table:table-cell>
          <table:table-cell office:value-type="float" office:value="0.057582" calcext:value-type="float">
            <text:p>0.057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0.052026" calcext:value-type="float">
            <text:p>0.05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47091" calcext:value-type="float">
            <text:p>0.047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2" calcext:value-type="float">
            <text:p>0.023632</text:p>
          </table:table-cell>
          <table:table-cell office:value-type="float" office:value="0.050035" calcext:value-type="float">
            <text:p>0.050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058469" calcext:value-type="float">
            <text:p>0.058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69" calcext:value-type="float">
            <text:p>0.026269</text:p>
          </table:table-cell>
          <table:table-cell office:value-type="float" office:value="0.067566" calcext:value-type="float">
            <text:p>0.067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547" calcext:value-type="float">
            <text:p>0.023547</text:p>
          </table:table-cell>
          <table:table-cell office:value-type="float" office:value="0.041658" calcext:value-type="float">
            <text:p>0.041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42751" calcext:value-type="float">
            <text:p>0.042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045686" calcext:value-type="float">
            <text:p>0.045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68001" calcext:value-type="float">
            <text:p>0.068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71" calcext:value-type="float">
            <text:p>0.024171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75" calcext:value-type="float">
            <text:p>0.023975</text:p>
          </table:table-cell>
          <table:table-cell office:value-type="float" office:value="0.073935" calcext:value-type="float">
            <text:p>0.073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58" calcext:value-type="float">
            <text:p>0.024458</text:p>
          </table:table-cell>
          <table:table-cell office:value-type="float" office:value="0.067171" calcext:value-type="float">
            <text:p>0.067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56795" calcext:value-type="float">
            <text:p>0.056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97" calcext:value-type="float">
            <text:p>0.025097</text:p>
          </table:table-cell>
          <table:table-cell office:value-type="float" office:value="0.044659" calcext:value-type="float">
            <text:p>0.044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39" calcext:value-type="float">
            <text:p>0.024639</text:p>
          </table:table-cell>
          <table:table-cell office:value-type="float" office:value="0.052408" calcext:value-type="float">
            <text:p>0.052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7245" calcext:value-type="float">
            <text:p>0.07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55" calcext:value-type="float">
            <text:p>0.026155</text:p>
          </table:table-cell>
          <table:table-cell office:value-type="float" office:value="0.061055" calcext:value-type="float">
            <text:p>0.061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0.046641" calcext:value-type="float">
            <text:p>0.046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09" calcext:value-type="float">
            <text:p>0.025109</text:p>
          </table:table-cell>
          <table:table-cell office:value-type="float" office:value="0.059825" calcext:value-type="float">
            <text:p>0.059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1" calcext:value-type="float">
            <text:p>0.025211</text:p>
          </table:table-cell>
          <table:table-cell office:value-type="float" office:value="0.070736" calcext:value-type="float">
            <text:p>0.070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81" calcext:value-type="float">
            <text:p>0.025281</text:p>
          </table:table-cell>
          <table:table-cell office:value-type="float" office:value="0.041111" calcext:value-type="float">
            <text:p>0.04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85" calcext:value-type="float">
            <text:p>0.025785</text:p>
          </table:table-cell>
          <table:table-cell office:value-type="float" office:value="0.085722" calcext:value-type="float">
            <text:p>0.085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56879" calcext:value-type="float">
            <text:p>0.056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424" calcext:value-type="float">
            <text:p>0.023424</text:p>
          </table:table-cell>
          <table:table-cell office:value-type="float" office:value="0.04937" calcext:value-type="float">
            <text:p>0.04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71" calcext:value-type="float">
            <text:p>0.024171</text:p>
          </table:table-cell>
          <table:table-cell office:value-type="float" office:value="0.056182" calcext:value-type="float">
            <text:p>0.056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67" calcext:value-type="float">
            <text:p>0.024167</text:p>
          </table:table-cell>
          <table:table-cell office:value-type="float" office:value="0.04902" calcext:value-type="float">
            <text:p>0.04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51333" calcext:value-type="float">
            <text:p>0.051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77" calcext:value-type="float">
            <text:p>0.024477</text:p>
          </table:table-cell>
          <table:table-cell office:value-type="float" office:value="0.053366" calcext:value-type="float">
            <text:p>0.053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61" calcext:value-type="float">
            <text:p>0.025361</text:p>
          </table:table-cell>
          <table:table-cell office:value-type="float" office:value="0.049668" calcext:value-type="float">
            <text:p>0.049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0.063821" calcext:value-type="float">
            <text:p>0.063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5482" calcext:value-type="float">
            <text:p>0.05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63" calcext:value-type="float">
            <text:p>0.025463</text:p>
          </table:table-cell>
          <table:table-cell office:value-type="float" office:value="0.077522" calcext:value-type="float">
            <text:p>0.077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36" calcext:value-type="float">
            <text:p>0.025036</text:p>
          </table:table-cell>
          <table:table-cell office:value-type="float" office:value="0.054754" calcext:value-type="float">
            <text:p>0.054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29" calcext:value-type="float">
            <text:p>0.023729</text:p>
          </table:table-cell>
          <table:table-cell office:value-type="float" office:value="0.065806" calcext:value-type="float">
            <text:p>0.065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.054663" calcext:value-type="float">
            <text:p>0.054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95" calcext:value-type="float">
            <text:p>0.025895</text:p>
          </table:table-cell>
          <table:table-cell office:value-type="float" office:value="0.051137" calcext:value-type="float">
            <text:p>0.051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39761" calcext:value-type="float">
            <text:p>0.039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02" calcext:value-type="float">
            <text:p>0.025302</text:p>
          </table:table-cell>
          <table:table-cell office:value-type="float" office:value="0.051413" calcext:value-type="float">
            <text:p>0.051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56153" calcext:value-type="float">
            <text:p>0.056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38" calcext:value-type="float">
            <text:p>0.025338</text:p>
          </table:table-cell>
          <table:table-cell office:value-type="float" office:value="0.054574" calcext:value-type="float">
            <text:p>0.0545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47" calcext:value-type="float">
            <text:p>0.023947</text:p>
          </table:table-cell>
          <table:table-cell office:value-type="float" office:value="0.044789" calcext:value-type="float">
            <text:p>0.044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49" calcext:value-type="float">
            <text:p>0.024149</text:p>
          </table:table-cell>
          <table:table-cell office:value-type="float" office:value="0.064648" calcext:value-type="float">
            <text:p>0.064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47875" calcext:value-type="float">
            <text:p>0.047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46" calcext:value-type="float">
            <text:p>0.024946</text:p>
          </table:table-cell>
          <table:table-cell office:value-type="float" office:value="0.067251" calcext:value-type="float">
            <text:p>0.067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65183" calcext:value-type="float">
            <text:p>0.065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46" calcext:value-type="float">
            <text:p>0.024846</text:p>
          </table:table-cell>
          <table:table-cell office:value-type="float" office:value="0.054554" calcext:value-type="float">
            <text:p>0.054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7184" calcext:value-type="float">
            <text:p>0.07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72" calcext:value-type="float">
            <text:p>0.026072</text:p>
          </table:table-cell>
          <table:table-cell office:value-type="float" office:value="0.085029" calcext:value-type="float">
            <text:p>0.085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59" calcext:value-type="float">
            <text:p>0.027059</text:p>
          </table:table-cell>
          <table:table-cell office:value-type="float" office:value="0.088114" calcext:value-type="float">
            <text:p>0.088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3" calcext:value-type="float">
            <text:p>0.026643</text:p>
          </table:table-cell>
          <table:table-cell office:value-type="float" office:value="0.074542" calcext:value-type="float">
            <text:p>0.074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074995" calcext:value-type="float">
            <text:p>0.074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946" calcext:value-type="float">
            <text:p>0.025946</text:p>
          </table:table-cell>
          <table:table-cell office:value-type="float" office:value="0.068214" calcext:value-type="float">
            <text:p>0.068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942" calcext:value-type="float">
            <text:p>0.025942</text:p>
          </table:table-cell>
          <table:table-cell office:value-type="float" office:value="0.074015" calcext:value-type="float">
            <text:p>0.074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09" calcext:value-type="float">
            <text:p>0.025209</text:p>
          </table:table-cell>
          <table:table-cell office:value-type="float" office:value="0.084833" calcext:value-type="float">
            <text:p>0.084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88" calcext:value-type="float">
            <text:p>0.024688</text:p>
          </table:table-cell>
          <table:table-cell office:value-type="float" office:value="0.099491" calcext:value-type="float">
            <text:p>0.099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80338" calcext:value-type="float">
            <text:p>0.0803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89519" calcext:value-type="float">
            <text:p>0.089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89152" calcext:value-type="float">
            <text:p>0.089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15" calcext:value-type="float">
            <text:p>0.024315</text:p>
          </table:table-cell>
          <table:table-cell office:value-type="float" office:value="0.074584" calcext:value-type="float">
            <text:p>0.0745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79849" calcext:value-type="float">
            <text:p>0.079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13" calcext:value-type="float">
            <text:p>0.024413</text:p>
          </table:table-cell>
          <table:table-cell office:value-type="float" office:value="0.093332" calcext:value-type="float">
            <text:p>0.0933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03" calcext:value-type="float">
            <text:p>0.024403</text:p>
          </table:table-cell>
          <table:table-cell office:value-type="float" office:value="0.069127" calcext:value-type="float">
            <text:p>0.069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68" calcext:value-type="float">
            <text:p>0.026068</text:p>
          </table:table-cell>
          <table:table-cell office:value-type="float" office:value="0.097583" calcext:value-type="float">
            <text:p>0.097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71" calcext:value-type="float">
            <text:p>0.025471</text:p>
          </table:table-cell>
          <table:table-cell office:value-type="float" office:value="0.063902" calcext:value-type="float">
            <text:p>0.063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078991" calcext:value-type="float">
            <text:p>0.078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67203" calcext:value-type="float">
            <text:p>0.067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81" calcext:value-type="float">
            <text:p>0.025081</text:p>
          </table:table-cell>
          <table:table-cell office:value-type="float" office:value="0.086177" calcext:value-type="float">
            <text:p>0.086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93" calcext:value-type="float">
            <text:p>0.026493</text:p>
          </table:table-cell>
          <table:table-cell office:value-type="float" office:value="0.087655" calcext:value-type="float">
            <text:p>0.087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237" calcext:value-type="float">
            <text:p>0.024237</text:p>
          </table:table-cell>
          <table:table-cell office:value-type="float" office:value="0.065704" calcext:value-type="float">
            <text:p>0.065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78" calcext:value-type="float">
            <text:p>0.025378</text:p>
          </table:table-cell>
          <table:table-cell office:value-type="float" office:value="0.056926" calcext:value-type="float">
            <text:p>0.056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58001" calcext:value-type="float">
            <text:p>0.058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45" calcext:value-type="float">
            <text:p>0.026045</text:p>
          </table:table-cell>
          <table:table-cell office:value-type="float" office:value="0.056221" calcext:value-type="float">
            <text:p>0.056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193" calcext:value-type="float">
            <text:p>0.025193</text:p>
          </table:table-cell>
          <table:table-cell office:value-type="float" office:value="0.066495" calcext:value-type="float">
            <text:p>0.066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34" calcext:value-type="float">
            <text:p>0.025034</text:p>
          </table:table-cell>
          <table:table-cell office:value-type="float" office:value="0.079328" calcext:value-type="float">
            <text:p>0.079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0.070413" calcext:value-type="float">
            <text:p>0.070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99" calcext:value-type="float">
            <text:p>0.026899</text:p>
          </table:table-cell>
          <table:table-cell office:value-type="float" office:value="0.08346" calcext:value-type="float">
            <text:p>0.08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0.075245" calcext:value-type="float">
            <text:p>0.075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8" calcext:value-type="float">
            <text:p>0.026648</text:p>
          </table:table-cell>
          <table:table-cell office:value-type="float" office:value="0.062896" calcext:value-type="float">
            <text:p>0.062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68769" calcext:value-type="float">
            <text:p>0.0687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34" calcext:value-type="float">
            <text:p>0.023734</text:p>
          </table:table-cell>
          <table:table-cell office:value-type="float" office:value="0.085866" calcext:value-type="float">
            <text:p>0.085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92202" calcext:value-type="float">
            <text:p>0.092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38" calcext:value-type="float">
            <text:p>0.024938</text:p>
          </table:table-cell>
          <table:table-cell office:value-type="float" office:value="0.070896" calcext:value-type="float">
            <text:p>0.070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573" calcext:value-type="float">
            <text:p>0.024573</text:p>
          </table:table-cell>
          <table:table-cell office:value-type="float" office:value="0.071832" calcext:value-type="float">
            <text:p>0.071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0.067025" calcext:value-type="float">
            <text:p>0.067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054" calcext:value-type="float">
            <text:p>0.024054</text:p>
          </table:table-cell>
          <table:table-cell office:value-type="float" office:value="0.056775" calcext:value-type="float">
            <text:p>0.0567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48" calcext:value-type="float">
            <text:p>0.025648</text:p>
          </table:table-cell>
          <table:table-cell office:value-type="float" office:value="0.094727" calcext:value-type="float">
            <text:p>0.094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29" calcext:value-type="float">
            <text:p>0.024929</text:p>
          </table:table-cell>
          <table:table-cell office:value-type="float" office:value="0.072037" calcext:value-type="float">
            <text:p>0.072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66" calcext:value-type="float">
            <text:p>0.025066</text:p>
          </table:table-cell>
          <table:table-cell office:value-type="float" office:value="0.056703" calcext:value-type="float">
            <text:p>0.056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51" calcext:value-type="float">
            <text:p>0.025251</text:p>
          </table:table-cell>
          <table:table-cell office:value-type="float" office:value="0.082583" calcext:value-type="float">
            <text:p>0.082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0.066964" calcext:value-type="float">
            <text:p>0.066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36" calcext:value-type="float">
            <text:p>0.025636</text:p>
          </table:table-cell>
          <table:table-cell office:value-type="float" office:value="0.059344" calcext:value-type="float">
            <text:p>0.059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7465" calcext:value-type="float">
            <text:p>0.07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51" calcext:value-type="float">
            <text:p>0.024351</text:p>
          </table:table-cell>
          <table:table-cell office:value-type="float" office:value="0.066956" calcext:value-type="float">
            <text:p>0.066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74024" calcext:value-type="float">
            <text:p>0.074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76" calcext:value-type="float">
            <text:p>0.023776</text:p>
          </table:table-cell>
          <table:table-cell office:value-type="float" office:value="0.070991" calcext:value-type="float">
            <text:p>0.070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0.080708" calcext:value-type="float">
            <text:p>0.080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0.10633" calcext:value-type="float">
            <text:p>0.10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73" calcext:value-type="float">
            <text:p>0.025173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575" calcext:value-type="float">
            <text:p>0.023575</text:p>
          </table:table-cell>
          <table:table-cell office:value-type="float" office:value="0.092949" calcext:value-type="float">
            <text:p>0.092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93794" calcext:value-type="float">
            <text:p>0.093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65" calcext:value-type="float">
            <text:p>0.025365</text:p>
          </table:table-cell>
          <table:table-cell office:value-type="float" office:value="0.096066" calcext:value-type="float">
            <text:p>0.096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783" calcext:value-type="float">
            <text:p>0.024783</text:p>
          </table:table-cell>
          <table:table-cell office:value-type="float" office:value="0.080055" calcext:value-type="float">
            <text:p>0.0800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10295" calcext:value-type="float">
            <text:p>0.10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84" calcext:value-type="float">
            <text:p>0.025084</text:p>
          </table:table-cell>
          <table:table-cell office:value-type="float" office:value="0.092726" calcext:value-type="float">
            <text:p>0.0927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48" calcext:value-type="float">
            <text:p>0.025248</text:p>
          </table:table-cell>
          <table:table-cell office:value-type="float" office:value="0.094268" calcext:value-type="float">
            <text:p>0.094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43" calcext:value-type="float">
            <text:p>0.024043</text:p>
          </table:table-cell>
          <table:table-cell office:value-type="float" office:value="0.074313" calcext:value-type="float">
            <text:p>0.074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81" calcext:value-type="float">
            <text:p>0.025081</text:p>
          </table:table-cell>
          <table:table-cell office:value-type="float" office:value="0.068334" calcext:value-type="float">
            <text:p>0.0683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435" calcext:value-type="float">
            <text:p>0.025435</text:p>
          </table:table-cell>
          <table:table-cell office:value-type="float" office:value="0.10173" calcext:value-type="float">
            <text:p>0.10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076131" calcext:value-type="float">
            <text:p>0.076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54" calcext:value-type="float">
            <text:p>0.025354</text:p>
          </table:table-cell>
          <table:table-cell office:value-type="float" office:value="0.10671" calcext:value-type="float">
            <text:p>0.106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39" calcext:value-type="float">
            <text:p>0.025939</text:p>
          </table:table-cell>
          <table:table-cell office:value-type="float" office:value="0.099258" calcext:value-type="float">
            <text:p>0.099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64" calcext:value-type="float">
            <text:p>0.026164</text:p>
          </table:table-cell>
          <table:table-cell office:value-type="float" office:value="0.08042" calcext:value-type="float">
            <text:p>0.080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13" calcext:value-type="float">
            <text:p>0.025213</text:p>
          </table:table-cell>
          <table:table-cell office:value-type="float" office:value="0.080376" calcext:value-type="float">
            <text:p>0.080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539" calcext:value-type="float">
            <text:p>0.025539</text:p>
          </table:table-cell>
          <table:table-cell office:value-type="float" office:value="0.084598" calcext:value-type="float">
            <text:p>0.084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03" calcext:value-type="float">
            <text:p>0.025103</text:p>
          </table:table-cell>
          <table:table-cell office:value-type="float" office:value="0.10049" calcext:value-type="float">
            <text:p>0.100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11718" calcext:value-type="float">
            <text:p>0.117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8571" calcext:value-type="float">
            <text:p>0.08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73535" calcext:value-type="float">
            <text:p>0.0735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47" calcext:value-type="float">
            <text:p>0.025247</text:p>
          </table:table-cell>
          <table:table-cell office:value-type="float" office:value="0.080572" calcext:value-type="float">
            <text:p>0.0805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82842" calcext:value-type="float">
            <text:p>0.082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49" calcext:value-type="float">
            <text:p>0.023649</text:p>
          </table:table-cell>
          <table:table-cell office:value-type="float" office:value="0.11142" calcext:value-type="float">
            <text:p>0.11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846" calcext:value-type="float">
            <text:p>0.024846</text:p>
          </table:table-cell>
          <table:table-cell office:value-type="float" office:value="0.088835" calcext:value-type="float">
            <text:p>0.0888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81028" calcext:value-type="float">
            <text:p>0.0810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98339" calcext:value-type="float">
            <text:p>0.098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88" calcext:value-type="float">
            <text:p>0.027288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0.090544" calcext:value-type="float">
            <text:p>0.090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077541" calcext:value-type="float">
            <text:p>0.0775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73" calcext:value-type="float">
            <text:p>0.025173</text:p>
          </table:table-cell>
          <table:table-cell office:value-type="float" office:value="0.11269" calcext:value-type="float">
            <text:p>0.112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42" calcext:value-type="float">
            <text:p>0.025142</text:p>
          </table:table-cell>
          <table:table-cell office:value-type="float" office:value="0.12235" calcext:value-type="float">
            <text:p>0.1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91029" calcext:value-type="float">
            <text:p>0.091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75" calcext:value-type="float">
            <text:p>0.025875</text:p>
          </table:table-cell>
          <table:table-cell office:value-type="float" office:value="0.10467" calcext:value-type="float">
            <text:p>0.10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29" calcext:value-type="float">
            <text:p>0.025929</text:p>
          </table:table-cell>
          <table:table-cell office:value-type="float" office:value="0.080794" calcext:value-type="float">
            <text:p>0.080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13" calcext:value-type="float">
            <text:p>0.025313</text:p>
          </table:table-cell>
          <table:table-cell office:value-type="float" office:value="0.10735" calcext:value-type="float">
            <text:p>0.10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0.091153" calcext:value-type="float">
            <text:p>0.091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83431" calcext:value-type="float">
            <text:p>0.083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53" calcext:value-type="float">
            <text:p>0.026253</text:p>
          </table:table-cell>
          <table:table-cell office:value-type="float" office:value="0.10745" calcext:value-type="float">
            <text:p>0.10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72" calcext:value-type="float">
            <text:p>0.024572</text:p>
          </table:table-cell>
          <table:table-cell office:value-type="float" office:value="0.086882" calcext:value-type="float">
            <text:p>0.0868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77008" calcext:value-type="float">
            <text:p>0.077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80112" calcext:value-type="float">
            <text:p>0.080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96" calcext:value-type="float">
            <text:p>0.026696</text:p>
          </table:table-cell>
          <table:table-cell office:value-type="float" office:value="0.085974" calcext:value-type="float">
            <text:p>0.0859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0.083403" calcext:value-type="float">
            <text:p>0.083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07" calcext:value-type="float">
            <text:p>0.025007</text:p>
          </table:table-cell>
          <table:table-cell office:value-type="float" office:value="0.10058" calcext:value-type="float">
            <text:p>0.100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87" calcext:value-type="float">
            <text:p>0.025187</text:p>
          </table:table-cell>
          <table:table-cell office:value-type="float" office:value="0.10123" calcext:value-type="float">
            <text:p>0.10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0735" calcext:value-type="float">
            <text:p>0.10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86" calcext:value-type="float">
            <text:p>0.027186</text:p>
          </table:table-cell>
          <table:table-cell office:value-type="float" office:value="0.094311" calcext:value-type="float">
            <text:p>0.0943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357" calcext:value-type="float">
            <text:p>0.025357</text:p>
          </table:table-cell>
          <table:table-cell office:value-type="float" office:value="0.08585" calcext:value-type="float">
            <text:p>0.085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11742" calcext:value-type="float">
            <text:p>0.117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81103" calcext:value-type="float">
            <text:p>0.081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19" calcext:value-type="float">
            <text:p>0.026419</text:p>
          </table:table-cell>
          <table:table-cell office:value-type="float" office:value="0.12845" calcext:value-type="float">
            <text:p>0.1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099249" calcext:value-type="float">
            <text:p>0.099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52" calcext:value-type="float">
            <text:p>0.026052</text:p>
          </table:table-cell>
          <table:table-cell office:value-type="float" office:value="0.10708" calcext:value-type="float">
            <text:p>0.107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82" calcext:value-type="float">
            <text:p>0.025282</text:p>
          </table:table-cell>
          <table:table-cell office:value-type="float" office:value="0.11763" calcext:value-type="float">
            <text:p>0.117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11662" calcext:value-type="float">
            <text:p>0.116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177" calcext:value-type="float">
            <text:p>0.024177</text:p>
          </table:table-cell>
          <table:table-cell office:value-type="float" office:value="0.10328" calcext:value-type="float">
            <text:p>0.10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22" calcext:value-type="float">
            <text:p>0.026122</text:p>
          </table:table-cell>
          <table:table-cell office:value-type="float" office:value="0.10524" calcext:value-type="float">
            <text:p>0.10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524" calcext:value-type="float">
            <text:p>0.025524</text:p>
          </table:table-cell>
          <table:table-cell office:value-type="float" office:value="0.12436" calcext:value-type="float">
            <text:p>0.124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354" calcext:value-type="float">
            <text:p>0.023354</text:p>
          </table:table-cell>
          <table:table-cell office:value-type="float" office:value="0.085984" calcext:value-type="float">
            <text:p>0.085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90247" calcext:value-type="float">
            <text:p>0.090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11475" calcext:value-type="float">
            <text:p>0.11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95123" calcext:value-type="float">
            <text:p>0.0951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92" calcext:value-type="float">
            <text:p>0.026292</text:p>
          </table:table-cell>
          <table:table-cell office:value-type="float" office:value="0.10403" calcext:value-type="float">
            <text:p>0.10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29" calcext:value-type="float">
            <text:p>0.025229</text:p>
          </table:table-cell>
          <table:table-cell office:value-type="float" office:value="0.092206" calcext:value-type="float">
            <text:p>0.092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13101" calcext:value-type="float">
            <text:p>0.13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83" calcext:value-type="float">
            <text:p>0.026583</text:p>
          </table:table-cell>
          <table:table-cell office:value-type="float" office:value="0.10576" calcext:value-type="float">
            <text:p>0.105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361" calcext:value-type="float">
            <text:p>0.025361</text:p>
          </table:table-cell>
          <table:table-cell office:value-type="float" office:value="0.10039" calcext:value-type="float">
            <text:p>0.10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14" calcext:value-type="float">
            <text:p>0.025214</text:p>
          </table:table-cell>
          <table:table-cell office:value-type="float" office:value="0.0961" calcext:value-type="float">
            <text:p>0.0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81" calcext:value-type="float">
            <text:p>0.025181</text:p>
          </table:table-cell>
          <table:table-cell office:value-type="float" office:value="0.098334" calcext:value-type="float">
            <text:p>0.09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.088138" calcext:value-type="float">
            <text:p>0.0881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92" calcext:value-type="float">
            <text:p>0.024992</text:p>
          </table:table-cell>
          <table:table-cell office:value-type="float" office:value="0.099145" calcext:value-type="float">
            <text:p>0.099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10562" calcext:value-type="float">
            <text:p>0.105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95866" calcext:value-type="float">
            <text:p>0.095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19" calcext:value-type="float">
            <text:p>0.026019</text:p>
          </table:table-cell>
          <table:table-cell office:value-type="float" office:value="0.11588" calcext:value-type="float">
            <text:p>0.11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12825" calcext:value-type="float">
            <text:p>0.12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54" calcext:value-type="float">
            <text:p>0.026554</text:p>
          </table:table-cell>
          <table:table-cell office:value-type="float" office:value="0.089179" calcext:value-type="float">
            <text:p>0.0891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05" calcext:value-type="float">
            <text:p>0.026205</text:p>
          </table:table-cell>
          <table:table-cell office:value-type="float" office:value="0.089852" calcext:value-type="float">
            <text:p>0.089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96243" calcext:value-type="float">
            <text:p>0.0962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797" calcext:value-type="float">
            <text:p>0.10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12241" calcext:value-type="float">
            <text:p>0.122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708" calcext:value-type="float">
            <text:p>0.024708</text:p>
          </table:table-cell>
          <table:table-cell office:value-type="float" office:value="0.11572" calcext:value-type="float">
            <text:p>0.11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092" calcext:value-type="float">
            <text:p>0.025092</text:p>
          </table:table-cell>
          <table:table-cell office:value-type="float" office:value="0.092329" calcext:value-type="float">
            <text:p>0.0923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511" calcext:value-type="float">
            <text:p>0.025511</text:p>
          </table:table-cell>
          <table:table-cell office:value-type="float" office:value="0.09895" calcext:value-type="float">
            <text:p>0.09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98" calcext:value-type="float">
            <text:p>0.025998</text:p>
          </table:table-cell>
          <table:table-cell office:value-type="float" office:value="0.11391" calcext:value-type="float">
            <text:p>0.113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353" calcext:value-type="float">
            <text:p>0.026353</text:p>
          </table:table-cell>
          <table:table-cell office:value-type="float" office:value="0.098003" calcext:value-type="float">
            <text:p>0.0980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833" calcext:value-type="float">
            <text:p>0.025833</text:p>
          </table:table-cell>
          <table:table-cell office:value-type="float" office:value="0.10268" calcext:value-type="float">
            <text:p>0.102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54" calcext:value-type="float">
            <text:p>0.02575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41" calcext:value-type="float">
            <text:p>0.024341</text:p>
          </table:table-cell>
          <table:table-cell office:value-type="float" office:value="0.10592" calcext:value-type="float">
            <text:p>0.105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014" calcext:value-type="float">
            <text:p>0.024014</text:p>
          </table:table-cell>
          <table:table-cell office:value-type="float" office:value="0.099925" calcext:value-type="float">
            <text:p>0.099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0.10323" calcext:value-type="float">
            <text:p>0.103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36" calcext:value-type="float">
            <text:p>0.025936</text:p>
          </table:table-cell>
          <table:table-cell office:value-type="float" office:value="0.10981" calcext:value-type="float">
            <text:p>0.10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43" calcext:value-type="float">
            <text:p>0.024943</text:p>
          </table:table-cell>
          <table:table-cell office:value-type="float" office:value="0.10783" calcext:value-type="float">
            <text:p>0.10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95263" calcext:value-type="float">
            <text:p>0.095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92974" calcext:value-type="float">
            <text:p>0.0929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87" calcext:value-type="float">
            <text:p>0.026987</text:p>
          </table:table-cell>
          <table:table-cell office:value-type="float" office:value="0.12044" calcext:value-type="float">
            <text:p>0.12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81" calcext:value-type="float">
            <text:p>0.026881</text:p>
          </table:table-cell>
          <table:table-cell office:value-type="float" office:value="0.1141" calcext:value-type="float">
            <text:p>0.1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1223" calcext:value-type="float">
            <text:p>0.12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436" calcext:value-type="float">
            <text:p>0.027436</text:p>
          </table:table-cell>
          <table:table-cell office:value-type="float" office:value="0.11332" calcext:value-type="float">
            <text:p>0.11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02" calcext:value-type="float">
            <text:p>0.026402</text:p>
          </table:table-cell>
          <table:table-cell office:value-type="float" office:value="0.11927" calcext:value-type="float">
            <text:p>0.11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507" calcext:value-type="float">
            <text:p>0.027507</text:p>
          </table:table-cell>
          <table:table-cell office:value-type="float" office:value="0.11771" calcext:value-type="float">
            <text:p>0.11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12" calcext:value-type="float">
            <text:p>0.025112</text:p>
          </table:table-cell>
          <table:table-cell office:value-type="float" office:value="0.15418" calcext:value-type="float">
            <text:p>0.15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13657" calcext:value-type="float">
            <text:p>0.136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0.096483" calcext:value-type="float">
            <text:p>0.0964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112" calcext:value-type="float">
            <text:p>0.026112</text:p>
          </table:table-cell>
          <table:table-cell office:value-type="float" office:value="0.12934" calcext:value-type="float">
            <text:p>0.129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924" calcext:value-type="float">
            <text:p>0.023924</text:p>
          </table:table-cell>
          <table:table-cell office:value-type="float" office:value="0.12038" calcext:value-type="float">
            <text:p>0.12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259" calcext:value-type="float">
            <text:p>0.024259</text:p>
          </table:table-cell>
          <table:table-cell office:value-type="float" office:value="0.12998" calcext:value-type="float">
            <text:p>0.12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52" calcext:value-type="float">
            <text:p>0.026452</text:p>
          </table:table-cell>
          <table:table-cell office:value-type="float" office:value="0.12113" calcext:value-type="float">
            <text:p>0.12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0.097405" calcext:value-type="float">
            <text:p>0.097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989" calcext:value-type="float">
            <text:p>0.025989</text:p>
          </table:table-cell>
          <table:table-cell office:value-type="float" office:value="0.11638" calcext:value-type="float">
            <text:p>0.11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616" calcext:value-type="float">
            <text:p>0.025616</text:p>
          </table:table-cell>
          <table:table-cell office:value-type="float" office:value="0.10712" calcext:value-type="float">
            <text:p>0.10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793" calcext:value-type="float">
            <text:p>0.023793</text:p>
          </table:table-cell>
          <table:table-cell office:value-type="float" office:value="0.12914" calcext:value-type="float">
            <text:p>0.12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73" calcext:value-type="float">
            <text:p>0.02473</text:p>
          </table:table-cell>
          <table:table-cell office:value-type="float" office:value="0.10541" calcext:value-type="float">
            <text:p>0.10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768" calcext:value-type="float">
            <text:p>0.025768</text:p>
          </table:table-cell>
          <table:table-cell office:value-type="float" office:value="0.11959" calcext:value-type="float">
            <text:p>0.11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06" calcext:value-type="float">
            <text:p>0.025306</text:p>
          </table:table-cell>
          <table:table-cell office:value-type="float" office:value="0.10349" calcext:value-type="float">
            <text:p>0.10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0.12049" calcext:value-type="float">
            <text:p>0.12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12721" calcext:value-type="float">
            <text:p>0.12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264" calcext:value-type="float">
            <text:p>0.026264</text:p>
          </table:table-cell>
          <table:table-cell office:value-type="float" office:value="0.11845" calcext:value-type="float">
            <text:p>0.11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0.12213" calcext:value-type="float">
            <text:p>0.122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51" calcext:value-type="float">
            <text:p>0.024951</text:p>
          </table:table-cell>
          <table:table-cell office:value-type="float" office:value="0.12378" calcext:value-type="float">
            <text:p>0.12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692" calcext:value-type="float">
            <text:p>0.025692</text:p>
          </table:table-cell>
          <table:table-cell office:value-type="float" office:value="0.087565" calcext:value-type="float">
            <text:p>0.087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25" calcext:value-type="float">
            <text:p>0.025125</text:p>
          </table:table-cell>
          <table:table-cell office:value-type="float" office:value="0.1269" calcext:value-type="float">
            <text:p>0.1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1" calcext:value-type="float">
            <text:p>0.026961</text:p>
          </table:table-cell>
          <table:table-cell office:value-type="float" office:value="0.099669" calcext:value-type="float">
            <text:p>0.099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042" calcext:value-type="float">
            <text:p>0.024042</text:p>
          </table:table-cell>
          <table:table-cell office:value-type="float" office:value="0.12546" calcext:value-type="float">
            <text:p>0.12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49" calcext:value-type="float">
            <text:p>0.027149</text:p>
          </table:table-cell>
          <table:table-cell office:value-type="float" office:value="0.10817" calcext:value-type="float">
            <text:p>0.108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234" calcext:value-type="float">
            <text:p>0.024234</text:p>
          </table:table-cell>
          <table:table-cell office:value-type="float" office:value="0.13845" calcext:value-type="float">
            <text:p>0.13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11732" calcext:value-type="float">
            <text:p>0.11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095" calcext:value-type="float">
            <text:p>0.024095</text:p>
          </table:table-cell>
          <table:table-cell office:value-type="float" office:value="0.12952" calcext:value-type="float">
            <text:p>0.12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0.11286" calcext:value-type="float">
            <text:p>0.11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12745" calcext:value-type="float">
            <text:p>0.12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4" calcext:value-type="float">
            <text:p>0.026964</text:p>
          </table:table-cell>
          <table:table-cell office:value-type="float" office:value="0.11044" calcext:value-type="float">
            <text:p>0.11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598" calcext:value-type="float">
            <text:p>0.024598</text:p>
          </table:table-cell>
          <table:table-cell office:value-type="float" office:value="0.11101" calcext:value-type="float">
            <text:p>0.11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12453" calcext:value-type="float">
            <text:p>0.12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298" calcext:value-type="float">
            <text:p>0.025298</text:p>
          </table:table-cell>
          <table:table-cell office:value-type="float" office:value="0.13517" calcext:value-type="float">
            <text:p>0.13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47" calcext:value-type="float">
            <text:p>0.027347</text:p>
          </table:table-cell>
          <table:table-cell office:value-type="float" office:value="0.11827" calcext:value-type="float">
            <text:p>0.11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676" calcext:value-type="float">
            <text:p>0.027676</text:p>
          </table:table-cell>
          <table:table-cell office:value-type="float" office:value="0.1021" calcext:value-type="float">
            <text:p>0.1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28" calcext:value-type="float">
            <text:p>0.026328</text:p>
          </table:table-cell>
          <table:table-cell office:value-type="float" office:value="0.13073" calcext:value-type="float">
            <text:p>0.13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0.13532" calcext:value-type="float">
            <text:p>0.13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12631" calcext:value-type="float">
            <text:p>0.126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77" calcext:value-type="float">
            <text:p>0.024977</text:p>
          </table:table-cell>
          <table:table-cell office:value-type="float" office:value="0.10882" calcext:value-type="float">
            <text:p>0.108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486" calcext:value-type="float">
            <text:p>0.024486</text:p>
          </table:table-cell>
          <table:table-cell office:value-type="float" office:value="0.11165" calcext:value-type="float">
            <text:p>0.11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581" calcext:value-type="float">
            <text:p>0.026581</text:p>
          </table:table-cell>
          <table:table-cell office:value-type="float" office:value="0.11394" calcext:value-type="float">
            <text:p>0.11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0.13494" calcext:value-type="float">
            <text:p>0.13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617" calcext:value-type="float">
            <text:p>0.026617</text:p>
          </table:table-cell>
          <table:table-cell office:value-type="float" office:value="0.14233" calcext:value-type="float">
            <text:p>0.142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623" calcext:value-type="float">
            <text:p>0.024623</text:p>
          </table:table-cell>
          <table:table-cell office:value-type="float" office:value="0.11462" calcext:value-type="float">
            <text:p>0.114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331" calcext:value-type="float">
            <text:p>0.025331</text:p>
          </table:table-cell>
          <table:table-cell office:value-type="float" office:value="0.13451" calcext:value-type="float">
            <text:p>0.13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133" calcext:value-type="float">
            <text:p>0.027133</text:p>
          </table:table-cell>
          <table:table-cell office:value-type="float" office:value="0.14654" calcext:value-type="float">
            <text:p>0.14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72" calcext:value-type="float">
            <text:p>0.025872</text:p>
          </table:table-cell>
          <table:table-cell office:value-type="float" office:value="0.1249" calcext:value-type="float">
            <text:p>0.1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13634" calcext:value-type="float">
            <text:p>0.13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42" calcext:value-type="float">
            <text:p>0.026742</text:p>
          </table:table-cell>
          <table:table-cell office:value-type="float" office:value="0.12027" calcext:value-type="float">
            <text:p>0.12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12967" calcext:value-type="float">
            <text:p>0.12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844" calcext:value-type="float">
            <text:p>0.023844</text:p>
          </table:table-cell>
          <table:table-cell office:value-type="float" office:value="0.13299" calcext:value-type="float">
            <text:p>0.13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0.15419" calcext:value-type="float">
            <text:p>0.15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10389" calcext:value-type="float">
            <text:p>0.10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13045" calcext:value-type="float">
            <text:p>0.13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621" calcext:value-type="float">
            <text:p>0.025621</text:p>
          </table:table-cell>
          <table:table-cell office:value-type="float" office:value="0.13244" calcext:value-type="float">
            <text:p>0.13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14274" calcext:value-type="float">
            <text:p>0.14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12746" calcext:value-type="float">
            <text:p>0.127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054" calcext:value-type="float">
            <text:p>0.027054</text:p>
          </table:table-cell>
          <table:table-cell office:value-type="float" office:value="0.13985" calcext:value-type="float">
            <text:p>0.139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12344" calcext:value-type="float">
            <text:p>0.12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81" calcext:value-type="float">
            <text:p>0.02618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93" calcext:value-type="float">
            <text:p>0.026493</text:p>
          </table:table-cell>
          <table:table-cell office:value-type="float" office:value="0.15037" calcext:value-type="float">
            <text:p>0.150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122" calcext:value-type="float">
            <text:p>0.024122</text:p>
          </table:table-cell>
          <table:table-cell office:value-type="float" office:value="0.1159" calcext:value-type="float">
            <text:p>0.11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769" calcext:value-type="float">
            <text:p>0.024769</text:p>
          </table:table-cell>
          <table:table-cell office:value-type="float" office:value="0.10387" calcext:value-type="float">
            <text:p>0.103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97" calcext:value-type="float">
            <text:p>0.026797</text:p>
          </table:table-cell>
          <table:table-cell office:value-type="float" office:value="0.13271" calcext:value-type="float">
            <text:p>0.13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13767" calcext:value-type="float">
            <text:p>0.137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27" calcext:value-type="float">
            <text:p>0.027227</text:p>
          </table:table-cell>
          <table:table-cell office:value-type="float" office:value="0.13968" calcext:value-type="float">
            <text:p>0.13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69" calcext:value-type="float">
            <text:p>0.026469</text:p>
          </table:table-cell>
          <table:table-cell office:value-type="float" office:value="0.11478" calcext:value-type="float">
            <text:p>0.114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376" calcext:value-type="float">
            <text:p>0.025376</text:p>
          </table:table-cell>
          <table:table-cell office:value-type="float" office:value="0.11388" calcext:value-type="float">
            <text:p>0.113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181" calcext:value-type="float">
            <text:p>0.028181</text:p>
          </table:table-cell>
          <table:table-cell office:value-type="float" office:value="0.14647" calcext:value-type="float">
            <text:p>0.146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953" calcext:value-type="float">
            <text:p>0.026953</text:p>
          </table:table-cell>
          <table:table-cell office:value-type="float" office:value="0.12639" calcext:value-type="float">
            <text:p>0.126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13011" calcext:value-type="float">
            <text:p>0.13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974" calcext:value-type="float">
            <text:p>0.023974</text:p>
          </table:table-cell>
          <table:table-cell office:value-type="float" office:value="0.12733" calcext:value-type="float">
            <text:p>0.127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512" calcext:value-type="float">
            <text:p>0.026512</text:p>
          </table:table-cell>
          <table:table-cell office:value-type="float" office:value="0.11313" calcext:value-type="float">
            <text:p>0.113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238" calcext:value-type="float">
            <text:p>0.025238</text:p>
          </table:table-cell>
          <table:table-cell office:value-type="float" office:value="0.12958" calcext:value-type="float">
            <text:p>0.129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452" calcext:value-type="float">
            <text:p>0.025452</text:p>
          </table:table-cell>
          <table:table-cell office:value-type="float" office:value="0.16741" calcext:value-type="float">
            <text:p>0.167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17" calcext:value-type="float">
            <text:p>0.027217</text:p>
          </table:table-cell>
          <table:table-cell office:value-type="float" office:value="0.13508" calcext:value-type="float">
            <text:p>0.135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543" calcext:value-type="float">
            <text:p>0.026543</text:p>
          </table:table-cell>
          <table:table-cell office:value-type="float" office:value="0.12326" calcext:value-type="float">
            <text:p>0.123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005" calcext:value-type="float">
            <text:p>0.026005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54" calcext:value-type="float">
            <text:p>0.025854</text:p>
          </table:table-cell>
          <table:table-cell office:value-type="float" office:value="0.16257" calcext:value-type="float">
            <text:p>0.16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.13876" calcext:value-type="float">
            <text:p>0.138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15784" calcext:value-type="float">
            <text:p>0.157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791" calcext:value-type="float">
            <text:p>0.024791</text:p>
          </table:table-cell>
          <table:table-cell office:value-type="float" office:value="0.13944" calcext:value-type="float">
            <text:p>0.13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74" calcext:value-type="float">
            <text:p>0.026174</text:p>
          </table:table-cell>
          <table:table-cell office:value-type="float" office:value="0.13771" calcext:value-type="float">
            <text:p>0.137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14046" calcext:value-type="float">
            <text:p>0.14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768" calcext:value-type="float">
            <text:p>0.025768</text:p>
          </table:table-cell>
          <table:table-cell office:value-type="float" office:value="0.15895" calcext:value-type="float">
            <text:p>0.15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51" calcext:value-type="float">
            <text:p>0.027951</text:p>
          </table:table-cell>
          <table:table-cell office:value-type="float" office:value="0.1457" calcext:value-type="float">
            <text:p>0.14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236" calcext:value-type="float">
            <text:p>0.025236</text:p>
          </table:table-cell>
          <table:table-cell office:value-type="float" office:value="0.14841" calcext:value-type="float">
            <text:p>0.148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066" calcext:value-type="float">
            <text:p>0.026066</text:p>
          </table:table-cell>
          <table:table-cell office:value-type="float" office:value="0.14794" calcext:value-type="float">
            <text:p>0.14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13731" calcext:value-type="float">
            <text:p>0.137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22" calcext:value-type="float">
            <text:p>0.026722</text:p>
          </table:table-cell>
          <table:table-cell office:value-type="float" office:value="0.14036" calcext:value-type="float">
            <text:p>0.14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896" calcext:value-type="float">
            <text:p>0.024896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0.15848" calcext:value-type="float">
            <text:p>0.158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14898" calcext:value-type="float">
            <text:p>0.14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711" calcext:value-type="float">
            <text:p>0.026711</text:p>
          </table:table-cell>
          <table:table-cell office:value-type="float" office:value="0.13482" calcext:value-type="float">
            <text:p>0.13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374" calcext:value-type="float">
            <text:p>0.026374</text:p>
          </table:table-cell>
          <table:table-cell office:value-type="float" office:value="0.13567" calcext:value-type="float">
            <text:p>0.135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16078" calcext:value-type="float">
            <text:p>0.160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84" calcext:value-type="float">
            <text:p>0.026584</text:p>
          </table:table-cell>
          <table:table-cell office:value-type="float" office:value="0.16673" calcext:value-type="float">
            <text:p>0.166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414" calcext:value-type="float">
            <text:p>0.025414</text:p>
          </table:table-cell>
          <table:table-cell office:value-type="float" office:value="0.13544" calcext:value-type="float">
            <text:p>0.135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15358" calcext:value-type="float">
            <text:p>0.153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722" calcext:value-type="float">
            <text:p>0.027722</text:p>
          </table:table-cell>
          <table:table-cell office:value-type="float" office:value="0.14046" calcext:value-type="float">
            <text:p>0.140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528" calcext:value-type="float">
            <text:p>0.024528</text:p>
          </table:table-cell>
          <table:table-cell office:value-type="float" office:value="0.13939" calcext:value-type="float">
            <text:p>0.13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13593" calcext:value-type="float">
            <text:p>0.135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691" calcext:value-type="float">
            <text:p>0.026691</text:p>
          </table:table-cell>
          <table:table-cell office:value-type="float" office:value="0.12721" calcext:value-type="float">
            <text:p>0.12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17922" calcext:value-type="float">
            <text:p>0.179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589" calcext:value-type="float">
            <text:p>0.025589</text:p>
          </table:table-cell>
          <table:table-cell office:value-type="float" office:value="0.15076" calcext:value-type="float">
            <text:p>0.15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007" calcext:value-type="float">
            <text:p>0.027007</text:p>
          </table:table-cell>
          <table:table-cell office:value-type="float" office:value="0.13892" calcext:value-type="float">
            <text:p>0.138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64" calcext:value-type="float">
            <text:p>0.025764</text:p>
          </table:table-cell>
          <table:table-cell office:value-type="float" office:value="0.14119" calcext:value-type="float">
            <text:p>0.141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189" calcext:value-type="float">
            <text:p>0.028189</text:p>
          </table:table-cell>
          <table:table-cell office:value-type="float" office:value="0.15756" calcext:value-type="float">
            <text:p>0.157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391" calcext:value-type="float">
            <text:p>0.027391</text:p>
          </table:table-cell>
          <table:table-cell office:value-type="float" office:value="0.17584" calcext:value-type="float">
            <text:p>0.175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14991" calcext:value-type="float">
            <text:p>0.149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12889" calcext:value-type="float">
            <text:p>0.128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98" calcext:value-type="float">
            <text:p>0.028598</text:p>
          </table:table-cell>
          <table:table-cell office:value-type="float" office:value="0.15916" calcext:value-type="float">
            <text:p>0.159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84" calcext:value-type="float">
            <text:p>0.026484</text:p>
          </table:table-cell>
          <table:table-cell office:value-type="float" office:value="0.15052" calcext:value-type="float">
            <text:p>0.150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14942" calcext:value-type="float">
            <text:p>0.14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13804" calcext:value-type="float">
            <text:p>0.13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24" calcext:value-type="float">
            <text:p>0.026224</text:p>
          </table:table-cell>
          <table:table-cell office:value-type="float" office:value="0.17817" calcext:value-type="float">
            <text:p>0.17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114" calcext:value-type="float">
            <text:p>0.024114</text:p>
          </table:table-cell>
          <table:table-cell office:value-type="float" office:value="0.16461" calcext:value-type="float">
            <text:p>0.16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46" calcext:value-type="float">
            <text:p>0.025746</text:p>
          </table:table-cell>
          <table:table-cell office:value-type="float" office:value="0.12186" calcext:value-type="float">
            <text:p>0.121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17528" calcext:value-type="float">
            <text:p>0.175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15858" calcext:value-type="float">
            <text:p>0.158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25" calcext:value-type="float">
            <text:p>0.026525</text:p>
          </table:table-cell>
          <table:table-cell office:value-type="float" office:value="0.16257" calcext:value-type="float">
            <text:p>0.16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58" calcext:value-type="float">
            <text:p>0.025758</text:p>
          </table:table-cell>
          <table:table-cell office:value-type="float" office:value="0.13392" calcext:value-type="float">
            <text:p>0.13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677" calcext:value-type="float">
            <text:p>0.025677</text:p>
          </table:table-cell>
          <table:table-cell office:value-type="float" office:value="0.17754" calcext:value-type="float">
            <text:p>0.17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47" calcext:value-type="float">
            <text:p>0.026447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0.13995" calcext:value-type="float">
            <text:p>0.139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14965" calcext:value-type="float">
            <text:p>0.149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87" calcext:value-type="float">
            <text:p>0.025787</text:p>
          </table:table-cell>
          <table:table-cell office:value-type="float" office:value="0.15212" calcext:value-type="float">
            <text:p>0.15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91" calcext:value-type="float">
            <text:p>0.026491</text:p>
          </table:table-cell>
          <table:table-cell office:value-type="float" office:value="0.13449" calcext:value-type="float">
            <text:p>0.13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16829" calcext:value-type="float">
            <text:p>0.168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923" calcext:value-type="float">
            <text:p>0.025923</text:p>
          </table:table-cell>
          <table:table-cell office:value-type="float" office:value="0.14902" calcext:value-type="float">
            <text:p>0.14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035" calcext:value-type="float">
            <text:p>0.026035</text:p>
          </table:table-cell>
          <table:table-cell office:value-type="float" office:value="0.16179" calcext:value-type="float">
            <text:p>0.161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19371" calcext:value-type="float">
            <text:p>0.193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034" calcext:value-type="float">
            <text:p>0.026034</text:p>
          </table:table-cell>
          <table:table-cell office:value-type="float" office:value="0.14412" calcext:value-type="float">
            <text:p>0.144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105" calcext:value-type="float">
            <text:p>0.027105</text:p>
          </table:table-cell>
          <table:table-cell office:value-type="float" office:value="0.11913" calcext:value-type="float">
            <text:p>0.11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.16705" calcext:value-type="float">
            <text:p>0.167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15953" calcext:value-type="float">
            <text:p>0.15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16045" calcext:value-type="float">
            <text:p>0.16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13789" calcext:value-type="float">
            <text:p>0.13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1386" calcext:value-type="float">
            <text:p>0.1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909" calcext:value-type="float">
            <text:p>0.025909</text:p>
          </table:table-cell>
          <table:table-cell office:value-type="float" office:value="0.17603" calcext:value-type="float">
            <text:p>0.176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44" calcext:value-type="float">
            <text:p>0.026744</text:p>
          </table:table-cell>
          <table:table-cell office:value-type="float" office:value="0.15391" calcext:value-type="float">
            <text:p>0.153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194" calcext:value-type="float">
            <text:p>0.025194</text:p>
          </table:table-cell>
          <table:table-cell office:value-type="float" office:value="0.17379" calcext:value-type="float">
            <text:p>0.173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81" calcext:value-type="float">
            <text:p>0.025781</text:p>
          </table:table-cell>
          <table:table-cell office:value-type="float" office:value="0.17651" calcext:value-type="float">
            <text:p>0.176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67" calcext:value-type="float">
            <text:p>0.025667</text:p>
          </table:table-cell>
          <table:table-cell office:value-type="float" office:value="0.14583" calcext:value-type="float">
            <text:p>0.14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045" calcext:value-type="float">
            <text:p>0.028045</text:p>
          </table:table-cell>
          <table:table-cell office:value-type="float" office:value="0.15661" calcext:value-type="float">
            <text:p>0.15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1706" calcext:value-type="float">
            <text:p>0.17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506" calcext:value-type="float">
            <text:p>0.026506</text:p>
          </table:table-cell>
          <table:table-cell office:value-type="float" office:value="0.15992" calcext:value-type="float">
            <text:p>0.15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464" calcext:value-type="float">
            <text:p>0.14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16485" calcext:value-type="float">
            <text:p>0.16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961" calcext:value-type="float">
            <text:p>0.024961</text:p>
          </table:table-cell>
          <table:table-cell office:value-type="float" office:value="0.17233" calcext:value-type="float">
            <text:p>0.17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812" calcext:value-type="float">
            <text:p>0.025812</text:p>
          </table:table-cell>
          <table:table-cell office:value-type="float" office:value="0.1727" calcext:value-type="float">
            <text:p>0.17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15848" calcext:value-type="float">
            <text:p>0.158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04" calcext:value-type="float">
            <text:p>0.027504</text:p>
          </table:table-cell>
          <table:table-cell office:value-type="float" office:value="0.16645" calcext:value-type="float">
            <text:p>0.166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27" calcext:value-type="float">
            <text:p>0.025727</text:p>
          </table:table-cell>
          <table:table-cell office:value-type="float" office:value="0.15976" calcext:value-type="float">
            <text:p>0.15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313" calcext:value-type="float">
            <text:p>0.024313</text:p>
          </table:table-cell>
          <table:table-cell office:value-type="float" office:value="0.15699" calcext:value-type="float">
            <text:p>0.156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16771" calcext:value-type="float">
            <text:p>0.167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15449" calcext:value-type="float">
            <text:p>0.15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0.15019" calcext:value-type="float">
            <text:p>0.150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368" calcext:value-type="float">
            <text:p>0.026368</text:p>
          </table:table-cell>
          <table:table-cell office:value-type="float" office:value="0.16924" calcext:value-type="float">
            <text:p>0.169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65" calcext:value-type="float">
            <text:p>0.026765</text:p>
          </table:table-cell>
          <table:table-cell office:value-type="float" office:value="0.14591" calcext:value-type="float">
            <text:p>0.14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18411" calcext:value-type="float">
            <text:p>0.184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14489" calcext:value-type="float">
            <text:p>0.144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0.13673" calcext:value-type="float">
            <text:p>0.13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66" calcext:value-type="float">
            <text:p>0.025766</text:p>
          </table:table-cell>
          <table:table-cell office:value-type="float" office:value="0.13891" calcext:value-type="float">
            <text:p>0.13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981" calcext:value-type="float">
            <text:p>0.024981</text:p>
          </table:table-cell>
          <table:table-cell office:value-type="float" office:value="0.21529" calcext:value-type="float">
            <text:p>0.215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06" calcext:value-type="float">
            <text:p>0.026006</text:p>
          </table:table-cell>
          <table:table-cell office:value-type="float" office:value="0.16782" calcext:value-type="float">
            <text:p>0.167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0.13224" calcext:value-type="float">
            <text:p>0.13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1795" calcext:value-type="float">
            <text:p>0.17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0.14979" calcext:value-type="float">
            <text:p>0.149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0.14883" calcext:value-type="float">
            <text:p>0.148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687" calcext:value-type="float">
            <text:p>0.026687</text:p>
          </table:table-cell>
          <table:table-cell office:value-type="float" office:value="0.15441" calcext:value-type="float">
            <text:p>0.15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113" calcext:value-type="float">
            <text:p>0.025113</text:p>
          </table:table-cell>
          <table:table-cell office:value-type="float" office:value="0.15681" calcext:value-type="float">
            <text:p>0.156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14462" calcext:value-type="float">
            <text:p>0.14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15256" calcext:value-type="float">
            <text:p>0.15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14543" calcext:value-type="float">
            <text:p>0.145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867" calcext:value-type="float">
            <text:p>0.026867</text:p>
          </table:table-cell>
          <table:table-cell office:value-type="float" office:value="0.13832" calcext:value-type="float">
            <text:p>0.138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67" calcext:value-type="float">
            <text:p>0.024867</text:p>
          </table:table-cell>
          <table:table-cell office:value-type="float" office:value="0.21618" calcext:value-type="float">
            <text:p>0.216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18691" calcext:value-type="float">
            <text:p>0.186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61" calcext:value-type="float">
            <text:p>0.026061</text:p>
          </table:table-cell>
          <table:table-cell office:value-type="float" office:value="0.15491" calcext:value-type="float">
            <text:p>0.15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86" calcext:value-type="float">
            <text:p>0.026486</text:p>
          </table:table-cell>
          <table:table-cell office:value-type="float" office:value="0.13121" calcext:value-type="float">
            <text:p>0.131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9113" calcext:value-type="float">
            <text:p>0.19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555" calcext:value-type="float">
            <text:p>0.024555</text:p>
          </table:table-cell>
          <table:table-cell office:value-type="float" office:value="0.18722" calcext:value-type="float">
            <text:p>0.187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2747" calcext:value-type="float">
            <text:p>0.022747</text:p>
          </table:table-cell>
          <table:table-cell office:value-type="float" office:value="0.14835" calcext:value-type="float">
            <text:p>0.148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498" calcext:value-type="float">
            <text:p>0.027498</text:p>
          </table:table-cell>
          <table:table-cell office:value-type="float" office:value="0.14657" calcext:value-type="float">
            <text:p>0.14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15839" calcext:value-type="float">
            <text:p>0.15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88" calcext:value-type="float">
            <text:p>0.026488</text:p>
          </table:table-cell>
          <table:table-cell office:value-type="float" office:value="0.14562" calcext:value-type="float">
            <text:p>0.145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0.15649" calcext:value-type="float">
            <text:p>0.156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13423" calcext:value-type="float">
            <text:p>0.134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192" calcext:value-type="float">
            <text:p>0.027192</text:p>
          </table:table-cell>
          <table:table-cell office:value-type="float" office:value="0.16562" calcext:value-type="float">
            <text:p>0.165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.14868" calcext:value-type="float">
            <text:p>0.14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973" calcext:value-type="float">
            <text:p>0.027973</text:p>
          </table:table-cell>
          <table:table-cell office:value-type="float" office:value="0.18359" calcext:value-type="float">
            <text:p>0.18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15283" calcext:value-type="float">
            <text:p>0.152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586" calcext:value-type="float">
            <text:p>0.024586</text:p>
          </table:table-cell>
          <table:table-cell office:value-type="float" office:value="0.19235" calcext:value-type="float">
            <text:p>0.19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16567" calcext:value-type="float">
            <text:p>0.165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63" calcext:value-type="float">
            <text:p>0.026463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6" calcext:value-type="float">
            <text:p>0.025756</text:p>
          </table:table-cell>
          <table:table-cell office:value-type="float" office:value="0.17168" calcext:value-type="float">
            <text:p>0.171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221" calcext:value-type="float">
            <text:p>0.029221</text:p>
          </table:table-cell>
          <table:table-cell office:value-type="float" office:value="0.17904" calcext:value-type="float">
            <text:p>0.179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25" calcext:value-type="float">
            <text:p>0.027225</text:p>
          </table:table-cell>
          <table:table-cell office:value-type="float" office:value="0.17389" calcext:value-type="float">
            <text:p>0.17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85" calcext:value-type="float">
            <text:p>0.026485</text:p>
          </table:table-cell>
          <table:table-cell office:value-type="float" office:value="0.16981" calcext:value-type="float">
            <text:p>0.16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797" calcext:value-type="float">
            <text:p>0.026797</text:p>
          </table:table-cell>
          <table:table-cell office:value-type="float" office:value="0.16676" calcext:value-type="float">
            <text:p>0.166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17023" calcext:value-type="float">
            <text:p>0.170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997" calcext:value-type="float">
            <text:p>0.025997</text:p>
          </table:table-cell>
          <table:table-cell office:value-type="float" office:value="0.14176" calcext:value-type="float">
            <text:p>0.141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19" calcext:value-type="float">
            <text:p>0.027419</text:p>
          </table:table-cell>
          <table:table-cell office:value-type="float" office:value="0.16639" calcext:value-type="float">
            <text:p>0.16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18372" calcext:value-type="float">
            <text:p>0.183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614" calcext:value-type="float">
            <text:p>0.026614</text:p>
          </table:table-cell>
          <table:table-cell office:value-type="float" office:value="0.21557" calcext:value-type="float">
            <text:p>0.215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198" calcext:value-type="float">
            <text:p>0.028198</text:p>
          </table:table-cell>
          <table:table-cell office:value-type="float" office:value="0.18748" calcext:value-type="float">
            <text:p>0.18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71" calcext:value-type="float">
            <text:p>0.027671</text:p>
          </table:table-cell>
          <table:table-cell office:value-type="float" office:value="0.18053" calcext:value-type="float">
            <text:p>0.180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46" calcext:value-type="float">
            <text:p>0.027646</text:p>
          </table:table-cell>
          <table:table-cell office:value-type="float" office:value="0.17356" calcext:value-type="float">
            <text:p>0.17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183" calcext:value-type="float">
            <text:p>0.026183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733" calcext:value-type="float">
            <text:p>0.028733</text:p>
          </table:table-cell>
          <table:table-cell office:value-type="float" office:value="0.16953" calcext:value-type="float">
            <text:p>0.16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837" calcext:value-type="float">
            <text:p>0.024837</text:p>
          </table:table-cell>
          <table:table-cell office:value-type="float" office:value="0.19464" calcext:value-type="float">
            <text:p>0.194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909" calcext:value-type="float">
            <text:p>0.026909</text:p>
          </table:table-cell>
          <table:table-cell office:value-type="float" office:value="0.17971" calcext:value-type="float">
            <text:p>0.179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0.17329" calcext:value-type="float">
            <text:p>0.173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661" calcext:value-type="float">
            <text:p>0.025661</text:p>
          </table:table-cell>
          <table:table-cell office:value-type="float" office:value="0.18925" calcext:value-type="float">
            <text:p>0.189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17412" calcext:value-type="float">
            <text:p>0.174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15473" calcext:value-type="float">
            <text:p>0.154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18338" calcext:value-type="float">
            <text:p>0.183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61" calcext:value-type="float">
            <text:p>0.027261</text:p>
          </table:table-cell>
          <table:table-cell office:value-type="float" office:value="0.16244" calcext:value-type="float">
            <text:p>0.16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007" calcext:value-type="float">
            <text:p>0.027007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174" calcext:value-type="float">
            <text:p>0.025174</text:p>
          </table:table-cell>
          <table:table-cell office:value-type="float" office:value="0.16847" calcext:value-type="float">
            <text:p>0.168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16713" calcext:value-type="float">
            <text:p>0.167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14162" calcext:value-type="float">
            <text:p>0.141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14898" calcext:value-type="float">
            <text:p>0.148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948" calcext:value-type="float">
            <text:p>0.02594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0.16461" calcext:value-type="float">
            <text:p>0.164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15836" calcext:value-type="float">
            <text:p>0.158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025" calcext:value-type="float">
            <text:p>0.027025</text:p>
          </table:table-cell>
          <table:table-cell office:value-type="float" office:value="0.16477" calcext:value-type="float">
            <text:p>0.16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222" calcext:value-type="float">
            <text:p>0.026222</text:p>
          </table:table-cell>
          <table:table-cell office:value-type="float" office:value="0.17741" calcext:value-type="float">
            <text:p>0.17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231" calcext:value-type="float">
            <text:p>0.029231</text:p>
          </table:table-cell>
          <table:table-cell office:value-type="float" office:value="0.16374" calcext:value-type="float">
            <text:p>0.16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529" calcext:value-type="float">
            <text:p>0.025529</text:p>
          </table:table-cell>
          <table:table-cell office:value-type="float" office:value="0.18169" calcext:value-type="float">
            <text:p>0.18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0.16965" calcext:value-type="float">
            <text:p>0.169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14968" calcext:value-type="float">
            <text:p>0.14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0.20234" calcext:value-type="float">
            <text:p>0.202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506" calcext:value-type="float">
            <text:p>0.024506</text:p>
          </table:table-cell>
          <table:table-cell office:value-type="float" office:value="0.19186" calcext:value-type="float">
            <text:p>0.191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19234" calcext:value-type="float">
            <text:p>0.192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707" calcext:value-type="float">
            <text:p>0.026707</text:p>
          </table:table-cell>
          <table:table-cell office:value-type="float" office:value="0.16727" calcext:value-type="float">
            <text:p>0.167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16822" calcext:value-type="float">
            <text:p>0.16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4" calcext:value-type="float">
            <text:p>0.027164</text:p>
          </table:table-cell>
          <table:table-cell office:value-type="float" office:value="0.15548" calcext:value-type="float">
            <text:p>0.15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198" calcext:value-type="float">
            <text:p>0.024198</text:p>
          </table:table-cell>
          <table:table-cell office:value-type="float" office:value="0.19023" calcext:value-type="float">
            <text:p>0.190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59" calcext:value-type="float">
            <text:p>0.026659</text:p>
          </table:table-cell>
          <table:table-cell office:value-type="float" office:value="0.1877" calcext:value-type="float">
            <text:p>0.1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799" calcext:value-type="float">
            <text:p>0.025799</text:p>
          </table:table-cell>
          <table:table-cell office:value-type="float" office:value="0.18958" calcext:value-type="float">
            <text:p>0.18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69" calcext:value-type="float">
            <text:p>0.026269</text:p>
          </table:table-cell>
          <table:table-cell office:value-type="float" office:value="0.18933" calcext:value-type="float">
            <text:p>0.18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17754" calcext:value-type="float">
            <text:p>0.17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379" calcext:value-type="float">
            <text:p>0.026379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767" calcext:value-type="float">
            <text:p>0.027767</text:p>
          </table:table-cell>
          <table:table-cell office:value-type="float" office:value="0.18034" calcext:value-type="float">
            <text:p>0.18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552" calcext:value-type="float">
            <text:p>0.026552</text:p>
          </table:table-cell>
          <table:table-cell office:value-type="float" office:value="0.18702" calcext:value-type="float">
            <text:p>0.187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15829" calcext:value-type="float">
            <text:p>0.15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258" calcext:value-type="float">
            <text:p>0.028258</text:p>
          </table:table-cell>
          <table:table-cell office:value-type="float" office:value="0.16617" calcext:value-type="float">
            <text:p>0.16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69" calcext:value-type="float">
            <text:p>0.025169</text:p>
          </table:table-cell>
          <table:table-cell office:value-type="float" office:value="0.17222" calcext:value-type="float">
            <text:p>0.17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0.19833" calcext:value-type="float">
            <text:p>0.198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37" calcext:value-type="float">
            <text:p>0.027137</text:p>
          </table:table-cell>
          <table:table-cell office:value-type="float" office:value="0.1767" calcext:value-type="float">
            <text:p>0.17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22264" calcext:value-type="float">
            <text:p>0.22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06" calcext:value-type="float">
            <text:p>0.026206</text:p>
          </table:table-cell>
          <table:table-cell office:value-type="float" office:value="0.16719" calcext:value-type="float">
            <text:p>0.16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18935" calcext:value-type="float">
            <text:p>0.189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564" calcext:value-type="float">
            <text:p>0.027564</text:p>
          </table:table-cell>
          <table:table-cell office:value-type="float" office:value="0.18448" calcext:value-type="float">
            <text:p>0.18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16883" calcext:value-type="float">
            <text:p>0.16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834" calcext:value-type="float">
            <text:p>0.026834</text:p>
          </table:table-cell>
          <table:table-cell office:value-type="float" office:value="0.18574" calcext:value-type="float">
            <text:p>0.18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0.19158" calcext:value-type="float">
            <text:p>0.19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343" calcext:value-type="float">
            <text:p>0.025343</text:p>
          </table:table-cell>
          <table:table-cell office:value-type="float" office:value="0.18867" calcext:value-type="float">
            <text:p>0.18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17438" calcext:value-type="float">
            <text:p>0.174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731" calcext:value-type="float">
            <text:p>0.026731</text:p>
          </table:table-cell>
          <table:table-cell office:value-type="float" office:value="0.20125" calcext:value-type="float">
            <text:p>0.20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479" calcext:value-type="float">
            <text:p>0.027479</text:p>
          </table:table-cell>
          <table:table-cell office:value-type="float" office:value="0.18076" calcext:value-type="float">
            <text:p>0.180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934" calcext:value-type="float">
            <text:p>0.028934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18" calcext:value-type="float">
            <text:p>0.025618</text:p>
          </table:table-cell>
          <table:table-cell office:value-type="float" office:value="0.18406" calcext:value-type="float">
            <text:p>0.18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147" calcext:value-type="float">
            <text:p>0.030147</text:p>
          </table:table-cell>
          <table:table-cell office:value-type="float" office:value="0.16141" calcext:value-type="float">
            <text:p>0.16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782" calcext:value-type="float">
            <text:p>0.025782</text:p>
          </table:table-cell>
          <table:table-cell office:value-type="float" office:value="0.17783" calcext:value-type="float">
            <text:p>0.177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88" calcext:value-type="float">
            <text:p>0.025188</text:p>
          </table:table-cell>
          <table:table-cell office:value-type="float" office:value="0.1789" calcext:value-type="float">
            <text:p>0.1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6" calcext:value-type="float">
            <text:p>0.027166</text:p>
          </table:table-cell>
          <table:table-cell office:value-type="float" office:value="0.18211" calcext:value-type="float">
            <text:p>0.18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24" calcext:value-type="float">
            <text:p>0.028124</text:p>
          </table:table-cell>
          <table:table-cell office:value-type="float" office:value="0.17661" calcext:value-type="float">
            <text:p>0.17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572" calcext:value-type="float">
            <text:p>0.026572</text:p>
          </table:table-cell>
          <table:table-cell office:value-type="float" office:value="0.18712" calcext:value-type="float">
            <text:p>0.18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16841" calcext:value-type="float">
            <text:p>0.168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652" calcext:value-type="float">
            <text:p>0.028652</text:p>
          </table:table-cell>
          <table:table-cell office:value-type="float" office:value="0.17927" calcext:value-type="float">
            <text:p>0.17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074" calcext:value-type="float">
            <text:p>0.026074</text:p>
          </table:table-cell>
          <table:table-cell office:value-type="float" office:value="0.17786" calcext:value-type="float">
            <text:p>0.17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882" calcext:value-type="float">
            <text:p>0.026882</text:p>
          </table:table-cell>
          <table:table-cell office:value-type="float" office:value="0.16169" calcext:value-type="float">
            <text:p>0.16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74" calcext:value-type="float">
            <text:p>0.025174</text:p>
          </table:table-cell>
          <table:table-cell office:value-type="float" office:value="0.21565" calcext:value-type="float">
            <text:p>0.21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093" calcext:value-type="float">
            <text:p>0.027093</text:p>
          </table:table-cell>
          <table:table-cell office:value-type="float" office:value="0.19822" calcext:value-type="float">
            <text:p>0.19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65" calcext:value-type="float">
            <text:p>0.026665</text:p>
          </table:table-cell>
          <table:table-cell office:value-type="float" office:value="0.19614" calcext:value-type="float">
            <text:p>0.19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31" calcext:value-type="float">
            <text:p>0.026231</text:p>
          </table:table-cell>
          <table:table-cell office:value-type="float" office:value="0.19601" calcext:value-type="float">
            <text:p>0.19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56" calcext:value-type="float">
            <text:p>0.028156</text:p>
          </table:table-cell>
          <table:table-cell office:value-type="float" office:value="0.18633" calcext:value-type="float">
            <text:p>0.18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17159" calcext:value-type="float">
            <text:p>0.17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20504" calcext:value-type="float">
            <text:p>0.20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25" calcext:value-type="float">
            <text:p>0.026625</text:p>
          </table:table-cell>
          <table:table-cell office:value-type="float" office:value="0.20914" calcext:value-type="float">
            <text:p>0.20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16918" calcext:value-type="float">
            <text:p>0.169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17703" calcext:value-type="float">
            <text:p>0.17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17534" calcext:value-type="float">
            <text:p>0.17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824" calcext:value-type="float">
            <text:p>0.027824</text:p>
          </table:table-cell>
          <table:table-cell office:value-type="float" office:value="0.15968" calcext:value-type="float">
            <text:p>0.15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0.16225" calcext:value-type="float">
            <text:p>0.16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07" calcext:value-type="float">
            <text:p>0.026807</text:p>
          </table:table-cell>
          <table:table-cell office:value-type="float" office:value="0.19577" calcext:value-type="float">
            <text:p>0.195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53" calcext:value-type="float">
            <text:p>0.027753</text:p>
          </table:table-cell>
          <table:table-cell office:value-type="float" office:value="0.20347" calcext:value-type="float">
            <text:p>0.203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818" calcext:value-type="float">
            <text:p>0.027818</text:p>
          </table:table-cell>
          <table:table-cell office:value-type="float" office:value="0.19879" calcext:value-type="float">
            <text:p>0.198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79" calcext:value-type="float">
            <text:p>0.027079</text:p>
          </table:table-cell>
          <table:table-cell office:value-type="float" office:value="0.17817" calcext:value-type="float">
            <text:p>0.178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22853" calcext:value-type="float">
            <text:p>0.22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991" calcext:value-type="float">
            <text:p>0.027991</text:p>
          </table:table-cell>
          <table:table-cell office:value-type="float" office:value="0.17473" calcext:value-type="float">
            <text:p>0.174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45" calcext:value-type="float">
            <text:p>0.027645</text:p>
          </table:table-cell>
          <table:table-cell office:value-type="float" office:value="0.17014" calcext:value-type="float">
            <text:p>0.170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66" calcext:value-type="float">
            <text:p>0.026866</text:p>
          </table:table-cell>
          <table:table-cell office:value-type="float" office:value="0.21249" calcext:value-type="float">
            <text:p>0.212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45" calcext:value-type="float">
            <text:p>0.027245</text:p>
          </table:table-cell>
          <table:table-cell office:value-type="float" office:value="0.18442" calcext:value-type="float">
            <text:p>0.184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88" calcext:value-type="float">
            <text:p>0.027688</text:p>
          </table:table-cell>
          <table:table-cell office:value-type="float" office:value="0.16374" calcext:value-type="float">
            <text:p>0.163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99" calcext:value-type="float">
            <text:p>0.027699</text:p>
          </table:table-cell>
          <table:table-cell office:value-type="float" office:value="0.17776" calcext:value-type="float">
            <text:p>0.177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0.21131" calcext:value-type="float">
            <text:p>0.211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0.18136" calcext:value-type="float">
            <text:p>0.181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563" calcext:value-type="float">
            <text:p>0.028563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25" calcext:value-type="float">
            <text:p>0.027725</text:p>
          </table:table-cell>
          <table:table-cell office:value-type="float" office:value="0.19399" calcext:value-type="float">
            <text:p>0.193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993" calcext:value-type="float">
            <text:p>0.025993</text:p>
          </table:table-cell>
          <table:table-cell office:value-type="float" office:value="0.21112" calcext:value-type="float">
            <text:p>0.21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21" calcext:value-type="float">
            <text:p>0.027021</text:p>
          </table:table-cell>
          <table:table-cell office:value-type="float" office:value="0.19342" calcext:value-type="float">
            <text:p>0.193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333" calcext:value-type="float">
            <text:p>0.025333</text:p>
          </table:table-cell>
          <table:table-cell office:value-type="float" office:value="0.21052" calcext:value-type="float">
            <text:p>0.21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0.18546" calcext:value-type="float">
            <text:p>0.185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931" calcext:value-type="float">
            <text:p>0.026931</text:p>
          </table:table-cell>
          <table:table-cell office:value-type="float" office:value="0.20462" calcext:value-type="float">
            <text:p>0.204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20214" calcext:value-type="float">
            <text:p>0.202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01" calcext:value-type="float">
            <text:p>0.027201</text:p>
          </table:table-cell>
          <table:table-cell office:value-type="float" office:value="0.19543" calcext:value-type="float">
            <text:p>0.195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43" calcext:value-type="float">
            <text:p>0.025843</text:p>
          </table:table-cell>
          <table:table-cell office:value-type="float" office:value="0.21012" calcext:value-type="float">
            <text:p>0.210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641" calcext:value-type="float">
            <text:p>0.026641</text:p>
          </table:table-cell>
          <table:table-cell office:value-type="float" office:value="0.20863" calcext:value-type="float">
            <text:p>0.208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.1904" calcext:value-type="float">
            <text:p>0.19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15807" calcext:value-type="float">
            <text:p>0.158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685" calcext:value-type="float">
            <text:p>0.028685</text:p>
          </table:table-cell>
          <table:table-cell office:value-type="float" office:value="0.18988" calcext:value-type="float">
            <text:p>0.189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18817" calcext:value-type="float">
            <text:p>0.188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9104" calcext:value-type="float">
            <text:p>0.191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0.17746" calcext:value-type="float">
            <text:p>0.177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48" calcext:value-type="float">
            <text:p>0.027048</text:p>
          </table:table-cell>
          <table:table-cell office:value-type="float" office:value="0.20265" calcext:value-type="float">
            <text:p>0.202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.18049" calcext:value-type="float">
            <text:p>0.180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85" calcext:value-type="float">
            <text:p>0.027785</text:p>
          </table:table-cell>
          <table:table-cell office:value-type="float" office:value="0.18871" calcext:value-type="float">
            <text:p>0.188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58" calcext:value-type="float">
            <text:p>0.025858</text:p>
          </table:table-cell>
          <table:table-cell office:value-type="float" office:value="0.17368" calcext:value-type="float">
            <text:p>0.173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71" calcext:value-type="float">
            <text:p>0.027771</text:p>
          </table:table-cell>
          <table:table-cell office:value-type="float" office:value="0.19333" calcext:value-type="float">
            <text:p>0.19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77" calcext:value-type="float">
            <text:p>0.026877</text:p>
          </table:table-cell>
          <table:table-cell office:value-type="float" office:value="0.19343" calcext:value-type="float">
            <text:p>0.193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18687" calcext:value-type="float">
            <text:p>0.186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987" calcext:value-type="float">
            <text:p>0.026987</text:p>
          </table:table-cell>
          <table:table-cell office:value-type="float" office:value="0.17923" calcext:value-type="float">
            <text:p>0.179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18163" calcext:value-type="float">
            <text:p>0.181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572" calcext:value-type="float">
            <text:p>0.027572</text:p>
          </table:table-cell>
          <table:table-cell office:value-type="float" office:value="0.20981" calcext:value-type="float">
            <text:p>0.209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0.17579" calcext:value-type="float">
            <text:p>0.175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42" calcext:value-type="float">
            <text:p>0.026842</text:p>
          </table:table-cell>
          <table:table-cell office:value-type="float" office:value="0.20074" calcext:value-type="float">
            <text:p>0.200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59" calcext:value-type="float">
            <text:p>0.027259</text:p>
          </table:table-cell>
          <table:table-cell office:value-type="float" office:value="0.22026" calcext:value-type="float">
            <text:p>0.220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20123" calcext:value-type="float">
            <text:p>0.201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317" calcext:value-type="float">
            <text:p>0.026317</text:p>
          </table:table-cell>
          <table:table-cell office:value-type="float" office:value="0.20791" calcext:value-type="float">
            <text:p>0.207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468" calcext:value-type="float">
            <text:p>0.026468</text:p>
          </table:table-cell>
          <table:table-cell office:value-type="float" office:value="0.19544" calcext:value-type="float">
            <text:p>0.195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9125" calcext:value-type="float">
            <text:p>0.029125</text:p>
          </table:table-cell>
          <table:table-cell office:value-type="float" office:value="0.17319" calcext:value-type="float">
            <text:p>0.173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132" calcext:value-type="float">
            <text:p>0.028132</text:p>
          </table:table-cell>
          <table:table-cell office:value-type="float" office:value="0.21338" calcext:value-type="float">
            <text:p>0.213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19826" calcext:value-type="float">
            <text:p>0.198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684" calcext:value-type="float">
            <text:p>0.027684</text:p>
          </table:table-cell>
          <table:table-cell office:value-type="float" office:value="0.22922" calcext:value-type="float">
            <text:p>0.229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38" calcext:value-type="float">
            <text:p>0.028038</text:p>
          </table:table-cell>
          <table:table-cell office:value-type="float" office:value="0.19324" calcext:value-type="float">
            <text:p>0.19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0.20946" calcext:value-type="float">
            <text:p>0.20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0.18922" calcext:value-type="float">
            <text:p>0.189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23" calcext:value-type="float">
            <text:p>0.028723</text:p>
          </table:table-cell>
          <table:table-cell office:value-type="float" office:value="0.18323" calcext:value-type="float">
            <text:p>0.183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21698" calcext:value-type="float">
            <text:p>0.216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21065" calcext:value-type="float">
            <text:p>0.210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144" calcext:value-type="float">
            <text:p>0.028144</text:p>
          </table:table-cell>
          <table:table-cell office:value-type="float" office:value="0.20864" calcext:value-type="float">
            <text:p>0.208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408" calcext:value-type="float">
            <text:p>0.025408</text:p>
          </table:table-cell>
          <table:table-cell office:value-type="float" office:value="0.22227" calcext:value-type="float">
            <text:p>0.222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554" calcext:value-type="float">
            <text:p>0.026554</text:p>
          </table:table-cell>
          <table:table-cell office:value-type="float" office:value="0.20295" calcext:value-type="float">
            <text:p>0.20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093" calcext:value-type="float">
            <text:p>0.029093</text:p>
          </table:table-cell>
          <table:table-cell office:value-type="float" office:value="0.18516" calcext:value-type="float">
            <text:p>0.18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81" calcext:value-type="float">
            <text:p>0.024981</text:p>
          </table:table-cell>
          <table:table-cell office:value-type="float" office:value="0.2283" calcext:value-type="float">
            <text:p>0.22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.19844" calcext:value-type="float">
            <text:p>0.198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18774" calcext:value-type="float">
            <text:p>0.187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904" calcext:value-type="float">
            <text:p>0.027904</text:p>
          </table:table-cell>
          <table:table-cell office:value-type="float" office:value="0.21153" calcext:value-type="float">
            <text:p>0.211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11" calcext:value-type="float">
            <text:p>0.028911</text:p>
          </table:table-cell>
          <table:table-cell office:value-type="float" office:value="0.19389" calcext:value-type="float">
            <text:p>0.193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01" calcext:value-type="float">
            <text:p>0.024901</text:p>
          </table:table-cell>
          <table:table-cell office:value-type="float" office:value="0.21423" calcext:value-type="float">
            <text:p>0.21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77" calcext:value-type="float">
            <text:p>0.028777</text:p>
          </table:table-cell>
          <table:table-cell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0.23335" calcext:value-type="float">
            <text:p>0.233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27" calcext:value-type="float">
            <text:p>0.024927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16" calcext:value-type="float">
            <text:p>0.028016</text:p>
          </table:table-cell>
          <table:table-cell office:value-type="float" office:value="0.18556" calcext:value-type="float">
            <text:p>0.185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45" calcext:value-type="float">
            <text:p>0.028045</text:p>
          </table:table-cell>
          <table:table-cell office:value-type="float" office:value="0.22535" calcext:value-type="float">
            <text:p>0.225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07" calcext:value-type="float">
            <text:p>0.028207</text:p>
          </table:table-cell>
          <table:table-cell office:value-type="float" office:value="0.20534" calcext:value-type="float">
            <text:p>0.205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19907" calcext:value-type="float">
            <text:p>0.199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20229" calcext:value-type="float">
            <text:p>0.202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82" calcext:value-type="float">
            <text:p>0.028082</text:p>
          </table:table-cell>
          <table:table-cell office:value-type="float" office:value="0.19403" calcext:value-type="float">
            <text:p>0.194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18901" calcext:value-type="float">
            <text:p>0.189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15" calcext:value-type="float">
            <text:p>0.028015</text:p>
          </table:table-cell>
          <table:table-cell office:value-type="float" office:value="0.19397" calcext:value-type="float">
            <text:p>0.193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20168" calcext:value-type="float">
            <text:p>0.20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969" calcext:value-type="float">
            <text:p>0.026969</text:p>
          </table:table-cell>
          <table:table-cell office:value-type="float" office:value="0.18979" calcext:value-type="float">
            <text:p>0.189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493" calcext:value-type="float">
            <text:p>0.025493</text:p>
          </table:table-cell>
          <table:table-cell office:value-type="float" office:value="0.18983" calcext:value-type="float">
            <text:p>0.189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272" calcext:value-type="float">
            <text:p>0.027272</text:p>
          </table:table-cell>
          <table:table-cell office:value-type="float" office:value="0.19788" calcext:value-type="float">
            <text:p>0.197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229" calcext:value-type="float">
            <text:p>0.026229</text:p>
          </table:table-cell>
          <table:table-cell office:value-type="float" office:value="0.18823" calcext:value-type="float">
            <text:p>0.188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329" calcext:value-type="float">
            <text:p>0.027329</text:p>
          </table:table-cell>
          <table:table-cell office:value-type="float" office:value="0.17673" calcext:value-type="float">
            <text:p>0.176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21654" calcext:value-type="float">
            <text:p>0.216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24" calcext:value-type="float">
            <text:p>0.027124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9211" calcext:value-type="float">
            <text:p>0.192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77" calcext:value-type="float">
            <text:p>0.028277</text:p>
          </table:table-cell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064" calcext:value-type="float">
            <text:p>0.029064</text:p>
          </table:table-cell>
          <table:table-cell office:value-type="float" office:value="0.19288" calcext:value-type="float">
            <text:p>0.19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231" calcext:value-type="float">
            <text:p>0.026231</text:p>
          </table:table-cell>
          <table:table-cell office:value-type="float" office:value="0.19221" calcext:value-type="float">
            <text:p>0.192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329" calcext:value-type="float">
            <text:p>0.027329</text:p>
          </table:table-cell>
          <table:table-cell office:value-type="float" office:value="0.23743" calcext:value-type="float">
            <text:p>0.237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22048" calcext:value-type="float">
            <text:p>0.220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765" calcext:value-type="float">
            <text:p>0.027765</text:p>
          </table:table-cell>
          <table:table-cell office:value-type="float" office:value="0.18803" calcext:value-type="float">
            <text:p>0.188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22908" calcext:value-type="float">
            <text:p>0.229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94" calcext:value-type="float">
            <text:p>0.028994</text:p>
          </table:table-cell>
          <table:table-cell office:value-type="float" office:value="0.18613" calcext:value-type="float">
            <text:p>0.186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20569" calcext:value-type="float">
            <text:p>0.205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541" calcext:value-type="float">
            <text:p>0.027541</text:p>
          </table:table-cell>
          <table:table-cell office:value-type="float" office:value="0.20449" calcext:value-type="float">
            <text:p>0.204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18359" calcext:value-type="float">
            <text:p>0.18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058" calcext:value-type="float">
            <text:p>0.027058</text:p>
          </table:table-cell>
          <table:table-cell office:value-type="float" office:value="0.20962" calcext:value-type="float">
            <text:p>0.209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21643" calcext:value-type="float">
            <text:p>0.216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82" calcext:value-type="float">
            <text:p>0.026782</text:p>
          </table:table-cell>
          <table:table-cell office:value-type="float" office:value="0.23918" calcext:value-type="float">
            <text:p>0.239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0.21105" calcext:value-type="float">
            <text:p>0.211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22535" calcext:value-type="float">
            <text:p>0.22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742" calcext:value-type="float">
            <text:p>0.025742</text:p>
          </table:table-cell>
          <table:table-cell office:value-type="float" office:value="0.23824" calcext:value-type="float">
            <text:p>0.238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915" calcext:value-type="float">
            <text:p>0.027915</text:p>
          </table:table-cell>
          <table:table-cell office:value-type="float" office:value="0.20033" calcext:value-type="float">
            <text:p>0.200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22945" calcext:value-type="float">
            <text:p>0.229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21288" calcext:value-type="float">
            <text:p>0.212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2023" calcext:value-type="float">
            <text:p>0.20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05" calcext:value-type="float">
            <text:p>0.027205</text:p>
          </table:table-cell>
          <table:table-cell office:value-type="float" office:value="0.21067" calcext:value-type="float">
            <text:p>0.210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17921" calcext:value-type="float">
            <text:p>0.179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0541" calcext:value-type="float">
            <text:p>0.205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18" calcext:value-type="float">
            <text:p>0.027218</text:p>
          </table:table-cell>
          <table:table-cell office:value-type="float" office:value="0.23919" calcext:value-type="float">
            <text:p>0.239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533" calcext:value-type="float">
            <text:p>0.026533</text:p>
          </table:table-cell>
          <table:table-cell office:value-type="float" office:value="0.20924" calcext:value-type="float">
            <text:p>0.209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11" calcext:value-type="float">
            <text:p>0.027211</text:p>
          </table:table-cell>
          <table:table-cell office:value-type="float" office:value="0.19911" calcext:value-type="float">
            <text:p>0.199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87" calcext:value-type="float">
            <text:p>0.027387</text:p>
          </table:table-cell>
          <table:table-cell office:value-type="float" office:value="0.20864" calcext:value-type="float">
            <text:p>0.20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028" calcext:value-type="float">
            <text:p>0.026028</text:p>
          </table:table-cell>
          <table:table-cell office:value-type="float" office:value="0.22138" calcext:value-type="float">
            <text:p>0.221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317" calcext:value-type="float">
            <text:p>0.028317</text:p>
          </table:table-cell>
          <table:table-cell office:value-type="float" office:value="0.25095" calcext:value-type="float">
            <text:p>0.250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72" calcext:value-type="float">
            <text:p>0.028172</text:p>
          </table:table-cell>
          <table:table-cell office:value-type="float" office:value="0.18665" calcext:value-type="float">
            <text:p>0.186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24" calcext:value-type="float">
            <text:p>0.026724</text:p>
          </table:table-cell>
          <table:table-cell office:value-type="float" office:value="0.22254" calcext:value-type="float">
            <text:p>0.22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0389" calcext:value-type="float">
            <text:p>0.030389</text:p>
          </table:table-cell>
          <table:table-cell office:value-type="float" office:value="0.18368" calcext:value-type="float">
            <text:p>0.18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744" calcext:value-type="float">
            <text:p>0.027744</text:p>
          </table:table-cell>
          <table:table-cell office:value-type="float" office:value="0.24106" calcext:value-type="float">
            <text:p>0.241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21223" calcext:value-type="float">
            <text:p>0.212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624" calcext:value-type="float">
            <text:p>0.028624</text:p>
          </table:table-cell>
          <table:table-cell office:value-type="float" office:value="0.21218" calcext:value-type="float">
            <text:p>0.212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23393" calcext:value-type="float">
            <text:p>0.233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20956" calcext:value-type="float">
            <text:p>0.20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857" calcext:value-type="float">
            <text:p>0.027857</text:p>
          </table:table-cell>
          <table:table-cell office:value-type="float" office:value="0.21623" calcext:value-type="float">
            <text:p>0.216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602" calcext:value-type="float">
            <text:p>0.026602</text:p>
          </table:table-cell>
          <table:table-cell office:value-type="float" office:value="0.22834" calcext:value-type="float">
            <text:p>0.228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17094" calcext:value-type="float">
            <text:p>0.170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0.18911" calcext:value-type="float">
            <text:p>0.189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22391" calcext:value-type="float">
            <text:p>0.223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0.21579" calcext:value-type="float">
            <text:p>0.215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25" calcext:value-type="float">
            <text:p>0.027325</text:p>
          </table:table-cell>
          <table:table-cell office:value-type="float" office:value="0.21603" calcext:value-type="float">
            <text:p>0.216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22282" calcext:value-type="float">
            <text:p>0.222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42" calcext:value-type="float">
            <text:p>0.026742</text:p>
          </table:table-cell>
          <table:table-cell office:value-type="float" office:value="0.20974" calcext:value-type="float">
            <text:p>0.209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62" calcext:value-type="float">
            <text:p>0.028162</text:p>
          </table:table-cell>
          <table:table-cell office:value-type="float" office:value="0.21994" calcext:value-type="float">
            <text:p>0.21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834" calcext:value-type="float">
            <text:p>0.025834</text:p>
          </table:table-cell>
          <table:table-cell office:value-type="float" office:value="0.25345" calcext:value-type="float">
            <text:p>0.253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977" calcext:value-type="float">
            <text:p>0.028977</text:p>
          </table:table-cell>
          <table:table-cell office:value-type="float" office:value="0.22894" calcext:value-type="float">
            <text:p>0.228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19916" calcext:value-type="float">
            <text:p>0.199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38" calcext:value-type="float">
            <text:p>0.027338</text:p>
          </table:table-cell>
          <table:table-cell office:value-type="float" office:value="0.19226" calcext:value-type="float">
            <text:p>0.192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20016" calcext:value-type="float">
            <text:p>0.200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539" calcext:value-type="float">
            <text:p>0.027539</text:p>
          </table:table-cell>
          <table:table-cell office:value-type="float" office:value="0.20694" calcext:value-type="float">
            <text:p>0.206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16" calcext:value-type="float">
            <text:p>0.026416</text:p>
          </table:table-cell>
          <table:table-cell office:value-type="float" office:value="0.22234" calcext:value-type="float">
            <text:p>0.222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0.23323" calcext:value-type="float">
            <text:p>0.233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978" calcext:value-type="float">
            <text:p>0.027978</text:p>
          </table:table-cell>
          <table:table-cell office:value-type="float" office:value="0.20075" calcext:value-type="float">
            <text:p>0.200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665" calcext:value-type="float">
            <text:p>0.027665</text:p>
          </table:table-cell>
          <table:table-cell office:value-type="float" office:value="0.19349" calcext:value-type="float">
            <text:p>0.193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13" calcext:value-type="float">
            <text:p>0.029013</text:p>
          </table:table-cell>
          <table:table-cell office:value-type="float" office:value="0.21041" calcext:value-type="float">
            <text:p>0.210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416" calcext:value-type="float">
            <text:p>0.028416</text:p>
          </table:table-cell>
          <table:table-cell office:value-type="float" office:value="0.18994" calcext:value-type="float">
            <text:p>0.18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829" calcext:value-type="float">
            <text:p>0.028829</text:p>
          </table:table-cell>
          <table:table-cell office:value-type="float" office:value="0.20944" calcext:value-type="float">
            <text:p>0.209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498" calcext:value-type="float">
            <text:p>0.028498</text:p>
          </table:table-cell>
          <table:table-cell office:value-type="float" office:value="0.20557" calcext:value-type="float">
            <text:p>0.205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236" calcext:value-type="float">
            <text:p>0.026236</text:p>
          </table:table-cell>
          <table:table-cell office:value-type="float" office:value="0.19818" calcext:value-type="float">
            <text:p>0.198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0.21878" calcext:value-type="float">
            <text:p>0.218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835" calcext:value-type="float">
            <text:p>0.026835</text:p>
          </table:table-cell>
          <table:table-cell office:value-type="float" office:value="0.22653" calcext:value-type="float">
            <text:p>0.226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22803" calcext:value-type="float">
            <text:p>0.228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04" calcext:value-type="float">
            <text:p>0.027704</text:p>
          </table:table-cell>
          <table:table-cell office:value-type="float" office:value="0.24578" calcext:value-type="float">
            <text:p>0.245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266" calcext:value-type="float">
            <text:p>0.025266</text:p>
          </table:table-cell>
          <table:table-cell office:value-type="float" office:value="0.23516" calcext:value-type="float">
            <text:p>0.235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3721" calcext:value-type="float">
            <text:p>0.237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016" calcext:value-type="float">
            <text:p>0.027016</text:p>
          </table:table-cell>
          <table:table-cell office:value-type="float" office:value="0.28131" calcext:value-type="float">
            <text:p>0.281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628" calcext:value-type="float">
            <text:p>0.029628</text:p>
          </table:table-cell>
          <table:table-cell office:value-type="float" office:value="0.21348" calcext:value-type="float">
            <text:p>0.213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25023" calcext:value-type="float">
            <text:p>0.25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025" calcext:value-type="float">
            <text:p>0.027025</text:p>
          </table:table-cell>
          <table:table-cell office:value-type="float" office:value="0.23899" calcext:value-type="float">
            <text:p>0.238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789" calcext:value-type="float">
            <text:p>0.025789</text:p>
          </table:table-cell>
          <table:table-cell office:value-type="float" office:value="0.25311" calcext:value-type="float">
            <text:p>0.253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582" calcext:value-type="float">
            <text:p>0.028582</text:p>
          </table:table-cell>
          <table:table-cell office:value-type="float" office:value="0.21632" calcext:value-type="float">
            <text:p>0.216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341" calcext:value-type="float">
            <text:p>0.028341</text:p>
          </table:table-cell>
          <table:table-cell office:value-type="float" office:value="0.1903" calcext:value-type="float">
            <text:p>0.19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259" calcext:value-type="float">
            <text:p>0.026259</text:p>
          </table:table-cell>
          <table:table-cell office:value-type="float" office:value="0.22399" calcext:value-type="float">
            <text:p>0.22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2293" calcext:value-type="float">
            <text:p>0.22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762" calcext:value-type="float">
            <text:p>0.026762</text:p>
          </table:table-cell>
          <table:table-cell office:value-type="float" office:value="0.25093" calcext:value-type="float">
            <text:p>0.250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21397" calcext:value-type="float">
            <text:p>0.213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23887" calcext:value-type="float">
            <text:p>0.238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23222" calcext:value-type="float">
            <text:p>0.232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153" calcext:value-type="float">
            <text:p>0.029153</text:p>
          </table:table-cell>
          <table:table-cell office:value-type="float" office:value="0.23847" calcext:value-type="float">
            <text:p>0.238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873" calcext:value-type="float">
            <text:p>0.027873</text:p>
          </table:table-cell>
          <table:table-cell office:value-type="float" office:value="0.22306" calcext:value-type="float">
            <text:p>0.223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777" calcext:value-type="float">
            <text:p>0.028777</text:p>
          </table:table-cell>
          <table:table-cell office:value-type="float" office:value="0.20859" calcext:value-type="float">
            <text:p>0.208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0.20435" calcext:value-type="float">
            <text:p>0.204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20647" calcext:value-type="float">
            <text:p>0.206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0.23909" calcext:value-type="float">
            <text:p>0.239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0.22276" calcext:value-type="float">
            <text:p>0.222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0.24984" calcext:value-type="float">
            <text:p>0.24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632" calcext:value-type="float">
            <text:p>0.026632</text:p>
          </table:table-cell>
          <table:table-cell office:value-type="float" office:value="0.23624" calcext:value-type="float">
            <text:p>0.236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21611" calcext:value-type="float">
            <text:p>0.216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96" calcext:value-type="float">
            <text:p>0.027796</text:p>
          </table:table-cell>
          <table:table-cell office:value-type="float" office:value="0.25897" calcext:value-type="float">
            <text:p>0.258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51" calcext:value-type="float">
            <text:p>0.028651</text:p>
          </table:table-cell>
          <table:table-cell office:value-type="float" office:value="0.22824" calcext:value-type="float">
            <text:p>0.22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4931" calcext:value-type="float">
            <text:p>0.024931</text:p>
          </table:table-cell>
          <table:table-cell office:value-type="float" office:value="0.21249" calcext:value-type="float">
            <text:p>0.212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089" calcext:value-type="float">
            <text:p>0.029089</text:p>
          </table:table-cell>
          <table:table-cell office:value-type="float" office:value="0.20602" calcext:value-type="float">
            <text:p>0.206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859" calcext:value-type="float">
            <text:p>0.027859</text:p>
          </table:table-cell>
          <table:table-cell office:value-type="float" office:value="0.22683" calcext:value-type="float">
            <text:p>0.226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23907" calcext:value-type="float">
            <text:p>0.239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749" calcext:value-type="float">
            <text:p>0.025749</text:p>
          </table:table-cell>
          <table:table-cell office:value-type="float" office:value="0.21162" calcext:value-type="float">
            <text:p>0.211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24285" calcext:value-type="float">
            <text:p>0.242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0.21548" calcext:value-type="float">
            <text:p>0.215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47" calcext:value-type="float">
            <text:p>0.027647</text:p>
          </table:table-cell>
          <table:table-cell office:value-type="float" office:value="0.21609" calcext:value-type="float">
            <text:p>0.216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284" calcext:value-type="float">
            <text:p>0.029284</text:p>
          </table:table-cell>
          <table:table-cell office:value-type="float" office:value="0.22698" calcext:value-type="float">
            <text:p>0.226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72" calcext:value-type="float">
            <text:p>0.028672</text:p>
          </table:table-cell>
          <table:table-cell office:value-type="float" office:value="0.20922" calcext:value-type="float">
            <text:p>0.20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21924" calcext:value-type="float">
            <text:p>0.21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22949" calcext:value-type="float">
            <text:p>0.229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68" calcext:value-type="float">
            <text:p>0.027368</text:p>
          </table:table-cell>
          <table:table-cell office:value-type="float" office:value="0.22691" calcext:value-type="float">
            <text:p>0.226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954" calcext:value-type="float">
            <text:p>0.029954</text:p>
          </table:table-cell>
          <table:table-cell office:value-type="float" office:value="0.22955" calcext:value-type="float">
            <text:p>0.229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9659" calcext:value-type="float">
            <text:p>0.196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009" calcext:value-type="float">
            <text:p>0.025009</text:p>
          </table:table-cell>
          <table:table-cell office:value-type="float" office:value="0.23649" calcext:value-type="float">
            <text:p>0.236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52" calcext:value-type="float">
            <text:p>0.028652</text:p>
          </table:table-cell>
          <table:table-cell office:value-type="float" office:value="0.19867" calcext:value-type="float">
            <text:p>0.198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366" calcext:value-type="float">
            <text:p>0.028366</text:p>
          </table:table-cell>
          <table:table-cell office:value-type="float" office:value="0.24461" calcext:value-type="float">
            <text:p>0.244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13" calcext:value-type="float">
            <text:p>0.028913</text:p>
          </table:table-cell>
          <table:table-cell office:value-type="float" office:value="0.23442" calcext:value-type="float">
            <text:p>0.23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23198" calcext:value-type="float">
            <text:p>0.23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3" calcext:value-type="float">
            <text:p>0.027983</text:p>
          </table:table-cell>
          <table:table-cell office:value-type="float" office:value="0.21428" calcext:value-type="float">
            <text:p>0.21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25129" calcext:value-type="float">
            <text:p>0.25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18139" calcext:value-type="float">
            <text:p>0.18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5759" calcext:value-type="float">
            <text:p>0.025759</text:p>
          </table:table-cell>
          <table:table-cell office:value-type="float" office:value="0.25642" calcext:value-type="float">
            <text:p>0.256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519" calcext:value-type="float">
            <text:p>0.027519</text:p>
          </table:table-cell>
          <table:table-cell office:value-type="float" office:value="0.26079" calcext:value-type="float">
            <text:p>0.26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24167" calcext:value-type="float">
            <text:p>0.24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58" calcext:value-type="float">
            <text:p>0.028958</text:p>
          </table:table-cell>
          <table:table-cell office:value-type="float" office:value="0.21684" calcext:value-type="float">
            <text:p>0.21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565" calcext:value-type="float">
            <text:p>0.028565</text:p>
          </table:table-cell>
          <table:table-cell office:value-type="float" office:value="0.20578" calcext:value-type="float">
            <text:p>0.20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23731" calcext:value-type="float">
            <text:p>0.23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531" calcext:value-type="float">
            <text:p>0.028531</text:p>
          </table:table-cell>
          <table:table-cell office:value-type="float" office:value="0.24767" calcext:value-type="float">
            <text:p>0.24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048" calcext:value-type="float">
            <text:p>0.029048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873" calcext:value-type="float">
            <text:p>0.027873</text:p>
          </table:table-cell>
          <table:table-cell office:value-type="float" office:value="0.27359" calcext:value-type="float">
            <text:p>0.27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21949" calcext:value-type="float">
            <text:p>0.21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226" calcext:value-type="float">
            <text:p>0.028226</text:p>
          </table:table-cell>
          <table:table-cell office:value-type="float" office:value="0.2223" calcext:value-type="float">
            <text:p>0.2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21181" calcext:value-type="float">
            <text:p>0.21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014" calcext:value-type="float">
            <text:p>0.030014</text:p>
          </table:table-cell>
          <table:table-cell office:value-type="float" office:value="0.23101" calcext:value-type="float">
            <text:p>0.23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73" calcext:value-type="float">
            <text:p>0.029573</text:p>
          </table:table-cell>
          <table:table-cell office:value-type="float" office:value="0.24587" calcext:value-type="float">
            <text:p>0.24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873" calcext:value-type="float">
            <text:p>0.026873</text:p>
          </table:table-cell>
          <table:table-cell office:value-type="float" office:value="0.22639" calcext:value-type="float">
            <text:p>0.22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73" calcext:value-type="float">
            <text:p>0.028673</text:p>
          </table:table-cell>
          <table:table-cell office:value-type="float" office:value="0.22939" calcext:value-type="float">
            <text:p>0.22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26454" calcext:value-type="float">
            <text:p>0.26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1" calcext:value-type="float">
            <text:p>0.027981</text:p>
          </table:table-cell>
          <table:table-cell office:value-type="float" office:value="0.22063" calcext:value-type="float">
            <text:p>0.22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23563" calcext:value-type="float">
            <text:p>0.23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55" calcext:value-type="float">
            <text:p>0.027255</text:p>
          </table:table-cell>
          <table:table-cell office:value-type="float" office:value="0.24532" calcext:value-type="float">
            <text:p>0.24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2034" calcext:value-type="float">
            <text:p>0.2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19958" calcext:value-type="float">
            <text:p>0.19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92" calcext:value-type="float">
            <text:p>0.02959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84" calcext:value-type="float">
            <text:p>0.028684</text:p>
          </table:table-cell>
          <table:table-cell office:value-type="float" office:value="0.23284" calcext:value-type="float">
            <text:p>0.23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145" calcext:value-type="float">
            <text:p>0.028145</text:p>
          </table:table-cell>
          <table:table-cell office:value-type="float" office:value="0.22495" calcext:value-type="float">
            <text:p>0.22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06" calcext:value-type="float">
            <text:p>0.028606</text:p>
          </table:table-cell>
          <table:table-cell office:value-type="float" office:value="0.23427" calcext:value-type="float">
            <text:p>0.23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61" calcext:value-type="float">
            <text:p>0.029161</text:p>
          </table:table-cell>
          <table:table-cell office:value-type="float" office:value="0.22276" calcext:value-type="float">
            <text:p>0.22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21508" calcext:value-type="float">
            <text:p>0.21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738" calcext:value-type="float">
            <text:p>0.029738</text:p>
          </table:table-cell>
          <table:table-cell office:value-type="float" office:value="0.23245" calcext:value-type="float">
            <text:p>0.23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876" calcext:value-type="float">
            <text:p>0.029876</text:p>
          </table:table-cell>
          <table:table-cell office:value-type="float" office:value="0.23308" calcext:value-type="float">
            <text:p>0.23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95" calcext:value-type="float">
            <text:p>0.027295</text:p>
          </table:table-cell>
          <table:table-cell office:value-type="float" office:value="0.22854" calcext:value-type="float">
            <text:p>0.22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181" calcext:value-type="float">
            <text:p>0.030181</text:p>
          </table:table-cell>
          <table:table-cell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27147" calcext:value-type="float">
            <text:p>0.27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454" calcext:value-type="float">
            <text:p>0.030454</text:p>
          </table:table-cell>
          <table:table-cell office:value-type="float" office:value="0.24255" calcext:value-type="float">
            <text:p>0.24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0.2468" calcext:value-type="float">
            <text:p>0.2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5595" calcext:value-type="float">
            <text:p>0.025595</text:p>
          </table:table-cell>
          <table:table-cell office:value-type="float" office:value="0.21494" calcext:value-type="float">
            <text:p>0.21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713" calcext:value-type="float">
            <text:p>0.026713</text:p>
          </table:table-cell>
          <table:table-cell office:value-type="float" office:value="0.21793" calcext:value-type="float">
            <text:p>0.21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821" calcext:value-type="float">
            <text:p>0.027821</text:p>
          </table:table-cell>
          <table:table-cell office:value-type="float" office:value="0.23561" calcext:value-type="float">
            <text:p>0.23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799" calcext:value-type="float">
            <text:p>0.027799</text:p>
          </table:table-cell>
          <table:table-cell office:value-type="float" office:value="0.25462" calcext:value-type="float">
            <text:p>0.25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23235" calcext:value-type="float">
            <text:p>0.23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27" calcext:value-type="float">
            <text:p>0.029127</text:p>
          </table:table-cell>
          <table:table-cell office:value-type="float" office:value="0.21392" calcext:value-type="float">
            <text:p>0.21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23701" calcext:value-type="float">
            <text:p>0.23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38" calcext:value-type="float">
            <text:p>0.027238</text:p>
          </table:table-cell>
          <table:table-cell office:value-type="float" office:value="0.22382" calcext:value-type="float">
            <text:p>0.22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61" calcext:value-type="float">
            <text:p>0.029561</text:p>
          </table:table-cell>
          <table:table-cell office:value-type="float" office:value="0.23337" calcext:value-type="float">
            <text:p>0.23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551" calcext:value-type="float">
            <text:p>0.026551</text:p>
          </table:table-cell>
          <table:table-cell office:value-type="float" office:value="0.22378" calcext:value-type="float">
            <text:p>0.223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737" calcext:value-type="float">
            <text:p>0.025737</text:p>
          </table:table-cell>
          <table:table-cell office:value-type="float" office:value="0.21888" calcext:value-type="float">
            <text:p>0.218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25224" calcext:value-type="float">
            <text:p>0.252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24428" calcext:value-type="float">
            <text:p>0.244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23043" calcext:value-type="float">
            <text:p>0.230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958" calcext:value-type="float">
            <text:p>0.027958</text:p>
          </table:table-cell>
          <table:table-cell office:value-type="float" office:value="0.23498" calcext:value-type="float">
            <text:p>0.234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381" calcext:value-type="float">
            <text:p>0.030381</text:p>
          </table:table-cell>
          <table:table-cell office:value-type="float" office:value="0.24283" calcext:value-type="float">
            <text:p>0.242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672" calcext:value-type="float">
            <text:p>0.028672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964" calcext:value-type="float">
            <text:p>0.029964</text:p>
          </table:table-cell>
          <table:table-cell office:value-type="float" office:value="0.24384" calcext:value-type="float">
            <text:p>0.24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175" calcext:value-type="float">
            <text:p>0.030175</text:p>
          </table:table-cell>
          <table:table-cell office:value-type="float" office:value="0.21889" calcext:value-type="float">
            <text:p>0.218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24607" calcext:value-type="float">
            <text:p>0.246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757" calcext:value-type="float">
            <text:p>0.028757</text:p>
          </table:table-cell>
          <table:table-cell office:value-type="float" office:value="0.24915" calcext:value-type="float">
            <text:p>0.249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719" calcext:value-type="float">
            <text:p>0.026719</text:p>
          </table:table-cell>
          <table:table-cell office:value-type="float" office:value="0.27358" calcext:value-type="float">
            <text:p>0.27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72" calcext:value-type="float">
            <text:p>0.028972</text:p>
          </table:table-cell>
          <table:table-cell office:value-type="float" office:value="0.23746" calcext:value-type="float">
            <text:p>0.237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2386" calcext:value-type="float">
            <text:p>0.2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215" calcext:value-type="float">
            <text:p>0.030215</text:p>
          </table:table-cell>
          <table:table-cell office:value-type="float" office:value="0.22015" calcext:value-type="float">
            <text:p>0.22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986" calcext:value-type="float">
            <text:p>0.029986</text:p>
          </table:table-cell>
          <table:table-cell office:value-type="float" office:value="0.25433" calcext:value-type="float">
            <text:p>0.254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22317" calcext:value-type="float">
            <text:p>0.223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23381" calcext:value-type="float">
            <text:p>0.233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261" calcext:value-type="float">
            <text:p>0.025261</text:p>
          </table:table-cell>
          <table:table-cell office:value-type="float" office:value="0.25593" calcext:value-type="float">
            <text:p>0.25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62" calcext:value-type="float">
            <text:p>0.028962</text:p>
          </table:table-cell>
          <table:table-cell office:value-type="float" office:value="0.25613" calcext:value-type="float">
            <text:p>0.256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562" calcext:value-type="float">
            <text:p>0.025562</text:p>
          </table:table-cell>
          <table:table-cell office:value-type="float" office:value="0.23176" calcext:value-type="float">
            <text:p>0.23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593" calcext:value-type="float">
            <text:p>0.026593</text:p>
          </table:table-cell>
          <table:table-cell office:value-type="float" office:value="0.22967" calcext:value-type="float">
            <text:p>0.229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0.23047" calcext:value-type="float">
            <text:p>0.230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0.23827" calcext:value-type="float">
            <text:p>0.238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088" calcext:value-type="float">
            <text:p>0.028088</text:p>
          </table:table-cell>
          <table:table-cell office:value-type="float" office:value="0.22696" calcext:value-type="float">
            <text:p>0.22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887" calcext:value-type="float">
            <text:p>0.029887</text:p>
          </table:table-cell>
          <table:table-cell office:value-type="float" office:value="0.22554" calcext:value-type="float">
            <text:p>0.225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22112" calcext:value-type="float">
            <text:p>0.221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313" calcext:value-type="float">
            <text:p>0.03031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01" calcext:value-type="float">
            <text:p>0.028201</text:p>
          </table:table-cell>
          <table:table-cell office:value-type="float" office:value="0.25172" calcext:value-type="float">
            <text:p>0.251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879" calcext:value-type="float">
            <text:p>0.029879</text:p>
          </table:table-cell>
          <table:table-cell office:value-type="float" office:value="0.22657" calcext:value-type="float">
            <text:p>0.226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351" calcext:value-type="float">
            <text:p>0.029351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181" calcext:value-type="float">
            <text:p>0.028181</text:p>
          </table:table-cell>
          <table:table-cell office:value-type="float" office:value="0.25087" calcext:value-type="float">
            <text:p>0.250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25862" calcext:value-type="float">
            <text:p>0.258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17" calcext:value-type="float">
            <text:p>0.028217</text:p>
          </table:table-cell>
          <table:table-cell office:value-type="float" office:value="0.25567" calcext:value-type="float">
            <text:p>0.255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23995" calcext:value-type="float">
            <text:p>0.23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539" calcext:value-type="float">
            <text:p>0.028539</text:p>
          </table:table-cell>
          <table:table-cell office:value-type="float" office:value="0.26971" calcext:value-type="float">
            <text:p>0.269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63" calcext:value-type="float">
            <text:p>0.028263</text:p>
          </table:table-cell>
          <table:table-cell office:value-type="float" office:value="0.24745" calcext:value-type="float">
            <text:p>0.247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22193" calcext:value-type="float">
            <text:p>0.221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157" calcext:value-type="float">
            <text:p>0.029157</text:p>
          </table:table-cell>
          <table:table-cell office:value-type="float" office:value="0.26305" calcext:value-type="float">
            <text:p>0.263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891" calcext:value-type="float">
            <text:p>0.027891</text:p>
          </table:table-cell>
          <table:table-cell office:value-type="float" office:value="0.23115" calcext:value-type="float">
            <text:p>0.23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26261" calcext:value-type="float">
            <text:p>0.262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1227" calcext:value-type="float">
            <text:p>0.031227</text:p>
          </table:table-cell>
          <table:table-cell office:value-type="float" office:value="0.24036" calcext:value-type="float">
            <text:p>0.240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079" calcext:value-type="float">
            <text:p>0.029079</text:p>
          </table:table-cell>
          <table:table-cell office:value-type="float" office:value="0.23011" calcext:value-type="float">
            <text:p>0.230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578" calcext:value-type="float">
            <text:p>0.027578</text:p>
          </table:table-cell>
          <table:table-cell office:value-type="float" office:value="0.25088" calcext:value-type="float">
            <text:p>0.250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006" calcext:value-type="float">
            <text:p>0.027006</text:p>
          </table:table-cell>
          <table:table-cell office:value-type="float" office:value="0.27564" calcext:value-type="float">
            <text:p>0.27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632" calcext:value-type="float">
            <text:p>0.027632</text:p>
          </table:table-cell>
          <table:table-cell office:value-type="float" office:value="0.25932" calcext:value-type="float">
            <text:p>0.259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363" calcext:value-type="float">
            <text:p>0.027363</text:p>
          </table:table-cell>
          <table:table-cell office:value-type="float" office:value="0.25949" calcext:value-type="float">
            <text:p>0.259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722" calcext:value-type="float">
            <text:p>0.027722</text:p>
          </table:table-cell>
          <table:table-cell office:value-type="float" office:value="0.24111" calcext:value-type="float">
            <text:p>0.24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051" calcext:value-type="float">
            <text:p>0.028051</text:p>
          </table:table-cell>
          <table:table-cell office:value-type="float" office:value="0.22356" calcext:value-type="float">
            <text:p>0.22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373" calcext:value-type="float">
            <text:p>0.028373</text:p>
          </table:table-cell>
          <table:table-cell office:value-type="float" office:value="0.20696" calcext:value-type="float">
            <text:p>0.206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844" calcext:value-type="float">
            <text:p>0.026844</text:p>
          </table:table-cell>
          <table:table-cell office:value-type="float" office:value="0.26237" calcext:value-type="float">
            <text:p>0.262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0.23807" calcext:value-type="float">
            <text:p>0.238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657" calcext:value-type="float">
            <text:p>0.027657</text:p>
          </table:table-cell>
          <table:table-cell office:value-type="float" office:value="0.25893" calcext:value-type="float">
            <text:p>0.258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809" calcext:value-type="float">
            <text:p>0.029809</text:p>
          </table:table-cell>
          <table:table-cell office:value-type="float" office:value="0.26306" calcext:value-type="float">
            <text:p>0.263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25094" calcext:value-type="float">
            <text:p>0.250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24193" calcext:value-type="float">
            <text:p>0.241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506" calcext:value-type="float">
            <text:p>0.027506</text:p>
          </table:table-cell>
          <table:table-cell office:value-type="float" office:value="0.30487" calcext:value-type="float">
            <text:p>0.304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26111" calcext:value-type="float">
            <text:p>0.261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24691" calcext:value-type="float">
            <text:p>0.246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25907" calcext:value-type="float">
            <text:p>0.259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27839" calcext:value-type="float">
            <text:p>0.278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513" calcext:value-type="float">
            <text:p>0.029513</text:p>
          </table:table-cell>
          <table:table-cell office:value-type="float" office:value="0.26988" calcext:value-type="float">
            <text:p>0.269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0.25045" calcext:value-type="float">
            <text:p>0.250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123" calcext:value-type="float">
            <text:p>0.028123</text:p>
          </table:table-cell>
          <table:table-cell office:value-type="float" office:value="0.24345" calcext:value-type="float">
            <text:p>0.243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23017" calcext:value-type="float">
            <text:p>0.230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25973" calcext:value-type="float">
            <text:p>0.259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388" calcext:value-type="float">
            <text:p>0.027388</text:p>
          </table:table-cell>
          <table:table-cell office:value-type="float" office:value="0.27875" calcext:value-type="float">
            <text:p>0.27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571" calcext:value-type="float">
            <text:p>0.029571</text:p>
          </table:table-cell>
          <table:table-cell office:value-type="float" office:value="0.22302" calcext:value-type="float">
            <text:p>0.223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119" calcext:value-type="float">
            <text:p>0.026119</text:p>
          </table:table-cell>
          <table:table-cell office:value-type="float" office:value="0.24525" calcext:value-type="float">
            <text:p>0.245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2559" calcext:value-type="float">
            <text:p>0.2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974" calcext:value-type="float">
            <text:p>0.029974</text:p>
          </table:table-cell>
          <table:table-cell office:value-type="float" office:value="0.26205" calcext:value-type="float">
            <text:p>0.262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552" calcext:value-type="float">
            <text:p>0.028552</text:p>
          </table:table-cell>
          <table:table-cell office:value-type="float" office:value="0.23112" calcext:value-type="float">
            <text:p>0.231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24877" calcext:value-type="float">
            <text:p>0.248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87" calcext:value-type="float">
            <text:p>0.029387</text:p>
          </table:table-cell>
          <table:table-cell office:value-type="float" office:value="0.2431" calcext:value-type="float">
            <text:p>0.24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46" calcext:value-type="float">
            <text:p>0.028946</text:p>
          </table:table-cell>
          <table:table-cell office:value-type="float" office:value="0.25048" calcext:value-type="float">
            <text:p>0.250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902" calcext:value-type="float">
            <text:p>0.027902</text:p>
          </table:table-cell>
          <table:table-cell office:value-type="float" office:value="0.22785" calcext:value-type="float">
            <text:p>0.227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53" calcext:value-type="float">
            <text:p>0.029353</text:p>
          </table:table-cell>
          <table:table-cell office:value-type="float" office:value="0.24325" calcext:value-type="float">
            <text:p>0.243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0.24823" calcext:value-type="float">
            <text:p>0.24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612" calcext:value-type="float">
            <text:p>0.029612</text:p>
          </table:table-cell>
          <table:table-cell office:value-type="float" office:value="0.2637" calcext:value-type="float">
            <text:p>0.26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76" calcext:value-type="float">
            <text:p>0.027876</text:p>
          </table:table-cell>
          <table:table-cell office:value-type="float" office:value="0.28091" calcext:value-type="float">
            <text:p>0.280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779" calcext:value-type="float">
            <text:p>0.029779</text:p>
          </table:table-cell>
          <table:table-cell office:value-type="float" office:value="0.24541" calcext:value-type="float">
            <text:p>0.245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22414" calcext:value-type="float">
            <text:p>0.224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056" calcext:value-type="float">
            <text:p>0.029056</text:p>
          </table:table-cell>
          <table:table-cell office:value-type="float" office:value="0.25371" calcext:value-type="float">
            <text:p>0.253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96" calcext:value-type="float">
            <text:p>0.027896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214" calcext:value-type="float">
            <text:p>0.027214</text:p>
          </table:table-cell>
          <table:table-cell office:value-type="float" office:value="0.25872" calcext:value-type="float">
            <text:p>0.258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23266" calcext:value-type="float">
            <text:p>0.232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56" calcext:value-type="float">
            <text:p>0.028356</text:p>
          </table:table-cell>
          <table:table-cell office:value-type="float" office:value="0.23292" calcext:value-type="float">
            <text:p>0.232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30947" calcext:value-type="float">
            <text:p>0.309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58" calcext:value-type="float">
            <text:p>0.028958</text:p>
          </table:table-cell>
          <table:table-cell office:value-type="float" office:value="0.25269" calcext:value-type="float">
            <text:p>0.252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26864" calcext:value-type="float">
            <text:p>0.268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0.23789" calcext:value-type="float">
            <text:p>0.237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.25149" calcext:value-type="float">
            <text:p>0.251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668" calcext:value-type="float">
            <text:p>0.027668</text:p>
          </table:table-cell>
          <table:table-cell office:value-type="float" office:value="0.26377" calcext:value-type="float">
            <text:p>0.263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44" calcext:value-type="float">
            <text:p>0.028344</text:p>
          </table:table-cell>
          <table:table-cell office:value-type="float" office:value="0.26743" calcext:value-type="float">
            <text:p>0.267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723" calcext:value-type="float">
            <text:p>0.027723</text:p>
          </table:table-cell>
          <table:table-cell office:value-type="float" office:value="0.27131" calcext:value-type="float">
            <text:p>0.271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23" calcext:value-type="float">
            <text:p>0.030523</text:p>
          </table:table-cell>
          <table:table-cell office:value-type="float" office:value="0.23537" calcext:value-type="float">
            <text:p>0.235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12" calcext:value-type="float">
            <text:p>0.028312</text:p>
          </table:table-cell>
          <table:table-cell office:value-type="float" office:value="0.23438" calcext:value-type="float">
            <text:p>0.234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553" calcext:value-type="float">
            <text:p>0.027553</text:p>
          </table:table-cell>
          <table:table-cell office:value-type="float" office:value="0.28733" calcext:value-type="float">
            <text:p>0.287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081" calcext:value-type="float">
            <text:p>0.029081</text:p>
          </table:table-cell>
          <table:table-cell office:value-type="float" office:value="0.24735" calcext:value-type="float">
            <text:p>0.24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167" calcext:value-type="float">
            <text:p>0.029167</text:p>
          </table:table-cell>
          <table:table-cell office:value-type="float" office:value="0.26628" calcext:value-type="float">
            <text:p>0.266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168" calcext:value-type="float">
            <text:p>0.026168</text:p>
          </table:table-cell>
          <table:table-cell office:value-type="float" office:value="0.26492" calcext:value-type="float">
            <text:p>0.264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.29049" calcext:value-type="float">
            <text:p>0.29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018" calcext:value-type="float">
            <text:p>0.031018</text:p>
          </table:table-cell>
          <table:table-cell office:value-type="float" office:value="0.26395" calcext:value-type="float">
            <text:p>0.263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009" calcext:value-type="float">
            <text:p>0.026009</text:p>
          </table:table-cell>
          <table:table-cell office:value-type="float" office:value="0.25059" calcext:value-type="float">
            <text:p>0.250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24504" calcext:value-type="float">
            <text:p>0.24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967" calcext:value-type="float">
            <text:p>0.027967</text:p>
          </table:table-cell>
          <table:table-cell office:value-type="float" office:value="0.25866" calcext:value-type="float">
            <text:p>0.258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25362" calcext:value-type="float">
            <text:p>0.253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998" calcext:value-type="float">
            <text:p>0.029998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459" calcext:value-type="float">
            <text:p>0.030459</text:p>
          </table:table-cell>
          <table:table-cell office:value-type="float" office:value="0.25829" calcext:value-type="float">
            <text:p>0.258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26636" calcext:value-type="float">
            <text:p>0.266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27614" calcext:value-type="float">
            <text:p>0.276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94" calcext:value-type="float">
            <text:p>0.02894</text:p>
          </table:table-cell>
          <table:table-cell office:value-type="float" office:value="0.27994" calcext:value-type="float">
            <text:p>0.279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572" calcext:value-type="float">
            <text:p>0.029572</text:p>
          </table:table-cell>
          <table:table-cell office:value-type="float" office:value="0.24425" calcext:value-type="float">
            <text:p>0.244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564" calcext:value-type="float">
            <text:p>0.026564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774" calcext:value-type="float">
            <text:p>0.029774</text:p>
          </table:table-cell>
          <table:table-cell office:value-type="float" office:value="0.24379" calcext:value-type="float">
            <text:p>0.243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53" calcext:value-type="float">
            <text:p>0.029853</text:p>
          </table:table-cell>
          <table:table-cell office:value-type="float" office:value="0.24108" calcext:value-type="float">
            <text:p>0.241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24654" calcext:value-type="float">
            <text:p>0.246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488" calcext:value-type="float">
            <text:p>0.029488</text:p>
          </table:table-cell>
          <table:table-cell office:value-type="float" office:value="0.27266" calcext:value-type="float">
            <text:p>0.27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47" calcext:value-type="float">
            <text:p>0.029247</text:p>
          </table:table-cell>
          <table:table-cell office:value-type="float" office:value="0.24551" calcext:value-type="float">
            <text:p>0.245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9357" calcext:value-type="float">
            <text:p>0.293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555" calcext:value-type="float">
            <text:p>0.029555</text:p>
          </table:table-cell>
          <table:table-cell office:value-type="float" office:value="0.27366" calcext:value-type="float">
            <text:p>0.273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987" calcext:value-type="float">
            <text:p>0.029987</text:p>
          </table:table-cell>
          <table:table-cell office:value-type="float" office:value="0.26217" calcext:value-type="float">
            <text:p>0.262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778" calcext:value-type="float">
            <text:p>0.026778</text:p>
          </table:table-cell>
          <table:table-cell office:value-type="float" office:value="0.30136" calcext:value-type="float">
            <text:p>0.301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983" calcext:value-type="float">
            <text:p>0.028983</text:p>
          </table:table-cell>
          <table:table-cell office:value-type="float" office:value="0.30243" calcext:value-type="float">
            <text:p>0.302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24536" calcext:value-type="float">
            <text:p>0.245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777" calcext:value-type="float">
            <text:p>0.026777</text:p>
          </table:table-cell>
          <table:table-cell office:value-type="float" office:value="0.28023" calcext:value-type="float">
            <text:p>0.28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26299" calcext:value-type="float">
            <text:p>0.262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24" calcext:value-type="float">
            <text:p>0.029824</text:p>
          </table:table-cell>
          <table:table-cell office:value-type="float" office:value="0.23531" calcext:value-type="float">
            <text:p>0.235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785" calcext:value-type="float">
            <text:p>0.028785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295" calcext:value-type="float">
            <text:p>0.031295</text:p>
          </table:table-cell>
          <table:table-cell office:value-type="float" office:value="0.25964" calcext:value-type="float">
            <text:p>0.259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755" calcext:value-type="float">
            <text:p>0.027755</text:p>
          </table:table-cell>
          <table:table-cell office:value-type="float" office:value="0.27281" calcext:value-type="float">
            <text:p>0.272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26648" calcext:value-type="float">
            <text:p>0.266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24535" calcext:value-type="float">
            <text:p>0.24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174" calcext:value-type="float">
            <text:p>0.027174</text:p>
          </table:table-cell>
          <table:table-cell office:value-type="float" office:value="0.27942" calcext:value-type="float">
            <text:p>0.279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29923" calcext:value-type="float">
            <text:p>0.299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1" calcext:value-type="float">
            <text:p>0.028371</text:p>
          </table:table-cell>
          <table:table-cell office:value-type="float" office:value="0.26938" calcext:value-type="float">
            <text:p>0.269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.24887" calcext:value-type="float">
            <text:p>0.248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042" calcext:value-type="float">
            <text:p>0.029042</text:p>
          </table:table-cell>
          <table:table-cell office:value-type="float" office:value="0.28085" calcext:value-type="float">
            <text:p>0.280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22" calcext:value-type="float">
            <text:p>0.029222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28874" calcext:value-type="float">
            <text:p>0.288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47" calcext:value-type="float">
            <text:p>0.028647</text:p>
          </table:table-cell>
          <table:table-cell office:value-type="float" office:value="0.25223" calcext:value-type="float">
            <text:p>0.25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162" calcext:value-type="float">
            <text:p>0.030162</text:p>
          </table:table-cell>
          <table:table-cell office:value-type="float" office:value="0.24181" calcext:value-type="float">
            <text:p>0.24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682" calcext:value-type="float">
            <text:p>0.029682</text:p>
          </table:table-cell>
          <table:table-cell office:value-type="float" office:value="0.27586" calcext:value-type="float">
            <text:p>0.275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.27766" calcext:value-type="float">
            <text:p>0.27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26992" calcext:value-type="float">
            <text:p>0.26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758" calcext:value-type="float">
            <text:p>0.029758</text:p>
          </table:table-cell>
          <table:table-cell office:value-type="float" office:value="0.26623" calcext:value-type="float">
            <text:p>0.266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655" calcext:value-type="float">
            <text:p>0.029655</text:p>
          </table:table-cell>
          <table:table-cell office:value-type="float" office:value="0.28237" calcext:value-type="float">
            <text:p>0.282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095" calcext:value-type="float">
            <text:p>0.028095</text:p>
          </table:table-cell>
          <table:table-cell office:value-type="float" office:value="0.27989" calcext:value-type="float">
            <text:p>0.27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25097" calcext:value-type="float">
            <text:p>0.250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413" calcext:value-type="float">
            <text:p>0.029413</text:p>
          </table:table-cell>
          <table:table-cell office:value-type="float" office:value="0.31162" calcext:value-type="float">
            <text:p>0.311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1535" calcext:value-type="float">
            <text:p>0.031535</text:p>
          </table:table-cell>
          <table:table-cell office:value-type="float" office:value="0.25637" calcext:value-type="float">
            <text:p>0.256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929" calcext:value-type="float">
            <text:p>0.030929</text:p>
          </table:table-cell>
          <table:table-cell office:value-type="float" office:value="0.27215" calcext:value-type="float">
            <text:p>0.272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27394" calcext:value-type="float">
            <text:p>0.273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596" calcext:value-type="float">
            <text:p>0.028596</text:p>
          </table:table-cell>
          <table:table-cell office:value-type="float" office:value="0.27047" calcext:value-type="float">
            <text:p>0.270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02" calcext:value-type="float">
            <text:p>0.028902</text:p>
          </table:table-cell>
          <table:table-cell office:value-type="float" office:value="0.27259" calcext:value-type="float">
            <text:p>0.272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08" calcext:value-type="float">
            <text:p>0.028808</text:p>
          </table:table-cell>
          <table:table-cell office:value-type="float" office:value="0.27688" calcext:value-type="float">
            <text:p>0.276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57" calcext:value-type="float">
            <text:p>0.029557</text:p>
          </table:table-cell>
          <table:table-cell office:value-type="float" office:value="0.2634" calcext:value-type="float">
            <text:p>0.26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0.28975" calcext:value-type="float">
            <text:p>0.28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313" calcext:value-type="float">
            <text:p>0.028313</text:p>
          </table:table-cell>
          <table:table-cell office:value-type="float" office:value="0.26784" calcext:value-type="float">
            <text:p>0.267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795" calcext:value-type="float">
            <text:p>0.028795</text:p>
          </table:table-cell>
          <table:table-cell office:value-type="float" office:value="0.28582" calcext:value-type="float">
            <text:p>0.285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142" calcext:value-type="float">
            <text:p>0.030142</text:p>
          </table:table-cell>
          <table:table-cell office:value-type="float" office:value="0.25349" calcext:value-type="float">
            <text:p>0.253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73" calcext:value-type="float">
            <text:p>0.027673</text:p>
          </table:table-cell>
          <table:table-cell office:value-type="float" office:value="0.2879" calcext:value-type="float">
            <text:p>0.28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72" calcext:value-type="float">
            <text:p>0.028172</text:p>
          </table:table-cell>
          <table:table-cell office:value-type="float" office:value="0.28921" calcext:value-type="float">
            <text:p>0.289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0.30756" calcext:value-type="float">
            <text:p>0.307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212" calcext:value-type="float">
            <text:p>0.027212</text:p>
          </table:table-cell>
          <table:table-cell office:value-type="float" office:value="0.29628" calcext:value-type="float">
            <text:p>0.296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26967" calcext:value-type="float">
            <text:p>0.269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605" calcext:value-type="float">
            <text:p>0.028605</text:p>
          </table:table-cell>
          <table:table-cell office:value-type="float" office:value="0.23809" calcext:value-type="float">
            <text:p>0.238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37" calcext:value-type="float">
            <text:p>0.028837</text:p>
          </table:table-cell>
          <table:table-cell office:value-type="float" office:value="0.28458" calcext:value-type="float">
            <text:p>0.284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06" calcext:value-type="float">
            <text:p>0.027606</text:p>
          </table:table-cell>
          <table:table-cell office:value-type="float" office:value="0.29336" calcext:value-type="float">
            <text:p>0.293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6923" calcext:value-type="float">
            <text:p>0.026923</text:p>
          </table:table-cell>
          <table:table-cell office:value-type="float" office:value="0.25865" calcext:value-type="float">
            <text:p>0.258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84" calcext:value-type="float">
            <text:p>0.028484</text:p>
          </table:table-cell>
          <table:table-cell office:value-type="float" office:value="0.25723" calcext:value-type="float">
            <text:p>0.257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2421" calcext:value-type="float">
            <text:p>0.24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0.29512" calcext:value-type="float">
            <text:p>0.295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06" calcext:value-type="float">
            <text:p>0.028106</text:p>
          </table:table-cell>
          <table:table-cell office:value-type="float" office:value="0.28444" calcext:value-type="float">
            <text:p>0.284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669" calcext:value-type="float">
            <text:p>0.029669</text:p>
          </table:table-cell>
          <table:table-cell office:value-type="float" office:value="0.25702" calcext:value-type="float">
            <text:p>0.25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28868" calcext:value-type="float">
            <text:p>0.288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247" calcext:value-type="float">
            <text:p>0.027247</text:p>
          </table:table-cell>
          <table:table-cell office:value-type="float" office:value="0.28084" calcext:value-type="float">
            <text:p>0.280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263" calcext:value-type="float">
            <text:p>0.030263</text:p>
          </table:table-cell>
          <table:table-cell office:value-type="float" office:value="0.3158" calcext:value-type="float">
            <text:p>0.31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982" calcext:value-type="float">
            <text:p>0.027982</text:p>
          </table:table-cell>
          <table:table-cell office:value-type="float" office:value="0.28071" calcext:value-type="float">
            <text:p>0.280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78" calcext:value-type="float">
            <text:p>0.029578</text:p>
          </table:table-cell>
          <table:table-cell office:value-type="float" office:value="0.26739" calcext:value-type="float">
            <text:p>0.26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971" calcext:value-type="float">
            <text:p>0.029971</text:p>
          </table:table-cell>
          <table:table-cell office:value-type="float" office:value="0.28271" calcext:value-type="float">
            <text:p>0.282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28788" calcext:value-type="float">
            <text:p>0.287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054" calcext:value-type="float">
            <text:p>0.029054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0.28814" calcext:value-type="float">
            <text:p>0.288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25901" calcext:value-type="float">
            <text:p>0.259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0.26242" calcext:value-type="float">
            <text:p>0.26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0.28299" calcext:value-type="float">
            <text:p>0.282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28004" calcext:value-type="float">
            <text:p>0.280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27324" calcext:value-type="float">
            <text:p>0.273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731" calcext:value-type="float">
            <text:p>0.029731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49" calcext:value-type="float">
            <text:p>0.029549</text:p>
          </table:table-cell>
          <table:table-cell office:value-type="float" office:value="0.25537" calcext:value-type="float">
            <text:p>0.255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862" calcext:value-type="float">
            <text:p>0.030862</text:p>
          </table:table-cell>
          <table:table-cell office:value-type="float" office:value="0.26345" calcext:value-type="float">
            <text:p>0.263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471" calcext:value-type="float">
            <text:p>0.029471</text:p>
          </table:table-cell>
          <table:table-cell office:value-type="float" office:value="0.28323" calcext:value-type="float">
            <text:p>0.283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48" calcext:value-type="float">
            <text:p>0.029048</text:p>
          </table:table-cell>
          <table:table-cell office:value-type="float" office:value="0.26017" calcext:value-type="float">
            <text:p>0.260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6805" calcext:value-type="float">
            <text:p>0.026805</text:p>
          </table:table-cell>
          <table:table-cell office:value-type="float" office:value="0.31674" calcext:value-type="float">
            <text:p>0.316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8" calcext:value-type="float">
            <text:p>0.02908</text:p>
          </table:table-cell>
          <table:table-cell office:value-type="float" office:value="0.30241" calcext:value-type="float">
            <text:p>0.30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0.27496" calcext:value-type="float">
            <text:p>0.274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907" calcext:value-type="float">
            <text:p>0.029907</text:p>
          </table:table-cell>
          <table:table-cell office:value-type="float" office:value="0.26172" calcext:value-type="float">
            <text:p>0.26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29217" calcext:value-type="float">
            <text:p>0.292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2404" calcext:value-type="float">
            <text:p>0.032404</text:p>
          </table:table-cell>
          <table:table-cell office:value-type="float" office:value="0.24318" calcext:value-type="float">
            <text:p>0.243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746" calcext:value-type="float">
            <text:p>0.030746</text:p>
          </table:table-cell>
          <table:table-cell office:value-type="float" office:value="0.28269" calcext:value-type="float">
            <text:p>0.282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25" calcext:value-type="float">
            <text:p>0.028925</text:p>
          </table:table-cell>
          <table:table-cell office:value-type="float" office:value="0.28244" calcext:value-type="float">
            <text:p>0.28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54" calcext:value-type="float">
            <text:p>0.029554</text:p>
          </table:table-cell>
          <table:table-cell office:value-type="float" office:value="0.25594" calcext:value-type="float">
            <text:p>0.25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06" calcext:value-type="float">
            <text:p>0.029506</text:p>
          </table:table-cell>
          <table:table-cell office:value-type="float" office:value="0.29325" calcext:value-type="float">
            <text:p>0.29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73" calcext:value-type="float">
            <text:p>0.028973</text:p>
          </table:table-cell>
          <table:table-cell office:value-type="float" office:value="0.24449" calcext:value-type="float">
            <text:p>0.244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27408" calcext:value-type="float">
            <text:p>0.274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23" calcext:value-type="float">
            <text:p>0.028923</text:p>
          </table:table-cell>
          <table:table-cell office:value-type="float" office:value="0.28647" calcext:value-type="float">
            <text:p>0.28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853" calcext:value-type="float">
            <text:p>0.027853</text:p>
          </table:table-cell>
          <table:table-cell office:value-type="float" office:value="0.30042" calcext:value-type="float">
            <text:p>0.30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0.2925" calcext:value-type="float">
            <text:p>0.2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25941" calcext:value-type="float">
            <text:p>0.25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.27584" calcext:value-type="float">
            <text:p>0.27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0.25618" calcext:value-type="float">
            <text:p>0.256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28947" calcext:value-type="float">
            <text:p>0.289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143" calcext:value-type="float">
            <text:p>0.029143</text:p>
          </table:table-cell>
          <table:table-cell office:value-type="float" office:value="0.30137" calcext:value-type="float">
            <text:p>0.30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26928" calcext:value-type="float">
            <text:p>0.269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24498" calcext:value-type="float">
            <text:p>0.244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395" calcext:value-type="float">
            <text:p>0.031395</text:p>
          </table:table-cell>
          <table:table-cell office:value-type="float" office:value="0.25591" calcext:value-type="float">
            <text:p>0.255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686" calcext:value-type="float">
            <text:p>0.028686</text:p>
          </table:table-cell>
          <table:table-cell office:value-type="float" office:value="0.29083" calcext:value-type="float">
            <text:p>0.29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30663" calcext:value-type="float">
            <text:p>0.30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337" calcext:value-type="float">
            <text:p>0.029337</text:p>
          </table:table-cell>
          <table:table-cell office:value-type="float" office:value="0.28445" calcext:value-type="float">
            <text:p>0.28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0.29276" calcext:value-type="float">
            <text:p>0.29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28785" calcext:value-type="float">
            <text:p>0.287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927" calcext:value-type="float">
            <text:p>0.029927</text:p>
          </table:table-cell>
          <table:table-cell office:value-type="float" office:value="0.26714" calcext:value-type="float">
            <text:p>0.267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93" calcext:value-type="float">
            <text:p>0.029593</text:p>
          </table:table-cell>
          <table:table-cell office:value-type="float" office:value="0.27945" calcext:value-type="float">
            <text:p>0.279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01" calcext:value-type="float">
            <text:p>0.029601</text:p>
          </table:table-cell>
          <table:table-cell office:value-type="float" office:value="0.24773" calcext:value-type="float">
            <text:p>0.24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432" calcext:value-type="float">
            <text:p>0.029432</text:p>
          </table:table-cell>
          <table:table-cell office:value-type="float" office:value="0.27213" calcext:value-type="float">
            <text:p>0.272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055" calcext:value-type="float">
            <text:p>0.03105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68" calcext:value-type="float">
            <text:p>0.028368</text:p>
          </table:table-cell>
          <table:table-cell office:value-type="float" office:value="0.30023" calcext:value-type="float">
            <text:p>0.30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08" calcext:value-type="float">
            <text:p>0.028308</text:p>
          </table:table-cell>
          <table:table-cell office:value-type="float" office:value="0.27634" calcext:value-type="float">
            <text:p>0.276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947" calcext:value-type="float">
            <text:p>0.027947</text:p>
          </table:table-cell>
          <table:table-cell office:value-type="float" office:value="0.29777" calcext:value-type="float">
            <text:p>0.297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845" calcext:value-type="float">
            <text:p>0.029845</text:p>
          </table:table-cell>
          <table:table-cell office:value-type="float" office:value="0.27895" calcext:value-type="float">
            <text:p>0.278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89" calcext:value-type="float">
            <text:p>0.029689</text:p>
          </table:table-cell>
          <table:table-cell office:value-type="float" office:value="0.28772" calcext:value-type="float">
            <text:p>0.287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52" calcext:value-type="float">
            <text:p>0.029052</text:p>
          </table:table-cell>
          <table:table-cell office:value-type="float" office:value="0.27673" calcext:value-type="float">
            <text:p>0.27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26" calcext:value-type="float">
            <text:p>0.029526</text:p>
          </table:table-cell>
          <table:table-cell office:value-type="float" office:value="0.30572" calcext:value-type="float">
            <text:p>0.305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24" calcext:value-type="float">
            <text:p>0.028824</text:p>
          </table:table-cell>
          <table:table-cell office:value-type="float" office:value="0.29218" calcext:value-type="float">
            <text:p>0.292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011" calcext:value-type="float">
            <text:p>0.031011</text:p>
          </table:table-cell>
          <table:table-cell office:value-type="float" office:value="0.27529" calcext:value-type="float">
            <text:p>0.275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27003" calcext:value-type="float">
            <text:p>0.27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651" calcext:value-type="float">
            <text:p>0.027651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171" calcext:value-type="float">
            <text:p>0.028171</text:p>
          </table:table-cell>
          <table:table-cell office:value-type="float" office:value="0.29051" calcext:value-type="float">
            <text:p>0.290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06" calcext:value-type="float">
            <text:p>0.029406</text:p>
          </table:table-cell>
          <table:table-cell office:value-type="float" office:value="0.28112" calcext:value-type="float">
            <text:p>0.281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28368" calcext:value-type="float">
            <text:p>0.28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29964" calcext:value-type="float">
            <text:p>0.299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29554" calcext:value-type="float">
            <text:p>0.295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863" calcext:value-type="float">
            <text:p>0.030863</text:p>
          </table:table-cell>
          <table:table-cell office:value-type="float" office:value="0.2892" calcext:value-type="float">
            <text:p>0.28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485" calcext:value-type="float">
            <text:p>0.028485</text:p>
          </table:table-cell>
          <table:table-cell office:value-type="float" office:value="0.29244" calcext:value-type="float">
            <text:p>0.292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61" calcext:value-type="float">
            <text:p>0.030061</text:p>
          </table:table-cell>
          <table:table-cell office:value-type="float" office:value="0.28098" calcext:value-type="float">
            <text:p>0.280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003" calcext:value-type="float">
            <text:p>0.029003</text:p>
          </table:table-cell>
          <table:table-cell office:value-type="float" office:value="0.28078" calcext:value-type="float">
            <text:p>0.280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29227" calcext:value-type="float">
            <text:p>0.292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865" calcext:value-type="float">
            <text:p>0.029865</text:p>
          </table:table-cell>
          <table:table-cell office:value-type="float" office:value="0.28438" calcext:value-type="float">
            <text:p>0.284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053" calcext:value-type="float">
            <text:p>0.028053</text:p>
          </table:table-cell>
          <table:table-cell office:value-type="float" office:value="0.31537" calcext:value-type="float">
            <text:p>0.315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544" calcext:value-type="float">
            <text:p>0.030544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29554" calcext:value-type="float">
            <text:p>0.295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668" calcext:value-type="float">
            <text:p>0.027668</text:p>
          </table:table-cell>
          <table:table-cell office:value-type="float" office:value="0.31258" calcext:value-type="float">
            <text:p>0.312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29129" calcext:value-type="float">
            <text:p>0.291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988" calcext:value-type="float">
            <text:p>0.029988</text:p>
          </table:table-cell>
          <table:table-cell office:value-type="float" office:value="0.32406" calcext:value-type="float">
            <text:p>0.324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979" calcext:value-type="float">
            <text:p>0.028979</text:p>
          </table:table-cell>
          <table:table-cell office:value-type="float" office:value="0.29678" calcext:value-type="float">
            <text:p>0.296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642" calcext:value-type="float">
            <text:p>0.027642</text:p>
          </table:table-cell>
          <table:table-cell office:value-type="float" office:value="0.29313" calcext:value-type="float">
            <text:p>0.293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155" calcext:value-type="float">
            <text:p>0.02915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29185" calcext:value-type="float">
            <text:p>0.291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325" calcext:value-type="float">
            <text:p>0.030325</text:p>
          </table:table-cell>
          <table:table-cell office:value-type="float" office:value="0.29344" calcext:value-type="float">
            <text:p>0.293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846" calcext:value-type="float">
            <text:p>0.031846</text:p>
          </table:table-cell>
          <table:table-cell office:value-type="float" office:value="0.27386" calcext:value-type="float">
            <text:p>0.273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6534" calcext:value-type="float">
            <text:p>0.026534</text:p>
          </table:table-cell>
          <table:table-cell office:value-type="float" office:value="0.2837" calcext:value-type="float">
            <text:p>0.28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30621" calcext:value-type="float">
            <text:p>0.306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0.29353" calcext:value-type="float">
            <text:p>0.293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649" calcext:value-type="float">
            <text:p>0.030649</text:p>
          </table:table-cell>
          <table:table-cell office:value-type="float" office:value="0.30358" calcext:value-type="float">
            <text:p>0.303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28437" calcext:value-type="float">
            <text:p>0.284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387" calcext:value-type="float">
            <text:p>0.027387</text:p>
          </table:table-cell>
          <table:table-cell office:value-type="float" office:value="0.30758" calcext:value-type="float">
            <text:p>0.307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303" calcext:value-type="float">
            <text:p>0.029303</text:p>
          </table:table-cell>
          <table:table-cell office:value-type="float" office:value="0.31357" calcext:value-type="float">
            <text:p>0.313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28511" calcext:value-type="float">
            <text:p>0.285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955" calcext:value-type="float">
            <text:p>0.030955</text:p>
          </table:table-cell>
          <table:table-cell office:value-type="float" office:value="0.27866" calcext:value-type="float">
            <text:p>0.278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27739" calcext:value-type="float">
            <text:p>0.277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0.29292" calcext:value-type="float">
            <text:p>0.29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0.2929" calcext:value-type="float">
            <text:p>0.29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829" calcext:value-type="float">
            <text:p>0.027829</text:p>
          </table:table-cell>
          <table:table-cell office:value-type="float" office:value="0.27817" calcext:value-type="float">
            <text:p>0.278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29917" calcext:value-type="float">
            <text:p>0.299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29735" calcext:value-type="float">
            <text:p>0.297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314" calcext:value-type="float">
            <text:p>0.031314</text:p>
          </table:table-cell>
          <table:table-cell office:value-type="float" office:value="0.2826" calcext:value-type="float">
            <text:p>0.28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249" calcext:value-type="float">
            <text:p>0.030249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35" calcext:value-type="float">
            <text:p>0.030035</text:p>
          </table:table-cell>
          <table:table-cell office:value-type="float" office:value="0.30759" calcext:value-type="float">
            <text:p>0.307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344" calcext:value-type="float">
            <text:p>0.031344</text:p>
          </table:table-cell>
          <table:table-cell office:value-type="float" office:value="0.26438" calcext:value-type="float">
            <text:p>0.264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28221" calcext:value-type="float">
            <text:p>0.282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738" calcext:value-type="float">
            <text:p>0.027738</text:p>
          </table:table-cell>
          <table:table-cell office:value-type="float" office:value="0.29232" calcext:value-type="float">
            <text:p>0.29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848" calcext:value-type="float">
            <text:p>0.028848</text:p>
          </table:table-cell>
          <table:table-cell office:value-type="float" office:value="0.27538" calcext:value-type="float">
            <text:p>0.275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891" calcext:value-type="float">
            <text:p>0.029891</text:p>
          </table:table-cell>
          <table:table-cell office:value-type="float" office:value="0.27479" calcext:value-type="float">
            <text:p>0.274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266" calcext:value-type="float">
            <text:p>0.031266</text:p>
          </table:table-cell>
          <table:table-cell office:value-type="float" office:value="0.29114" calcext:value-type="float">
            <text:p>0.291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807" calcext:value-type="float">
            <text:p>0.028807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27842" calcext:value-type="float">
            <text:p>0.278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517" calcext:value-type="float">
            <text:p>0.030517</text:p>
          </table:table-cell>
          <table:table-cell office:value-type="float" office:value="0.29299" calcext:value-type="float">
            <text:p>0.29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085" calcext:value-type="float">
            <text:p>0.029085</text:p>
          </table:table-cell>
          <table:table-cell office:value-type="float" office:value="0.29443" calcext:value-type="float">
            <text:p>0.294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46" calcext:value-type="float">
            <text:p>0.031246</text:p>
          </table:table-cell>
          <table:table-cell office:value-type="float" office:value="0.28245" calcext:value-type="float">
            <text:p>0.282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798" calcext:value-type="float">
            <text:p>0.031798</text:p>
          </table:table-cell>
          <table:table-cell office:value-type="float" office:value="0.31565" calcext:value-type="float">
            <text:p>0.315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623" calcext:value-type="float">
            <text:p>0.029623</text:p>
          </table:table-cell>
          <table:table-cell office:value-type="float" office:value="0.32099" calcext:value-type="float">
            <text:p>0.320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106" calcext:value-type="float">
            <text:p>0.032106</text:p>
          </table:table-cell>
          <table:table-cell office:value-type="float" office:value="0.28052" calcext:value-type="float">
            <text:p>0.280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694" calcext:value-type="float">
            <text:p>0.030694</text:p>
          </table:table-cell>
          <table:table-cell office:value-type="float" office:value="0.27385" calcext:value-type="float">
            <text:p>0.273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30711" calcext:value-type="float">
            <text:p>0.307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242" calcext:value-type="float">
            <text:p>0.032242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708" calcext:value-type="float">
            <text:p>0.028708</text:p>
          </table:table-cell>
          <table:table-cell office:value-type="float" office:value="0.27838" calcext:value-type="float">
            <text:p>0.278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6708" calcext:value-type="float">
            <text:p>0.026708</text:p>
          </table:table-cell>
          <table:table-cell office:value-type="float" office:value="0.32058" calcext:value-type="float">
            <text:p>0.320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29133" calcext:value-type="float">
            <text:p>0.291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381" calcext:value-type="float">
            <text:p>0.030381</text:p>
          </table:table-cell>
          <table:table-cell office:value-type="float" office:value="0.32142" calcext:value-type="float">
            <text:p>0.321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072" calcext:value-type="float">
            <text:p>0.030072</text:p>
          </table:table-cell>
          <table:table-cell office:value-type="float" office:value="0.32485" calcext:value-type="float">
            <text:p>0.324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586" calcext:value-type="float">
            <text:p>0.027586</text:p>
          </table:table-cell>
          <table:table-cell office:value-type="float" office:value="0.2621" calcext:value-type="float">
            <text:p>0.26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26773" calcext:value-type="float">
            <text:p>0.267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685" calcext:value-type="float">
            <text:p>0.027685</text:p>
          </table:table-cell>
          <table:table-cell office:value-type="float" office:value="0.32612" calcext:value-type="float">
            <text:p>0.326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30535" calcext:value-type="float">
            <text:p>0.305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32047" calcext:value-type="float">
            <text:p>0.320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38" calcext:value-type="float">
            <text:p>0.028938</text:p>
          </table:table-cell>
          <table:table-cell office:value-type="float" office:value="0.33826" calcext:value-type="float">
            <text:p>0.338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14" calcext:value-type="float">
            <text:p>0.029514</text:p>
          </table:table-cell>
          <table:table-cell office:value-type="float" office:value="0.30319" calcext:value-type="float">
            <text:p>0.303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414" calcext:value-type="float">
            <text:p>0.028414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743" calcext:value-type="float">
            <text:p>0.030743</text:p>
          </table:table-cell>
          <table:table-cell office:value-type="float" office:value="0.30602" calcext:value-type="float">
            <text:p>0.306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114" calcext:value-type="float">
            <text:p>0.031114</text:p>
          </table:table-cell>
          <table:table-cell office:value-type="float" office:value="0.29273" calcext:value-type="float">
            <text:p>0.292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28754" calcext:value-type="float">
            <text:p>0.287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51" calcext:value-type="float">
            <text:p>0.029551</text:p>
          </table:table-cell>
          <table:table-cell office:value-type="float" office:value="0.31766" calcext:value-type="float">
            <text:p>0.317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52" calcext:value-type="float">
            <text:p>0.031252</text:p>
          </table:table-cell>
          <table:table-cell office:value-type="float" office:value="0.29985" calcext:value-type="float">
            <text:p>0.299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31244" calcext:value-type="float">
            <text:p>0.312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25566" calcext:value-type="float">
            <text:p>0.255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963" calcext:value-type="float">
            <text:p>0.027963</text:p>
          </table:table-cell>
          <table:table-cell office:value-type="float" office:value="0.3186" calcext:value-type="float">
            <text:p>0.3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505" calcext:value-type="float">
            <text:p>0.030505</text:p>
          </table:table-cell>
          <table:table-cell office:value-type="float" office:value="0.28489" calcext:value-type="float">
            <text:p>0.284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75" calcext:value-type="float">
            <text:p>0.028875</text:p>
          </table:table-cell>
          <table:table-cell office:value-type="float" office:value="0.32736" calcext:value-type="float">
            <text:p>0.327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0.29325" calcext:value-type="float">
            <text:p>0.293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39" calcext:value-type="float">
            <text:p>0.028939</text:p>
          </table:table-cell>
          <table:table-cell office:value-type="float" office:value="0.30554" calcext:value-type="float">
            <text:p>0.305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28129" calcext:value-type="float">
            <text:p>0.281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438" calcext:value-type="float">
            <text:p>0.029438</text:p>
          </table:table-cell>
          <table:table-cell office:value-type="float" office:value="0.28561" calcext:value-type="float">
            <text:p>0.285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39" calcext:value-type="float">
            <text:p>0.028839</text:p>
          </table:table-cell>
          <table:table-cell office:value-type="float" office:value="0.29323" calcext:value-type="float">
            <text:p>0.293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764" calcext:value-type="float">
            <text:p>0.031764</text:p>
          </table:table-cell>
          <table:table-cell office:value-type="float" office:value="0.30865" calcext:value-type="float">
            <text:p>0.308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614" calcext:value-type="float">
            <text:p>0.030614</text:p>
          </table:table-cell>
          <table:table-cell office:value-type="float" office:value="0.30178" calcext:value-type="float">
            <text:p>0.301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53" calcext:value-type="float">
            <text:p>0.029353</text:p>
          </table:table-cell>
          <table:table-cell office:value-type="float" office:value="0.32057" calcext:value-type="float">
            <text:p>0.320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38" calcext:value-type="float">
            <text:p>0.029538</text:p>
          </table:table-cell>
          <table:table-cell office:value-type="float" office:value="0.28449" calcext:value-type="float">
            <text:p>0.284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31252" calcext:value-type="float">
            <text:p>0.312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505" calcext:value-type="float">
            <text:p>0.028505</text:p>
          </table:table-cell>
          <table:table-cell office:value-type="float" office:value="0.31331" calcext:value-type="float">
            <text:p>0.313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797" calcext:value-type="float">
            <text:p>0.028797</text:p>
          </table:table-cell>
          <table:table-cell office:value-type="float" office:value="0.30194" calcext:value-type="float">
            <text:p>0.301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341" calcext:value-type="float">
            <text:p>0.027341</text:p>
          </table:table-cell>
          <table:table-cell office:value-type="float" office:value="0.31796" calcext:value-type="float">
            <text:p>0.317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30748" calcext:value-type="float">
            <text:p>0.307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26309" calcext:value-type="float">
            <text:p>0.263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32823" calcext:value-type="float">
            <text:p>0.328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.31217" calcext:value-type="float">
            <text:p>0.312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294" calcext:value-type="float">
            <text:p>0.027294</text:p>
          </table:table-cell>
          <table:table-cell office:value-type="float" office:value="0.31086" calcext:value-type="float">
            <text:p>0.310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19" calcext:value-type="float">
            <text:p>0.029019</text:p>
          </table:table-cell>
          <table:table-cell office:value-type="float" office:value="0.26963" calcext:value-type="float">
            <text:p>0.269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33198" calcext:value-type="float">
            <text:p>0.331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976" calcext:value-type="float">
            <text:p>0.031976</text:p>
          </table:table-cell>
          <table:table-cell office:value-type="float" office:value="0.30808" calcext:value-type="float">
            <text:p>0.308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28036" calcext:value-type="float">
            <text:p>0.280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764" calcext:value-type="float">
            <text:p>0.031764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729" calcext:value-type="float">
            <text:p>0.029729</text:p>
          </table:table-cell>
          <table:table-cell office:value-type="float" office:value="0.30322" calcext:value-type="float">
            <text:p>0.303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06" calcext:value-type="float">
            <text:p>0.029906</text:p>
          </table:table-cell>
          <table:table-cell office:value-type="float" office:value="0.33436" calcext:value-type="float">
            <text:p>0.334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182" calcext:value-type="float">
            <text:p>0.028182</text:p>
          </table:table-cell>
          <table:table-cell office:value-type="float" office:value="0.32269" calcext:value-type="float">
            <text:p>0.322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062" calcext:value-type="float">
            <text:p>0.030062</text:p>
          </table:table-cell>
          <table:table-cell office:value-type="float" office:value="0.33819" calcext:value-type="float">
            <text:p>0.338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33246" calcext:value-type="float">
            <text:p>0.332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81" calcext:value-type="float">
            <text:p>0.030181</text:p>
          </table:table-cell>
          <table:table-cell office:value-type="float" office:value="0.31355" calcext:value-type="float">
            <text:p>0.313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76" calcext:value-type="float">
            <text:p>0.029876</text:p>
          </table:table-cell>
          <table:table-cell office:value-type="float" office:value="0.33128" calcext:value-type="float">
            <text:p>0.331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234" calcext:value-type="float">
            <text:p>0.029234</text:p>
          </table:table-cell>
          <table:table-cell office:value-type="float" office:value="0.33571" calcext:value-type="float">
            <text:p>0.335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31401" calcext:value-type="float">
            <text:p>0.314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0.29313" calcext:value-type="float">
            <text:p>0.293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32199" calcext:value-type="float">
            <text:p>0.321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93" calcext:value-type="float">
            <text:p>0.029993</text:p>
          </table:table-cell>
          <table:table-cell office:value-type="float" office:value="0.31507" calcext:value-type="float">
            <text:p>0.315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936" calcext:value-type="float">
            <text:p>0.031936</text:p>
          </table:table-cell>
          <table:table-cell office:value-type="float" office:value="0.30642" calcext:value-type="float">
            <text:p>0.306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29698" calcext:value-type="float">
            <text:p>0.296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0.30824" calcext:value-type="float">
            <text:p>0.308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991" calcext:value-type="float">
            <text:p>0.028991</text:p>
          </table:table-cell>
          <table:table-cell office:value-type="float" office:value="0.34453" calcext:value-type="float">
            <text:p>0.344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077" calcext:value-type="float">
            <text:p>0.027077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76" calcext:value-type="float">
            <text:p>0.03076</text:p>
          </table:table-cell>
          <table:table-cell office:value-type="float" office:value="0.30205" calcext:value-type="float">
            <text:p>0.302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227" calcext:value-type="float">
            <text:p>0.028227</text:p>
          </table:table-cell>
          <table:table-cell office:value-type="float" office:value="0.34686" calcext:value-type="float">
            <text:p>0.346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296" calcext:value-type="float">
            <text:p>0.030296</text:p>
          </table:table-cell>
          <table:table-cell office:value-type="float" office:value="0.30722" calcext:value-type="float">
            <text:p>0.307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876" calcext:value-type="float">
            <text:p>0.031876</text:p>
          </table:table-cell>
          <table:table-cell office:value-type="float" office:value="0.3151" calcext:value-type="float">
            <text:p>0.31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30951" calcext:value-type="float">
            <text:p>0.309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844" calcext:value-type="float">
            <text:p>0.030844</text:p>
          </table:table-cell>
          <table:table-cell office:value-type="float" office:value="0.32659" calcext:value-type="float">
            <text:p>0.326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996" calcext:value-type="float">
            <text:p>0.29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298" calcext:value-type="float">
            <text:p>0.032298</text:p>
          </table:table-cell>
          <table:table-cell office:value-type="float" office:value="0.28023" calcext:value-type="float">
            <text:p>0.280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731" calcext:value-type="float">
            <text:p>0.030731</text:p>
          </table:table-cell>
          <table:table-cell office:value-type="float" office:value="0.30018" calcext:value-type="float">
            <text:p>0.30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019" calcext:value-type="float">
            <text:p>0.028019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794" calcext:value-type="float">
            <text:p>0.027794</text:p>
          </table:table-cell>
          <table:table-cell office:value-type="float" office:value="0.34872" calcext:value-type="float">
            <text:p>0.34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977" calcext:value-type="float">
            <text:p>0.027977</text:p>
          </table:table-cell>
          <table:table-cell office:value-type="float" office:value="0.2959" calcext:value-type="float">
            <text:p>0.29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08" calcext:value-type="float">
            <text:p>0.030108</text:p>
          </table:table-cell>
          <table:table-cell office:value-type="float" office:value="0.30414" calcext:value-type="float">
            <text:p>0.304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81" calcext:value-type="float">
            <text:p>0.03181</text:p>
          </table:table-cell>
          <table:table-cell office:value-type="float" office:value="0.28355" calcext:value-type="float">
            <text:p>0.283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56" calcext:value-type="float">
            <text:p>0.030156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805" calcext:value-type="float">
            <text:p>0.030805</text:p>
          </table:table-cell>
          <table:table-cell office:value-type="float" office:value="0.28747" calcext:value-type="float">
            <text:p>0.287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918" calcext:value-type="float">
            <text:p>0.030918</text:p>
          </table:table-cell>
          <table:table-cell office:value-type="float" office:value="0.27637" calcext:value-type="float">
            <text:p>0.276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30572" calcext:value-type="float">
            <text:p>0.305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68" calcext:value-type="float">
            <text:p>0.030168</text:p>
          </table:table-cell>
          <table:table-cell office:value-type="float" office:value="0.31673" calcext:value-type="float">
            <text:p>0.316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32535" calcext:value-type="float">
            <text:p>0.32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29074" calcext:value-type="float">
            <text:p>0.290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872" calcext:value-type="float">
            <text:p>0.2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31661" calcext:value-type="float">
            <text:p>0.316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976" calcext:value-type="float">
            <text:p>0.028976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31492" calcext:value-type="float">
            <text:p>0.314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18" calcext:value-type="float">
            <text:p>0.029918</text:p>
          </table:table-cell>
          <table:table-cell office:value-type="float" office:value="0.32405" calcext:value-type="float">
            <text:p>0.324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934" calcext:value-type="float">
            <text:p>0.030934</text:p>
          </table:table-cell>
          <table:table-cell office:value-type="float" office:value="0.35036" calcext:value-type="float">
            <text:p>0.350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315" calcext:value-type="float">
            <text:p>0.029315</text:p>
          </table:table-cell>
          <table:table-cell office:value-type="float" office:value="0.30658" calcext:value-type="float">
            <text:p>0.306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31498" calcext:value-type="float">
            <text:p>0.314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085" calcext:value-type="float">
            <text:p>0.030085</text:p>
          </table:table-cell>
          <table:table-cell office:value-type="float" office:value="0.34651" calcext:value-type="float">
            <text:p>0.346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334" calcext:value-type="float">
            <text:p>0.031334</text:p>
          </table:table-cell>
          <table:table-cell office:value-type="float" office:value="0.32116" calcext:value-type="float">
            <text:p>0.32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33297" calcext:value-type="float">
            <text:p>0.33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304" calcext:value-type="float">
            <text:p>0.031304</text:p>
          </table:table-cell>
          <table:table-cell office:value-type="float" office:value="0.31774" calcext:value-type="float">
            <text:p>0.317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155" calcext:value-type="float">
            <text:p>0.029155</text:p>
          </table:table-cell>
          <table:table-cell office:value-type="float" office:value="0.32492" calcext:value-type="float">
            <text:p>0.324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95" calcext:value-type="float">
            <text:p>0.032495</text:p>
          </table:table-cell>
          <table:table-cell office:value-type="float" office:value="0.32182" calcext:value-type="float">
            <text:p>0.321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047" calcext:value-type="float">
            <text:p>0.029047</text:p>
          </table:table-cell>
          <table:table-cell office:value-type="float" office:value="0.35381" calcext:value-type="float">
            <text:p>0.353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932" calcext:value-type="float">
            <text:p>0.030932</text:p>
          </table:table-cell>
          <table:table-cell office:value-type="float" office:value="0.34143" calcext:value-type="float">
            <text:p>0.341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801" calcext:value-type="float">
            <text:p>0.029801</text:p>
          </table:table-cell>
          <table:table-cell office:value-type="float" office:value="0.31493" calcext:value-type="float">
            <text:p>0.314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31503" calcext:value-type="float">
            <text:p>0.315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214" calcext:value-type="float">
            <text:p>0.028214</text:p>
          </table:table-cell>
          <table:table-cell office:value-type="float" office:value="0.34558" calcext:value-type="float">
            <text:p>0.345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879" calcext:value-type="float">
            <text:p>0.028879</text:p>
          </table:table-cell>
          <table:table-cell office:value-type="float" office:value="0.31006" calcext:value-type="float">
            <text:p>0.310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30789" calcext:value-type="float">
            <text:p>0.307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199" calcext:value-type="float">
            <text:p>0.032199</text:p>
          </table:table-cell>
          <table:table-cell office:value-type="float" office:value="0.33365" calcext:value-type="float">
            <text:p>0.333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88" calcext:value-type="float">
            <text:p>0.028488</text:p>
          </table:table-cell>
          <table:table-cell office:value-type="float" office:value="0.34717" calcext:value-type="float">
            <text:p>0.347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057" calcext:value-type="float">
            <text:p>0.028057</text:p>
          </table:table-cell>
          <table:table-cell office:value-type="float" office:value="0.31598" calcext:value-type="float">
            <text:p>0.315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29755" calcext:value-type="float">
            <text:p>0.297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28165" calcext:value-type="float">
            <text:p>0.281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54" calcext:value-type="float">
            <text:p>0.032454</text:p>
          </table:table-cell>
          <table:table-cell office:value-type="float" office:value="0.33436" calcext:value-type="float">
            <text:p>0.334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34" calcext:value-type="float">
            <text:p>0.031534</text:p>
          </table:table-cell>
          <table:table-cell office:value-type="float" office:value="0.34211" calcext:value-type="float">
            <text:p>0.34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32453" calcext:value-type="float">
            <text:p>0.324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65" calcext:value-type="float">
            <text:p>0.032465</text:p>
          </table:table-cell>
          <table:table-cell office:value-type="float" office:value="0.30465" calcext:value-type="float">
            <text:p>0.304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31441" calcext:value-type="float">
            <text:p>0.314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631" calcext:value-type="float">
            <text:p>0.028631</text:p>
          </table:table-cell>
          <table:table-cell office:value-type="float" office:value="0.33044" calcext:value-type="float">
            <text:p>0.330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0.31991" calcext:value-type="float">
            <text:p>0.319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0.30079" calcext:value-type="float">
            <text:p>0.300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0.37461" calcext:value-type="float">
            <text:p>0.374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925" calcext:value-type="float">
            <text:p>0.030925</text:p>
          </table:table-cell>
          <table:table-cell office:value-type="float" office:value="0.31015" calcext:value-type="float">
            <text:p>0.310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96" calcext:value-type="float">
            <text:p>0.028496</text:p>
          </table:table-cell>
          <table:table-cell office:value-type="float" office:value="0.30524" calcext:value-type="float">
            <text:p>0.305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817" calcext:value-type="float">
            <text:p>0.029817</text:p>
          </table:table-cell>
          <table:table-cell office:value-type="float" office:value="0.35595" calcext:value-type="float">
            <text:p>0.355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049" calcext:value-type="float">
            <text:p>0.029049</text:p>
          </table:table-cell>
          <table:table-cell office:value-type="float" office:value="0.35068" calcext:value-type="float">
            <text:p>0.350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424" calcext:value-type="float">
            <text:p>0.030424</text:p>
          </table:table-cell>
          <table:table-cell office:value-type="float" office:value="0.33363" calcext:value-type="float">
            <text:p>0.333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32926" calcext:value-type="float">
            <text:p>0.329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403" calcext:value-type="float">
            <text:p>0.029403</text:p>
          </table:table-cell>
          <table:table-cell office:value-type="float" office:value="0.32418" calcext:value-type="float">
            <text:p>0.324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022" calcext:value-type="float">
            <text:p>0.032022</text:p>
          </table:table-cell>
          <table:table-cell office:value-type="float" office:value="0.31847" calcext:value-type="float">
            <text:p>0.318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299" calcext:value-type="float">
            <text:p>0.032299</text:p>
          </table:table-cell>
          <table:table-cell office:value-type="float" office:value="0.31698" calcext:value-type="float">
            <text:p>0.316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27377" calcext:value-type="float">
            <text:p>0.273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157" calcext:value-type="float">
            <text:p>0.031157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33272" calcext:value-type="float">
            <text:p>0.332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3201" calcext:value-type="float">
            <text:p>0.32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229" calcext:value-type="float">
            <text:p>0.029229</text:p>
          </table:table-cell>
          <table:table-cell office:value-type="float" office:value="0.32289" calcext:value-type="float">
            <text:p>0.322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31099" calcext:value-type="float">
            <text:p>0.310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31" calcext:value-type="float">
            <text:p>0.028431</text:p>
          </table:table-cell>
          <table:table-cell office:value-type="float" office:value="0.31278" calcext:value-type="float">
            <text:p>0.31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32088" calcext:value-type="float">
            <text:p>0.320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29844" calcext:value-type="float">
            <text:p>0.298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723" calcext:value-type="float">
            <text:p>0.031723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3154" calcext:value-type="float">
            <text:p>0.3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22" calcext:value-type="float">
            <text:p>0.030722</text:p>
          </table:table-cell>
          <table:table-cell office:value-type="float" office:value="0.29451" calcext:value-type="float">
            <text:p>0.294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35834" calcext:value-type="float">
            <text:p>0.35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389" calcext:value-type="float">
            <text:p>0.030389</text:p>
          </table:table-cell>
          <table:table-cell office:value-type="float" office:value="0.32427" calcext:value-type="float">
            <text:p>0.324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76" calcext:value-type="float">
            <text:p>0.032076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35525" calcext:value-type="float">
            <text:p>0.355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33314" calcext:value-type="float">
            <text:p>0.333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36748" calcext:value-type="float">
            <text:p>0.367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69" calcext:value-type="float">
            <text:p>0.031069</text:p>
          </table:table-cell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42" calcext:value-type="float">
            <text:p>0.028642</text:p>
          </table:table-cell>
          <table:table-cell office:value-type="float" office:value="0.3488" calcext:value-type="float">
            <text:p>0.34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31" calcext:value-type="float">
            <text:p>0.030731</text:p>
          </table:table-cell>
          <table:table-cell office:value-type="float" office:value="0.32726" calcext:value-type="float">
            <text:p>0.327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35432" calcext:value-type="float">
            <text:p>0.354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54" calcext:value-type="float">
            <text:p>0.030754</text:p>
          </table:table-cell>
          <table:table-cell office:value-type="float" office:value="0.3237" calcext:value-type="float">
            <text:p>0.32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33061" calcext:value-type="float">
            <text:p>0.33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268" calcext:value-type="float">
            <text:p>0.031268</text:p>
          </table:table-cell>
          <table:table-cell office:value-type="float" office:value="0.31675" calcext:value-type="float">
            <text:p>0.316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34187" calcext:value-type="float">
            <text:p>0.341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333" calcext:value-type="float">
            <text:p>0.030333</text:p>
          </table:table-cell>
          <table:table-cell office:value-type="float" office:value="0.34622" calcext:value-type="float">
            <text:p>0.346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259" calcext:value-type="float">
            <text:p>0.031259</text:p>
          </table:table-cell>
          <table:table-cell office:value-type="float" office:value="0.34383" calcext:value-type="float">
            <text:p>0.343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509" calcext:value-type="float">
            <text:p>0.030509</text:p>
          </table:table-cell>
          <table:table-cell office:value-type="float" office:value="0.32955" calcext:value-type="float">
            <text:p>0.329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893" calcext:value-type="float">
            <text:p>0.030893</text:p>
          </table:table-cell>
          <table:table-cell office:value-type="float" office:value="0.34105" calcext:value-type="float">
            <text:p>0.34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07" calcext:value-type="float">
            <text:p>0.031007</text:p>
          </table:table-cell>
          <table:table-cell office:value-type="float" office:value="0.32019" calcext:value-type="float">
            <text:p>0.320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667" calcext:value-type="float">
            <text:p>0.029667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703" calcext:value-type="float">
            <text:p>0.028703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31019" calcext:value-type="float">
            <text:p>0.310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0.34191" calcext:value-type="float">
            <text:p>0.341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449" calcext:value-type="float">
            <text:p>0.029449</text:p>
          </table:table-cell>
          <table:table-cell office:value-type="float" office:value="0.36942" calcext:value-type="float">
            <text:p>0.369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307" calcext:value-type="float">
            <text:p>0.029307</text:p>
          </table:table-cell>
          <table:table-cell office:value-type="float" office:value="0.34488" calcext:value-type="float">
            <text:p>0.344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846" calcext:value-type="float">
            <text:p>0.029846</text:p>
          </table:table-cell>
          <table:table-cell office:value-type="float" office:value="0.31166" calcext:value-type="float">
            <text:p>0.31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30827" calcext:value-type="float">
            <text:p>0.308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41" calcext:value-type="float">
            <text:p>0.031341</text:p>
          </table:table-cell>
          <table:table-cell office:value-type="float" office:value="0.33781" calcext:value-type="float">
            <text:p>0.337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31714" calcext:value-type="float">
            <text:p>0.31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593" calcext:value-type="float">
            <text:p>0.032593</text:p>
          </table:table-cell>
          <table:table-cell office:value-type="float" office:value="0.37302" calcext:value-type="float">
            <text:p>0.373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99" calcext:value-type="float">
            <text:p>0.030799</text:p>
          </table:table-cell>
          <table:table-cell office:value-type="float" office:value="0.31411" calcext:value-type="float">
            <text:p>0.314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.3274" calcext:value-type="float">
            <text:p>0.32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32624" calcext:value-type="float">
            <text:p>0.326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26" calcext:value-type="float">
            <text:p>0.030726</text:p>
          </table:table-cell>
          <table:table-cell office:value-type="float" office:value="0.33286" calcext:value-type="float">
            <text:p>0.332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151" calcext:value-type="float">
            <text:p>0.030151</text:p>
          </table:table-cell>
          <table:table-cell office:value-type="float" office:value="0.31228" calcext:value-type="float">
            <text:p>0.312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29353" calcext:value-type="float">
            <text:p>0.293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219" calcext:value-type="float">
            <text:p>0.032219</text:p>
          </table:table-cell>
          <table:table-cell office:value-type="float" office:value="0.32482" calcext:value-type="float">
            <text:p>0.324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0.33424" calcext:value-type="float">
            <text:p>0.334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45" calcext:value-type="float">
            <text:p>0.031345</text:p>
          </table:table-cell>
          <table:table-cell office:value-type="float" office:value="0.32015" calcext:value-type="float">
            <text:p>0.320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41" calcext:value-type="float">
            <text:p>0.031041</text:p>
          </table:table-cell>
          <table:table-cell office:value-type="float" office:value="0.34432" calcext:value-type="float">
            <text:p>0.344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3724" calcext:value-type="float">
            <text:p>0.033724</text:p>
          </table:table-cell>
          <table:table-cell office:value-type="float" office:value="0.34422" calcext:value-type="float">
            <text:p>0.344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28664" calcext:value-type="float">
            <text:p>0.286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0.36579" calcext:value-type="float">
            <text:p>0.365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31075" calcext:value-type="float">
            <text:p>0.310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487" calcext:value-type="float">
            <text:p>0.032487</text:p>
          </table:table-cell>
          <table:table-cell office:value-type="float" office:value="0.33076" calcext:value-type="float">
            <text:p>0.33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3216" calcext:value-type="float">
            <text:p>0.033216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31471" calcext:value-type="float">
            <text:p>0.314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31669" calcext:value-type="float">
            <text:p>0.31669</text:p>
          </table:table-cell>
        </table:table-row>
        <table:table-row table:style-name="ro1" table:number-rows-repeated="10473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3:23:38.941001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3:24:03.515582600</dc:date>
    <meta:editing-duration>PT6M52S</meta:editing-duration>
    <meta:editing-cycles>2</meta:editing-cycles>
    <meta:generator>LibreOffice/5.1.6.2$Linux_X86_64 LibreOffice_project/10m0$Build-2</meta:generator>
    <meta:document-statistic meta:table-count="1" meta:cell-count="37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4.692cm" svg:y="0.39cm" chart:style-name="ch2">
          <text:p>Erasure Set Size vs Reconstruction Error</text:p>
        </chart:title>
        <chart:subtitle svg:x="6.333cm" svg:y="1.423cm" chart:style-name="ch3">
          <text:p>N = 1000, n = 250, 5% Noise</text:p>
        </chart:subtitle>
        <chart:legend chart:legend-position="bottom" svg:x="4.654cm" svg:y="11.918cm" style:legend-expansion="wide" chart:style-name="ch4"/>
        <chart:plot-area chart:style-name="ch5" table:cell-range-address="RDINoise.A3:RDINoise.C1252 RDINoise.B2:RDINoise.C2" chart:data-source-has-labels="row" svg:x="1.366cm" svg:y="2.36cm" svg:width="16.06cm" svg:height="8.323cm">
          <chartooo:coordinate-region svg:x="2.278cm" svg:y="2.559cm" svg:width="15.148cm" svg:height="7.477cm"/>
          <chart:axis chart:dimension="x" chart:name="primary-x" chart:style-name="ch6">
            <chart:title svg:x="8.135cm" svg:y="10.937cm" chart:style-name="ch7">
              <text:p>Erasure Set Size</text:p>
            </chart:title>
          </chart:axis>
          <chart:axis chart:dimension="y" chart:name="primary-y" chart:style-name="ch8">
            <chart:title svg:x="0.451cm" svg:y="6.935cm" chart:style-name="ch9">
              <text:p>Error</text:p>
            </chart:title>
            <chart:grid chart:style-name="ch10" chart:class="major"/>
          </chart:axis>
          <chart:series chart:style-name="ch11" chart:values-cell-range-address="RDINoise.B3:RDINoise.B1252" chart:label-cell-address="RDINoise.B2:RDINoise.B2" chart:class="chart:scatter">
            <chart:domain table:cell-range-address="RDINoise.A3:RDINoise.A1252"/>
            <chart:data-point chart:repeated="1250"/>
          </chart:series>
          <chart:series chart:style-name="ch12" chart:values-cell-range-address="RDINoise.C3:RDINoise.C1252" chart:label-cell-address="RDINoise.C2:RDINoise.C2" chart:class="chart:scatter">
            <chart:data-point chart:repeated="1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nstruction Error</text:p>
                <draw:g>
                  <svg:desc>RDINoise.B2:RDINoise.B2</svg:desc>
                </draw:g>
              </table:table-cell>
              <table:table-cell office:value-type="string">
                <text:p>Partial Reconstruction Error</text:p>
                <draw:g>
                  <svg:desc>RDINoise.C2:RDINois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DINoise.A3:RDINoise.A1252</svg:desc>
                </draw:g>
              </table:table-cell>
              <table:table-cell office:value-type="float" office:value="0.02555">
                <text:p>0.02555</text:p>
                <draw:g>
                  <svg:desc>RDINoise.B3:RDINoise.B1252</svg:desc>
                </draw:g>
              </table:table-cell>
              <table:table-cell office:value-type="float" office:value="0.042127">
                <text:p>0.042127</text:p>
                <draw:g>
                  <svg:desc>RDINoise.C3:RDINoise.C1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4638">
                <text:p>0.024638</text:p>
              </table:table-cell>
              <table:table-cell office:value-type="float" office:value="0.044201">
                <text:p>0.044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5857">
                <text:p>0.025857</text:p>
              </table:table-cell>
              <table:table-cell office:value-type="float" office:value="0.053109">
                <text:p>0.053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4369">
                <text:p>0.024369</text:p>
              </table:table-cell>
              <table:table-cell office:value-type="float" office:value="0.057582">
                <text:p>0.057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4336">
                <text:p>0.024336</text:p>
              </table:table-cell>
              <table:table-cell office:value-type="float" office:value="0.052026">
                <text:p>0.052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304">
                <text:p>0.026304</text:p>
              </table:table-cell>
              <table:table-cell office:value-type="float" office:value="0.047091">
                <text:p>0.047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3632">
                <text:p>0.023632</text:p>
              </table:table-cell>
              <table:table-cell office:value-type="float" office:value="0.050035">
                <text:p>0.05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581">
                <text:p>0.024581</text:p>
              </table:table-cell>
              <table:table-cell office:value-type="float" office:value="0.058469">
                <text:p>0.058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6269">
                <text:p>0.026269</text:p>
              </table:table-cell>
              <table:table-cell office:value-type="float" office:value="0.067566">
                <text:p>0.06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3547">
                <text:p>0.023547</text:p>
              </table:table-cell>
              <table:table-cell office:value-type="float" office:value="0.041658">
                <text:p>0.04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16">
                <text:p>0.02616</text:p>
              </table:table-cell>
              <table:table-cell office:value-type="float" office:value="0.042751">
                <text:p>0.042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2424">
                <text:p>0.02424</text:p>
              </table:table-cell>
              <table:table-cell office:value-type="float" office:value="0.045686">
                <text:p>0.04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6736">
                <text:p>0.026736</text:p>
              </table:table-cell>
              <table:table-cell office:value-type="float" office:value="0.068001">
                <text:p>0.068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24171">
                <text:p>0.024171</text:p>
              </table:table-cell>
              <table:table-cell office:value-type="float" office:value="0.06958">
                <text:p>0.06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23975">
                <text:p>0.023975</text:p>
              </table:table-cell>
              <table:table-cell office:value-type="float" office:value="0.073935">
                <text:p>0.073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24458">
                <text:p>0.024458</text:p>
              </table:table-cell>
              <table:table-cell office:value-type="float" office:value="0.067171">
                <text:p>0.067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2512">
                <text:p>0.02512</text:p>
              </table:table-cell>
              <table:table-cell office:value-type="float" office:value="0.056795">
                <text:p>0.056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25097">
                <text:p>0.025097</text:p>
              </table:table-cell>
              <table:table-cell office:value-type="float" office:value="0.044659">
                <text:p>0.044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24639">
                <text:p>0.024639</text:p>
              </table:table-cell>
              <table:table-cell office:value-type="float" office:value="0.052408">
                <text:p>0.052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25696">
                <text:p>0.025696</text:p>
              </table:table-cell>
              <table:table-cell office:value-type="float" office:value="0.07245">
                <text:p>0.07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6155">
                <text:p>0.026155</text:p>
              </table:table-cell>
              <table:table-cell office:value-type="float" office:value="0.061055">
                <text:p>0.061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27335">
                <text:p>0.027335</text:p>
              </table:table-cell>
              <table:table-cell office:value-type="float" office:value="0.046641">
                <text:p>0.046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25109">
                <text:p>0.025109</text:p>
              </table:table-cell>
              <table:table-cell office:value-type="float" office:value="0.059825">
                <text:p>0.05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25211">
                <text:p>0.025211</text:p>
              </table:table-cell>
              <table:table-cell office:value-type="float" office:value="0.070736">
                <text:p>0.070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25281">
                <text:p>0.025281</text:p>
              </table:table-cell>
              <table:table-cell office:value-type="float" office:value="0.041111">
                <text:p>0.04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25785">
                <text:p>0.025785</text:p>
              </table:table-cell>
              <table:table-cell office:value-type="float" office:value="0.085722">
                <text:p>0.085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2396">
                <text:p>0.02396</text:p>
              </table:table-cell>
              <table:table-cell office:value-type="float" office:value="0.056879">
                <text:p>0.056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23424">
                <text:p>0.023424</text:p>
              </table:table-cell>
              <table:table-cell office:value-type="float" office:value="0.04937">
                <text:p>0.04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24171">
                <text:p>0.024171</text:p>
              </table:table-cell>
              <table:table-cell office:value-type="float" office:value="0.056182">
                <text:p>0.056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4167">
                <text:p>0.024167</text:p>
              </table:table-cell>
              <table:table-cell office:value-type="float" office:value="0.04902">
                <text:p>0.0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4608">
                <text:p>0.024608</text:p>
              </table:table-cell>
              <table:table-cell office:value-type="float" office:value="0.051333">
                <text:p>0.051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24477">
                <text:p>0.024477</text:p>
              </table:table-cell>
              <table:table-cell office:value-type="float" office:value="0.053366">
                <text:p>0.053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25361">
                <text:p>0.025361</text:p>
              </table:table-cell>
              <table:table-cell office:value-type="float" office:value="0.049668">
                <text:p>0.049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24618">
                <text:p>0.024618</text:p>
              </table:table-cell>
              <table:table-cell office:value-type="float" office:value="0.063821">
                <text:p>0.063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26204">
                <text:p>0.026204</text:p>
              </table:table-cell>
              <table:table-cell office:value-type="float" office:value="0.05482">
                <text:p>0.05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25463">
                <text:p>0.025463</text:p>
              </table:table-cell>
              <table:table-cell office:value-type="float" office:value="0.077522">
                <text:p>0.077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25036">
                <text:p>0.025036</text:p>
              </table:table-cell>
              <table:table-cell office:value-type="float" office:value="0.054754">
                <text:p>0.054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23729">
                <text:p>0.023729</text:p>
              </table:table-cell>
              <table:table-cell office:value-type="float" office:value="0.065806">
                <text:p>0.065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24937">
                <text:p>0.024937</text:p>
              </table:table-cell>
              <table:table-cell office:value-type="float" office:value="0.054663">
                <text:p>0.05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25895">
                <text:p>0.025895</text:p>
              </table:table-cell>
              <table:table-cell office:value-type="float" office:value="0.051137">
                <text:p>0.051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97">
                <text:p>0.02497</text:p>
              </table:table-cell>
              <table:table-cell office:value-type="float" office:value="0.039761">
                <text:p>0.039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5302">
                <text:p>0.025302</text:p>
              </table:table-cell>
              <table:table-cell office:value-type="float" office:value="0.051413">
                <text:p>0.051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2612">
                <text:p>0.02612</text:p>
              </table:table-cell>
              <table:table-cell office:value-type="float" office:value="0.056153">
                <text:p>0.056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25338">
                <text:p>0.025338</text:p>
              </table:table-cell>
              <table:table-cell office:value-type="float" office:value="0.054574">
                <text:p>0.054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23947">
                <text:p>0.023947</text:p>
              </table:table-cell>
              <table:table-cell office:value-type="float" office:value="0.044789">
                <text:p>0.044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24149">
                <text:p>0.024149</text:p>
              </table:table-cell>
              <table:table-cell office:value-type="float" office:value="0.064648">
                <text:p>0.064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25978">
                <text:p>0.025978</text:p>
              </table:table-cell>
              <table:table-cell office:value-type="float" office:value="0.047875">
                <text:p>0.047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24946">
                <text:p>0.024946</text:p>
              </table:table-cell>
              <table:table-cell office:value-type="float" office:value="0.067251">
                <text:p>0.067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2444">
                <text:p>0.02444</text:p>
              </table:table-cell>
              <table:table-cell office:value-type="float" office:value="0.065183">
                <text:p>0.065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24846">
                <text:p>0.024846</text:p>
              </table:table-cell>
              <table:table-cell office:value-type="float" office:value="0.054554">
                <text:p>0.054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6238">
                <text:p>0.026238</text:p>
              </table:table-cell>
              <table:table-cell office:value-type="float" office:value="0.07184">
                <text:p>0.07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072">
                <text:p>0.026072</text:p>
              </table:table-cell>
              <table:table-cell office:value-type="float" office:value="0.085029">
                <text:p>0.085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7059">
                <text:p>0.027059</text:p>
              </table:table-cell>
              <table:table-cell office:value-type="float" office:value="0.088114">
                <text:p>0.088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643">
                <text:p>0.026643</text:p>
              </table:table-cell>
              <table:table-cell office:value-type="float" office:value="0.074542">
                <text:p>0.074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5646">
                <text:p>0.025646</text:p>
              </table:table-cell>
              <table:table-cell office:value-type="float" office:value="0.074995">
                <text:p>0.074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946">
                <text:p>0.025946</text:p>
              </table:table-cell>
              <table:table-cell office:value-type="float" office:value="0.068214">
                <text:p>0.06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5942">
                <text:p>0.025942</text:p>
              </table:table-cell>
              <table:table-cell office:value-type="float" office:value="0.074015">
                <text:p>0.074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5209">
                <text:p>0.025209</text:p>
              </table:table-cell>
              <table:table-cell office:value-type="float" office:value="0.084833">
                <text:p>0.084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4688">
                <text:p>0.024688</text:p>
              </table:table-cell>
              <table:table-cell office:value-type="float" office:value="0.099491">
                <text:p>0.099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701">
                <text:p>0.02701</text:p>
              </table:table-cell>
              <table:table-cell office:value-type="float" office:value="0.080338">
                <text:p>0.080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89519">
                <text:p>0.089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257">
                <text:p>0.0257</text:p>
              </table:table-cell>
              <table:table-cell office:value-type="float" office:value="0.089152">
                <text:p>0.089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24315">
                <text:p>0.024315</text:p>
              </table:table-cell>
              <table:table-cell office:value-type="float" office:value="0.074584">
                <text:p>0.074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24141">
                <text:p>0.024141</text:p>
              </table:table-cell>
              <table:table-cell office:value-type="float" office:value="0.079849">
                <text:p>0.079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24413">
                <text:p>0.024413</text:p>
              </table:table-cell>
              <table:table-cell office:value-type="float" office:value="0.093332">
                <text:p>0.093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24403">
                <text:p>0.024403</text:p>
              </table:table-cell>
              <table:table-cell office:value-type="float" office:value="0.069127">
                <text:p>0.069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26068">
                <text:p>0.026068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25471">
                <text:p>0.025471</text:p>
              </table:table-cell>
              <table:table-cell office:value-type="float" office:value="0.063902">
                <text:p>0.063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24871">
                <text:p>0.024871</text:p>
              </table:table-cell>
              <table:table-cell office:value-type="float" office:value="0.078991">
                <text:p>0.078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23773">
                <text:p>0.023773</text:p>
              </table:table-cell>
              <table:table-cell office:value-type="float" office:value="0.067203">
                <text:p>0.067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25081">
                <text:p>0.025081</text:p>
              </table:table-cell>
              <table:table-cell office:value-type="float" office:value="0.086177">
                <text:p>0.086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26493">
                <text:p>0.026493</text:p>
              </table:table-cell>
              <table:table-cell office:value-type="float" office:value="0.087655">
                <text:p>0.087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24237">
                <text:p>0.024237</text:p>
              </table:table-cell>
              <table:table-cell office:value-type="float" office:value="0.065704">
                <text:p>0.065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25378">
                <text:p>0.025378</text:p>
              </table:table-cell>
              <table:table-cell office:value-type="float" office:value="0.056926">
                <text:p>0.056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2505">
                <text:p>0.02505</text:p>
              </table:table-cell>
              <table:table-cell office:value-type="float" office:value="0.058001">
                <text:p>0.058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26045">
                <text:p>0.026045</text:p>
              </table:table-cell>
              <table:table-cell office:value-type="float" office:value="0.056221">
                <text:p>0.056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25193">
                <text:p>0.025193</text:p>
              </table:table-cell>
              <table:table-cell office:value-type="float" office:value="0.066495">
                <text:p>0.066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25034">
                <text:p>0.025034</text:p>
              </table:table-cell>
              <table:table-cell office:value-type="float" office:value="0.079328">
                <text:p>0.079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26755">
                <text:p>0.026755</text:p>
              </table:table-cell>
              <table:table-cell office:value-type="float" office:value="0.070413">
                <text:p>0.070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26899">
                <text:p>0.026899</text:p>
              </table:table-cell>
              <table:table-cell office:value-type="float" office:value="0.08346">
                <text:p>0.08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23689">
                <text:p>0.023689</text:p>
              </table:table-cell>
              <table:table-cell office:value-type="float" office:value="0.075245">
                <text:p>0.075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26648">
                <text:p>0.026648</text:p>
              </table:table-cell>
              <table:table-cell office:value-type="float" office:value="0.062896">
                <text:p>0.062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2376">
                <text:p>0.02376</text:p>
              </table:table-cell>
              <table:table-cell office:value-type="float" office:value="0.068769">
                <text:p>0.068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23734">
                <text:p>0.023734</text:p>
              </table:table-cell>
              <table:table-cell office:value-type="float" office:value="0.085866">
                <text:p>0.085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2584">
                <text:p>0.02584</text:p>
              </table:table-cell>
              <table:table-cell office:value-type="float" office:value="0.092202">
                <text:p>0.092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24938">
                <text:p>0.024938</text:p>
              </table:table-cell>
              <table:table-cell office:value-type="float" office:value="0.070896">
                <text:p>0.070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24573">
                <text:p>0.024573</text:p>
              </table:table-cell>
              <table:table-cell office:value-type="float" office:value="0.071832">
                <text:p>0.071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24699">
                <text:p>0.024699</text:p>
              </table:table-cell>
              <table:table-cell office:value-type="float" office:value="0.067025">
                <text:p>0.067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24054">
                <text:p>0.024054</text:p>
              </table:table-cell>
              <table:table-cell office:value-type="float" office:value="0.056775">
                <text:p>0.056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25648">
                <text:p>0.025648</text:p>
              </table:table-cell>
              <table:table-cell office:value-type="float" office:value="0.094727">
                <text:p>0.094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24929">
                <text:p>0.024929</text:p>
              </table:table-cell>
              <table:table-cell office:value-type="float" office:value="0.072037">
                <text:p>0.072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25066">
                <text:p>0.025066</text:p>
              </table:table-cell>
              <table:table-cell office:value-type="float" office:value="0.056703">
                <text:p>0.056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25251">
                <text:p>0.025251</text:p>
              </table:table-cell>
              <table:table-cell office:value-type="float" office:value="0.082583">
                <text:p>0.082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24329">
                <text:p>0.024329</text:p>
              </table:table-cell>
              <table:table-cell office:value-type="float" office:value="0.066964">
                <text:p>0.06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25636">
                <text:p>0.025636</text:p>
              </table:table-cell>
              <table:table-cell office:value-type="float" office:value="0.059344">
                <text:p>0.059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23828">
                <text:p>0.023828</text:p>
              </table:table-cell>
              <table:table-cell office:value-type="float" office:value="0.07465">
                <text:p>0.07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24351">
                <text:p>0.024351</text:p>
              </table:table-cell>
              <table:table-cell office:value-type="float" office:value="0.066956">
                <text:p>0.066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24461">
                <text:p>0.024461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23776">
                <text:p>0.023776</text:p>
              </table:table-cell>
              <table:table-cell office:value-type="float" office:value="0.070991">
                <text:p>0.070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26599">
                <text:p>0.026599</text:p>
              </table:table-cell>
              <table:table-cell office:value-type="float" office:value="0.080708">
                <text:p>0.080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25695">
                <text:p>0.025695</text:p>
              </table:table-cell>
              <table:table-cell office:value-type="float" office:value="0.10633">
                <text:p>0.106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25173">
                <text:p>0.025173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23575">
                <text:p>0.023575</text:p>
              </table:table-cell>
              <table:table-cell office:value-type="float" office:value="0.092949">
                <text:p>0.092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2442">
                <text:p>0.02442</text:p>
              </table:table-cell>
              <table:table-cell office:value-type="float" office:value="0.093794">
                <text:p>0.093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24412">
                <text:p>0.02441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25365">
                <text:p>0.025365</text:p>
              </table:table-cell>
              <table:table-cell office:value-type="float" office:value="0.096066">
                <text:p>0.096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24783">
                <text:p>0.024783</text:p>
              </table:table-cell>
              <table:table-cell office:value-type="float" office:value="0.080055">
                <text:p>0.080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25894">
                <text:p>0.025894</text:p>
              </table:table-cell>
              <table:table-cell office:value-type="float" office:value="0.10295">
                <text:p>0.10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25084">
                <text:p>0.025084</text:p>
              </table:table-cell>
              <table:table-cell office:value-type="float" office:value="0.092726">
                <text:p>0.092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25248">
                <text:p>0.025248</text:p>
              </table:table-cell>
              <table:table-cell office:value-type="float" office:value="0.094268">
                <text:p>0.0942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24043">
                <text:p>0.024043</text:p>
              </table:table-cell>
              <table:table-cell office:value-type="float" office:value="0.074313">
                <text:p>0.074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25081">
                <text:p>0.025081</text:p>
              </table:table-cell>
              <table:table-cell office:value-type="float" office:value="0.068334">
                <text:p>0.0683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25435">
                <text:p>0.025435</text:p>
              </table:table-cell>
              <table:table-cell office:value-type="float" office:value="0.10173">
                <text:p>0.10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26279">
                <text:p>0.026279</text:p>
              </table:table-cell>
              <table:table-cell office:value-type="float" office:value="0.076131">
                <text:p>0.076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25354">
                <text:p>0.025354</text:p>
              </table:table-cell>
              <table:table-cell office:value-type="float" office:value="0.10671">
                <text:p>0.10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25939">
                <text:p>0.025939</text:p>
              </table:table-cell>
              <table:table-cell office:value-type="float" office:value="0.099258">
                <text:p>0.0992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26164">
                <text:p>0.026164</text:p>
              </table:table-cell>
              <table:table-cell office:value-type="float" office:value="0.08042">
                <text:p>0.08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25213">
                <text:p>0.025213</text:p>
              </table:table-cell>
              <table:table-cell office:value-type="float" office:value="0.080376">
                <text:p>0.080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25539">
                <text:p>0.025539</text:p>
              </table:table-cell>
              <table:table-cell office:value-type="float" office:value="0.084598">
                <text:p>0.084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25103">
                <text:p>0.025103</text:p>
              </table:table-cell>
              <table:table-cell office:value-type="float" office:value="0.10049">
                <text:p>0.100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24982">
                <text:p>0.024982</text:p>
              </table:table-cell>
              <table:table-cell office:value-type="float" office:value="0.11718">
                <text:p>0.11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2594">
                <text:p>0.02594</text:p>
              </table:table-cell>
              <table:table-cell office:value-type="float" office:value="0.08571">
                <text:p>0.08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27469">
                <text:p>0.027469</text:p>
              </table:table-cell>
              <table:table-cell office:value-type="float" office:value="0.073535">
                <text:p>0.073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25247">
                <text:p>0.025247</text:p>
              </table:table-cell>
              <table:table-cell office:value-type="float" office:value="0.080572">
                <text:p>0.080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25311">
                <text:p>0.025311</text:p>
              </table:table-cell>
              <table:table-cell office:value-type="float" office:value="0.082842">
                <text:p>0.0828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23649">
                <text:p>0.023649</text:p>
              </table:table-cell>
              <table:table-cell office:value-type="float" office:value="0.11142">
                <text:p>0.11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24846">
                <text:p>0.024846</text:p>
              </table:table-cell>
              <table:table-cell office:value-type="float" office:value="0.088835">
                <text:p>0.0888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25775">
                <text:p>0.025775</text:p>
              </table:table-cell>
              <table:table-cell office:value-type="float" office:value="0.081028">
                <text:p>0.081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24075">
                <text:p>0.024075</text:p>
              </table:table-cell>
              <table:table-cell office:value-type="float" office:value="0.098339">
                <text:p>0.0983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27288">
                <text:p>0.027288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24531">
                <text:p>0.024531</text:p>
              </table:table-cell>
              <table:table-cell office:value-type="float" office:value="0.090544">
                <text:p>0.090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25342">
                <text:p>0.025342</text:p>
              </table:table-cell>
              <table:table-cell office:value-type="float" office:value="0.077541">
                <text:p>0.077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25173">
                <text:p>0.025173</text:p>
              </table:table-cell>
              <table:table-cell office:value-type="float" office:value="0.11269">
                <text:p>0.112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25142">
                <text:p>0.025142</text:p>
              </table:table-cell>
              <table:table-cell office:value-type="float" office:value="0.12235">
                <text:p>0.12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6808">
                <text:p>0.026808</text:p>
              </table:table-cell>
              <table:table-cell office:value-type="float" office:value="0.091029">
                <text:p>0.091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25875">
                <text:p>0.025875</text:p>
              </table:table-cell>
              <table:table-cell office:value-type="float" office:value="0.10467">
                <text:p>0.10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25929">
                <text:p>0.025929</text:p>
              </table:table-cell>
              <table:table-cell office:value-type="float" office:value="0.080794">
                <text:p>0.0807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25313">
                <text:p>0.025313</text:p>
              </table:table-cell>
              <table:table-cell office:value-type="float" office:value="0.10735">
                <text:p>0.107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24601">
                <text:p>0.024601</text:p>
              </table:table-cell>
              <table:table-cell office:value-type="float" office:value="0.091153">
                <text:p>0.091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2497">
                <text:p>0.02497</text:p>
              </table:table-cell>
              <table:table-cell office:value-type="float" office:value="0.083431">
                <text:p>0.083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26253">
                <text:p>0.026253</text:p>
              </table:table-cell>
              <table:table-cell office:value-type="float" office:value="0.10745">
                <text:p>0.107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24572">
                <text:p>0.024572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24018">
                <text:p>0.024018</text:p>
              </table:table-cell>
              <table:table-cell office:value-type="float" office:value="0.077008">
                <text:p>0.077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2509">
                <text:p>0.02509</text:p>
              </table:table-cell>
              <table:table-cell office:value-type="float" office:value="0.080112">
                <text:p>0.080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26696">
                <text:p>0.026696</text:p>
              </table:table-cell>
              <table:table-cell office:value-type="float" office:value="0.085974">
                <text:p>0.085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2503">
                <text:p>0.02503</text:p>
              </table:table-cell>
              <table:table-cell office:value-type="float" office:value="0.083403">
                <text:p>0.0834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25007">
                <text:p>0.025007</text:p>
              </table:table-cell>
              <table:table-cell office:value-type="float" office:value="0.10058">
                <text:p>0.10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25187">
                <text:p>0.025187</text:p>
              </table:table-cell>
              <table:table-cell office:value-type="float" office:value="0.10123">
                <text:p>0.10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261">
                <text:p>0.0261</text:p>
              </table:table-cell>
              <table:table-cell office:value-type="float" office:value="0.10735">
                <text:p>0.10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27186">
                <text:p>0.027186</text:p>
              </table:table-cell>
              <table:table-cell office:value-type="float" office:value="0.094311">
                <text:p>0.09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25357">
                <text:p>0.025357</text:p>
              </table:table-cell>
              <table:table-cell office:value-type="float" office:value="0.08585">
                <text:p>0.08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23586">
                <text:p>0.023586</text:p>
              </table:table-cell>
              <table:table-cell office:value-type="float" office:value="0.11742">
                <text:p>0.11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2698">
                <text:p>0.02698</text:p>
              </table:table-cell>
              <table:table-cell office:value-type="float" office:value="0.081103">
                <text:p>0.081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26419">
                <text:p>0.026419</text:p>
              </table:table-cell>
              <table:table-cell office:value-type="float" office:value="0.12845">
                <text:p>0.12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25439">
                <text:p>0.025439</text:p>
              </table:table-cell>
              <table:table-cell office:value-type="float" office:value="0.099249">
                <text:p>0.0992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26467">
                <text:p>0.02646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26052">
                <text:p>0.026052</text:p>
              </table:table-cell>
              <table:table-cell office:value-type="float" office:value="0.10708">
                <text:p>0.10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25282">
                <text:p>0.025282</text:p>
              </table:table-cell>
              <table:table-cell office:value-type="float" office:value="0.11763">
                <text:p>0.11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2602">
                <text:p>0.02602</text:p>
              </table:table-cell>
              <table:table-cell office:value-type="float" office:value="0.11662">
                <text:p>0.116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24177">
                <text:p>0.024177</text:p>
              </table:table-cell>
              <table:table-cell office:value-type="float" office:value="0.10328">
                <text:p>0.10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26122">
                <text:p>0.02612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25524">
                <text:p>0.0255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23354">
                <text:p>0.023354</text:p>
              </table:table-cell>
              <table:table-cell office:value-type="float" office:value="0.085984">
                <text:p>0.085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25439">
                <text:p>0.02543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2578">
                <text:p>0.02578</text:p>
              </table:table-cell>
              <table:table-cell office:value-type="float" office:value="0.090247">
                <text:p>0.090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25151">
                <text:p>0.025151</text:p>
              </table:table-cell>
              <table:table-cell office:value-type="float" office:value="0.11475">
                <text:p>0.11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28461">
                <text:p>0.028461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4383">
                <text:p>0.024383</text:p>
              </table:table-cell>
              <table:table-cell office:value-type="float" office:value="0.095123">
                <text:p>0.0951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26292">
                <text:p>0.026292</text:p>
              </table:table-cell>
              <table:table-cell office:value-type="float" office:value="0.10403">
                <text:p>0.10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25229">
                <text:p>0.025229</text:p>
              </table:table-cell>
              <table:table-cell office:value-type="float" office:value="0.092206">
                <text:p>0.0922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24397">
                <text:p>0.024397</text:p>
              </table:table-cell>
              <table:table-cell office:value-type="float" office:value="0.13101">
                <text:p>0.13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26583">
                <text:p>0.026583</text:p>
              </table:table-cell>
              <table:table-cell office:value-type="float" office:value="0.10576">
                <text:p>0.10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25361">
                <text:p>0.025361</text:p>
              </table:table-cell>
              <table:table-cell office:value-type="float" office:value="0.10039">
                <text:p>0.10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25214">
                <text:p>0.02521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25181">
                <text:p>0.025181</text:p>
              </table:table-cell>
              <table:table-cell office:value-type="float" office:value="0.098334">
                <text:p>0.098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25619">
                <text:p>0.025619</text:p>
              </table:table-cell>
              <table:table-cell office:value-type="float" office:value="0.088138">
                <text:p>0.0881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24992">
                <text:p>0.024992</text:p>
              </table:table-cell>
              <table:table-cell office:value-type="float" office:value="0.099145">
                <text:p>0.099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2544">
                <text:p>0.02544</text:p>
              </table:table-cell>
              <table:table-cell office:value-type="float" office:value="0.10562">
                <text:p>0.105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25775">
                <text:p>0.025775</text:p>
              </table:table-cell>
              <table:table-cell office:value-type="float" office:value="0.095866">
                <text:p>0.0958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26019">
                <text:p>0.026019</text:p>
              </table:table-cell>
              <table:table-cell office:value-type="float" office:value="0.11588">
                <text:p>0.11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25708">
                <text:p>0.025708</text:p>
              </table:table-cell>
              <table:table-cell office:value-type="float" office:value="0.12825">
                <text:p>0.12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26554">
                <text:p>0.026554</text:p>
              </table:table-cell>
              <table:table-cell office:value-type="float" office:value="0.089179">
                <text:p>0.0891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26205">
                <text:p>0.026205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2641">
                <text:p>0.02641</text:p>
              </table:table-cell>
              <table:table-cell office:value-type="float" office:value="0.096243">
                <text:p>0.096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26171">
                <text:p>0.026171</text:p>
              </table:table-cell>
              <table:table-cell office:value-type="float" office:value="0.12241">
                <text:p>0.122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24708">
                <text:p>0.024708</text:p>
              </table:table-cell>
              <table:table-cell office:value-type="float" office:value="0.11572">
                <text:p>0.11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25092">
                <text:p>0.025092</text:p>
              </table:table-cell>
              <table:table-cell office:value-type="float" office:value="0.092329">
                <text:p>0.092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25511">
                <text:p>0.025511</text:p>
              </table:table-cell>
              <table:table-cell office:value-type="float" office:value="0.09895">
                <text:p>0.09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25998">
                <text:p>0.025998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26353">
                <text:p>0.026353</text:p>
              </table:table-cell>
              <table:table-cell office:value-type="float" office:value="0.098003">
                <text:p>0.09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25833">
                <text:p>0.025833</text:p>
              </table:table-cell>
              <table:table-cell office:value-type="float" office:value="0.10268">
                <text:p>0.10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25754">
                <text:p>0.025754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24341">
                <text:p>0.02434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24014">
                <text:p>0.024014</text:p>
              </table:table-cell>
              <table:table-cell office:value-type="float" office:value="0.099925">
                <text:p>0.099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26574">
                <text:p>0.026574</text:p>
              </table:table-cell>
              <table:table-cell office:value-type="float" office:value="0.10323">
                <text:p>0.10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25936">
                <text:p>0.025936</text:p>
              </table:table-cell>
              <table:table-cell office:value-type="float" office:value="0.10981">
                <text:p>0.10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24943">
                <text:p>0.024943</text:p>
              </table:table-cell>
              <table:table-cell office:value-type="float" office:value="0.10783">
                <text:p>0.107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26176">
                <text:p>0.026176</text:p>
              </table:table-cell>
              <table:table-cell office:value-type="float" office:value="0.095263">
                <text:p>0.0952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24166">
                <text:p>0.024166</text:p>
              </table:table-cell>
              <table:table-cell office:value-type="float" office:value="0.092974">
                <text:p>0.092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26987">
                <text:p>0.026987</text:p>
              </table:table-cell>
              <table:table-cell office:value-type="float" office:value="0.12044">
                <text:p>0.12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25398">
                <text:p>0.025398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26881">
                <text:p>0.026881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26644">
                <text:p>0.026644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27436">
                <text:p>0.027436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25434">
                <text:p>0.025434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26402">
                <text:p>0.026402</text:p>
              </table:table-cell>
              <table:table-cell office:value-type="float" office:value="0.11927">
                <text:p>0.11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27507">
                <text:p>0.027507</text:p>
              </table:table-cell>
              <table:table-cell office:value-type="float" office:value="0.11771">
                <text:p>0.11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25112">
                <text:p>0.025112</text:p>
              </table:table-cell>
              <table:table-cell office:value-type="float" office:value="0.15418">
                <text:p>0.15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25806">
                <text:p>0.025806</text:p>
              </table:table-cell>
              <table:table-cell office:value-type="float" office:value="0.13657">
                <text:p>0.136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26141">
                <text:p>0.026141</text:p>
              </table:table-cell>
              <table:table-cell office:value-type="float" office:value="0.096483">
                <text:p>0.0964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26112">
                <text:p>0.026112</text:p>
              </table:table-cell>
              <table:table-cell office:value-type="float" office:value="0.12934">
                <text:p>0.129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23924">
                <text:p>0.023924</text:p>
              </table:table-cell>
              <table:table-cell office:value-type="float" office:value="0.12038">
                <text:p>0.120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24259">
                <text:p>0.024259</text:p>
              </table:table-cell>
              <table:table-cell office:value-type="float" office:value="0.12998">
                <text:p>0.12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26452">
                <text:p>0.026452</text:p>
              </table:table-cell>
              <table:table-cell office:value-type="float" office:value="0.12113">
                <text:p>0.12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24975">
                <text:p>0.024975</text:p>
              </table:table-cell>
              <table:table-cell office:value-type="float" office:value="0.097405">
                <text:p>0.0974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25989">
                <text:p>0.025989</text:p>
              </table:table-cell>
              <table:table-cell office:value-type="float" office:value="0.11638">
                <text:p>0.116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25616">
                <text:p>0.025616</text:p>
              </table:table-cell>
              <table:table-cell office:value-type="float" office:value="0.10712">
                <text:p>0.10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23793">
                <text:p>0.023793</text:p>
              </table:table-cell>
              <table:table-cell office:value-type="float" office:value="0.12914">
                <text:p>0.129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2473">
                <text:p>0.02473</text:p>
              </table:table-cell>
              <table:table-cell office:value-type="float" office:value="0.10541">
                <text:p>0.105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25768">
                <text:p>0.025768</text:p>
              </table:table-cell>
              <table:table-cell office:value-type="float" office:value="0.11959">
                <text:p>0.11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25306">
                <text:p>0.025306</text:p>
              </table:table-cell>
              <table:table-cell office:value-type="float" office:value="0.10349">
                <text:p>0.10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27468">
                <text:p>0.027468</text:p>
              </table:table-cell>
              <table:table-cell office:value-type="float" office:value="0.12049">
                <text:p>0.12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2685">
                <text:p>0.02685</text:p>
              </table:table-cell>
              <table:table-cell office:value-type="float" office:value="0.12721">
                <text:p>0.127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26264">
                <text:p>0.026264</text:p>
              </table:table-cell>
              <table:table-cell office:value-type="float" office:value="0.11845">
                <text:p>0.118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26522">
                <text:p>0.026522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24951">
                <text:p>0.024951</text:p>
              </table:table-cell>
              <table:table-cell office:value-type="float" office:value="0.12378">
                <text:p>0.12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25692">
                <text:p>0.025692</text:p>
              </table:table-cell>
              <table:table-cell office:value-type="float" office:value="0.087565">
                <text:p>0.0875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25125">
                <text:p>0.025125</text:p>
              </table:table-cell>
              <table:table-cell office:value-type="float" office:value="0.1269">
                <text:p>0.12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26961">
                <text:p>0.026961</text:p>
              </table:table-cell>
              <table:table-cell office:value-type="float" office:value="0.099669">
                <text:p>0.099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24042">
                <text:p>0.024042</text:p>
              </table:table-cell>
              <table:table-cell office:value-type="float" office:value="0.12546">
                <text:p>0.12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27149">
                <text:p>0.027149</text:p>
              </table:table-cell>
              <table:table-cell office:value-type="float" office:value="0.10817">
                <text:p>0.10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24234">
                <text:p>0.024234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25128">
                <text:p>0.025128</text:p>
              </table:table-cell>
              <table:table-cell office:value-type="float" office:value="0.11732">
                <text:p>0.117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24095">
                <text:p>0.024095</text:p>
              </table:table-cell>
              <table:table-cell office:value-type="float" office:value="0.12952">
                <text:p>0.129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26307">
                <text:p>0.026307</text:p>
              </table:table-cell>
              <table:table-cell office:value-type="float" office:value="0.11286">
                <text:p>0.112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2631">
                <text:p>0.02631</text:p>
              </table:table-cell>
              <table:table-cell office:value-type="float" office:value="0.12745">
                <text:p>0.12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26964">
                <text:p>0.026964</text:p>
              </table:table-cell>
              <table:table-cell office:value-type="float" office:value="0.11044">
                <text:p>0.110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24598">
                <text:p>0.024598</text:p>
              </table:table-cell>
              <table:table-cell office:value-type="float" office:value="0.11101">
                <text:p>0.11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25377">
                <text:p>0.025377</text:p>
              </table:table-cell>
              <table:table-cell office:value-type="float" office:value="0.12453">
                <text:p>0.124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25298">
                <text:p>0.025298</text:p>
              </table:table-cell>
              <table:table-cell office:value-type="float" office:value="0.13517">
                <text:p>0.135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27347">
                <text:p>0.027347</text:p>
              </table:table-cell>
              <table:table-cell office:value-type="float" office:value="0.11827">
                <text:p>0.11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27676">
                <text:p>0.027676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26328">
                <text:p>0.026328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26715">
                <text:p>0.026715</text:p>
              </table:table-cell>
              <table:table-cell office:value-type="float" office:value="0.13532">
                <text:p>0.13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23752">
                <text:p>0.023752</text:p>
              </table:table-cell>
              <table:table-cell office:value-type="float" office:value="0.12631">
                <text:p>0.126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24977">
                <text:p>0.024977</text:p>
              </table:table-cell>
              <table:table-cell office:value-type="float" office:value="0.10882">
                <text:p>0.108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24486">
                <text:p>0.024486</text:p>
              </table:table-cell>
              <table:table-cell office:value-type="float" office:value="0.11165">
                <text:p>0.111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26581">
                <text:p>0.026581</text:p>
              </table:table-cell>
              <table:table-cell office:value-type="float" office:value="0.11394">
                <text:p>0.113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27511">
                <text:p>0.027511</text:p>
              </table:table-cell>
              <table:table-cell office:value-type="float" office:value="0.13494">
                <text:p>0.134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26617">
                <text:p>0.026617</text:p>
              </table:table-cell>
              <table:table-cell office:value-type="float" office:value="0.14233">
                <text:p>0.142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24623">
                <text:p>0.024623</text:p>
              </table:table-cell>
              <table:table-cell office:value-type="float" office:value="0.11462">
                <text:p>0.11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25331">
                <text:p>0.025331</text:p>
              </table:table-cell>
              <table:table-cell office:value-type="float" office:value="0.13451">
                <text:p>0.134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27133">
                <text:p>0.027133</text:p>
              </table:table-cell>
              <table:table-cell office:value-type="float" office:value="0.14654">
                <text:p>0.146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25872">
                <text:p>0.025872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26372">
                <text:p>0.026372</text:p>
              </table:table-cell>
              <table:table-cell office:value-type="float" office:value="0.13634">
                <text:p>0.136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26742">
                <text:p>0.026742</text:p>
              </table:table-cell>
              <table:table-cell office:value-type="float" office:value="0.12027">
                <text:p>0.120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2661">
                <text:p>0.02661</text:p>
              </table:table-cell>
              <table:table-cell office:value-type="float" office:value="0.12967">
                <text:p>0.129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23844">
                <text:p>0.023844</text:p>
              </table:table-cell>
              <table:table-cell office:value-type="float" office:value="0.13299">
                <text:p>0.13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25695">
                <text:p>0.025695</text:p>
              </table:table-cell>
              <table:table-cell office:value-type="float" office:value="0.15419">
                <text:p>0.154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26871">
                <text:p>0.026871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28029">
                <text:p>0.028029</text:p>
              </table:table-cell>
              <table:table-cell office:value-type="float" office:value="0.10389">
                <text:p>0.103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24674">
                <text:p>0.024674</text:p>
              </table:table-cell>
              <table:table-cell office:value-type="float" office:value="0.13045">
                <text:p>0.13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25621">
                <text:p>0.025621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25521">
                <text:p>0.025521</text:p>
              </table:table-cell>
              <table:table-cell office:value-type="float" office:value="0.14274">
                <text:p>0.14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2649">
                <text:p>0.02649</text:p>
              </table:table-cell>
              <table:table-cell office:value-type="float" office:value="0.12746">
                <text:p>0.12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27054">
                <text:p>0.027054</text:p>
              </table:table-cell>
              <table:table-cell office:value-type="float" office:value="0.13985">
                <text:p>0.13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26148">
                <text:p>0.026148</text:p>
              </table:table-cell>
              <table:table-cell office:value-type="float" office:value="0.12344">
                <text:p>0.123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26181">
                <text:p>0.02618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26493">
                <text:p>0.026493</text:p>
              </table:table-cell>
              <table:table-cell office:value-type="float" office:value="0.15037">
                <text:p>0.15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24122">
                <text:p>0.0241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24769">
                <text:p>0.024769</text:p>
              </table:table-cell>
              <table:table-cell office:value-type="float" office:value="0.10387">
                <text:p>0.103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26797">
                <text:p>0.026797</text:p>
              </table:table-cell>
              <table:table-cell office:value-type="float" office:value="0.13271">
                <text:p>0.13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24545">
                <text:p>0.024545</text:p>
              </table:table-cell>
              <table:table-cell office:value-type="float" office:value="0.13767">
                <text:p>0.13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27227">
                <text:p>0.027227</text:p>
              </table:table-cell>
              <table:table-cell office:value-type="float" office:value="0.13968">
                <text:p>0.13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26469">
                <text:p>0.026469</text:p>
              </table:table-cell>
              <table:table-cell office:value-type="float" office:value="0.11478">
                <text:p>0.11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25376">
                <text:p>0.025376</text:p>
              </table:table-cell>
              <table:table-cell office:value-type="float" office:value="0.11388">
                <text:p>0.11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28181">
                <text:p>0.028181</text:p>
              </table:table-cell>
              <table:table-cell office:value-type="float" office:value="0.14647">
                <text:p>0.146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26953">
                <text:p>0.026953</text:p>
              </table:table-cell>
              <table:table-cell office:value-type="float" office:value="0.12639">
                <text:p>0.126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24556">
                <text:p>0.024556</text:p>
              </table:table-cell>
              <table:table-cell office:value-type="float" office:value="0.13011">
                <text:p>0.130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23974">
                <text:p>0.023974</text:p>
              </table:table-cell>
              <table:table-cell office:value-type="float" office:value="0.12733">
                <text:p>0.12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26512">
                <text:p>0.026512</text:p>
              </table:table-cell>
              <table:table-cell office:value-type="float" office:value="0.11313">
                <text:p>0.113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25238">
                <text:p>0.025238</text:p>
              </table:table-cell>
              <table:table-cell office:value-type="float" office:value="0.12958">
                <text:p>0.12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25452">
                <text:p>0.025452</text:p>
              </table:table-cell>
              <table:table-cell office:value-type="float" office:value="0.16741">
                <text:p>0.167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27217">
                <text:p>0.027217</text:p>
              </table:table-cell>
              <table:table-cell office:value-type="float" office:value="0.13508">
                <text:p>0.13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26543">
                <text:p>0.026543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26005">
                <text:p>0.026005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25854">
                <text:p>0.025854</text:p>
              </table:table-cell>
              <table:table-cell office:value-type="float" office:value="0.16257">
                <text:p>0.162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25707">
                <text:p>0.025707</text:p>
              </table:table-cell>
              <table:table-cell office:value-type="float" office:value="0.13876">
                <text:p>0.13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2719">
                <text:p>0.02719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24791">
                <text:p>0.024791</text:p>
              </table:table-cell>
              <table:table-cell office:value-type="float" office:value="0.13944">
                <text:p>0.139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26174">
                <text:p>0.026174</text:p>
              </table:table-cell>
              <table:table-cell office:value-type="float" office:value="0.13771">
                <text:p>0.137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26302">
                <text:p>0.026302</text:p>
              </table:table-cell>
              <table:table-cell office:value-type="float" office:value="0.14046">
                <text:p>0.14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25768">
                <text:p>0.025768</text:p>
              </table:table-cell>
              <table:table-cell office:value-type="float" office:value="0.15895">
                <text:p>0.15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27951">
                <text:p>0.027951</text:p>
              </table:table-cell>
              <table:table-cell office:value-type="float" office:value="0.1457">
                <text:p>0.14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25236">
                <text:p>0.025236</text:p>
              </table:table-cell>
              <table:table-cell office:value-type="float" office:value="0.14841">
                <text:p>0.148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26066">
                <text:p>0.026066</text:p>
              </table:table-cell>
              <table:table-cell office:value-type="float" office:value="0.14794">
                <text:p>0.147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25896">
                <text:p>0.025896</text:p>
              </table:table-cell>
              <table:table-cell office:value-type="float" office:value="0.13731">
                <text:p>0.13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26722">
                <text:p>0.026722</text:p>
              </table:table-cell>
              <table:table-cell office:value-type="float" office:value="0.14036">
                <text:p>0.140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24896">
                <text:p>0.024896</text:p>
              </table:table-cell>
              <table:table-cell office:value-type="float" office:value="0.16076">
                <text:p>0.16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24394">
                <text:p>0.024394</text:p>
              </table:table-cell>
              <table:table-cell office:value-type="float" office:value="0.15848">
                <text:p>0.158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24674">
                <text:p>0.024674</text:p>
              </table:table-cell>
              <table:table-cell office:value-type="float" office:value="0.14898">
                <text:p>0.148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26711">
                <text:p>0.026711</text:p>
              </table:table-cell>
              <table:table-cell office:value-type="float" office:value="0.13482">
                <text:p>0.134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26374">
                <text:p>0.026374</text:p>
              </table:table-cell>
              <table:table-cell office:value-type="float" office:value="0.13567">
                <text:p>0.13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26537">
                <text:p>0.026537</text:p>
              </table:table-cell>
              <table:table-cell office:value-type="float" office:value="0.16078">
                <text:p>0.160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26584">
                <text:p>0.026584</text:p>
              </table:table-cell>
              <table:table-cell office:value-type="float" office:value="0.16673">
                <text:p>0.166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25414">
                <text:p>0.025414</text:p>
              </table:table-cell>
              <table:table-cell office:value-type="float" office:value="0.13544">
                <text:p>0.135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28003">
                <text:p>0.028003</text:p>
              </table:table-cell>
              <table:table-cell office:value-type="float" office:value="0.15358">
                <text:p>0.15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27722">
                <text:p>0.027722</text:p>
              </table:table-cell>
              <table:table-cell office:value-type="float" office:value="0.14046">
                <text:p>0.140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24528">
                <text:p>0.024528</text:p>
              </table:table-cell>
              <table:table-cell office:value-type="float" office:value="0.13939">
                <text:p>0.139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26431">
                <text:p>0.026431</text:p>
              </table:table-cell>
              <table:table-cell office:value-type="float" office:value="0.13593">
                <text:p>0.13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26691">
                <text:p>0.026691</text:p>
              </table:table-cell>
              <table:table-cell office:value-type="float" office:value="0.12721">
                <text:p>0.127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25829">
                <text:p>0.025829</text:p>
              </table:table-cell>
              <table:table-cell office:value-type="float" office:value="0.17922">
                <text:p>0.17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25589">
                <text:p>0.025589</text:p>
              </table:table-cell>
              <table:table-cell office:value-type="float" office:value="0.15076">
                <text:p>0.150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27007">
                <text:p>0.027007</text:p>
              </table:table-cell>
              <table:table-cell office:value-type="float" office:value="0.13892">
                <text:p>0.138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25764">
                <text:p>0.025764</text:p>
              </table:table-cell>
              <table:table-cell office:value-type="float" office:value="0.14119">
                <text:p>0.14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28189">
                <text:p>0.028189</text:p>
              </table:table-cell>
              <table:table-cell office:value-type="float" office:value="0.15756">
                <text:p>0.157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27391">
                <text:p>0.027391</text:p>
              </table:table-cell>
              <table:table-cell office:value-type="float" office:value="0.17584">
                <text:p>0.175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2842">
                <text:p>0.02842</text:p>
              </table:table-cell>
              <table:table-cell office:value-type="float" office:value="0.14991">
                <text:p>0.14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28029">
                <text:p>0.028029</text:p>
              </table:table-cell>
              <table:table-cell office:value-type="float" office:value="0.12889">
                <text:p>0.12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28598">
                <text:p>0.028598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26484">
                <text:p>0.026484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2742">
                <text:p>0.02742</text:p>
              </table:table-cell>
              <table:table-cell office:value-type="float" office:value="0.14942">
                <text:p>0.149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2621">
                <text:p>0.0262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24872">
                <text:p>0.02487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26224">
                <text:p>0.026224</text:p>
              </table:table-cell>
              <table:table-cell office:value-type="float" office:value="0.17817">
                <text:p>0.178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24114">
                <text:p>0.024114</text:p>
              </table:table-cell>
              <table:table-cell office:value-type="float" office:value="0.16461">
                <text:p>0.164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25746">
                <text:p>0.025746</text:p>
              </table:table-cell>
              <table:table-cell office:value-type="float" office:value="0.12186">
                <text:p>0.121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24995">
                <text:p>0.024995</text:p>
              </table:table-cell>
              <table:table-cell office:value-type="float" office:value="0.17528">
                <text:p>0.175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2773">
                <text:p>0.02773</text:p>
              </table:table-cell>
              <table:table-cell office:value-type="float" office:value="0.15858">
                <text:p>0.158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26525">
                <text:p>0.026525</text:p>
              </table:table-cell>
              <table:table-cell office:value-type="float" office:value="0.16257">
                <text:p>0.16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25758">
                <text:p>0.025758</text:p>
              </table:table-cell>
              <table:table-cell office:value-type="float" office:value="0.13392">
                <text:p>0.133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25677">
                <text:p>0.025677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26447">
                <text:p>0.026447</text:p>
              </table:table-cell>
              <table:table-cell office:value-type="float" office:value="0.1185">
                <text:p>0.11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24339">
                <text:p>0.024339</text:p>
              </table:table-cell>
              <table:table-cell office:value-type="float" office:value="0.13995">
                <text:p>0.13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2641">
                <text:p>0.02641</text:p>
              </table:table-cell>
              <table:table-cell office:value-type="float" office:value="0.14965">
                <text:p>0.149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25787">
                <text:p>0.025787</text:p>
              </table:table-cell>
              <table:table-cell office:value-type="float" office:value="0.15212">
                <text:p>0.15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26491">
                <text:p>0.026491</text:p>
              </table:table-cell>
              <table:table-cell office:value-type="float" office:value="0.13449">
                <text:p>0.134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24556">
                <text:p>0.024556</text:p>
              </table:table-cell>
              <table:table-cell office:value-type="float" office:value="0.16829">
                <text:p>0.168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25923">
                <text:p>0.025923</text:p>
              </table:table-cell>
              <table:table-cell office:value-type="float" office:value="0.14902">
                <text:p>0.14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26035">
                <text:p>0.026035</text:p>
              </table:table-cell>
              <table:table-cell office:value-type="float" office:value="0.16179">
                <text:p>0.161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25896">
                <text:p>0.025896</text:p>
              </table:table-cell>
              <table:table-cell office:value-type="float" office:value="0.19371">
                <text:p>0.19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26034">
                <text:p>0.026034</text:p>
              </table:table-cell>
              <table:table-cell office:value-type="float" office:value="0.14412">
                <text:p>0.14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27105">
                <text:p>0.027105</text:p>
              </table:table-cell>
              <table:table-cell office:value-type="float" office:value="0.11913">
                <text:p>0.119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25637">
                <text:p>0.025637</text:p>
              </table:table-cell>
              <table:table-cell office:value-type="float" office:value="0.16705">
                <text:p>0.167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23978">
                <text:p>0.023978</text:p>
              </table:table-cell>
              <table:table-cell office:value-type="float" office:value="0.15953">
                <text:p>0.159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24608">
                <text:p>0.024608</text:p>
              </table:table-cell>
              <table:table-cell office:value-type="float" office:value="0.16045">
                <text:p>0.160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27626">
                <text:p>0.027626</text:p>
              </table:table-cell>
              <table:table-cell office:value-type="float" office:value="0.13789">
                <text:p>0.137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2628">
                <text:p>0.02628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25909">
                <text:p>0.025909</text:p>
              </table:table-cell>
              <table:table-cell office:value-type="float" office:value="0.17603">
                <text:p>0.17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26744">
                <text:p>0.026744</text:p>
              </table:table-cell>
              <table:table-cell office:value-type="float" office:value="0.15391">
                <text:p>0.153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25194">
                <text:p>0.025194</text:p>
              </table:table-cell>
              <table:table-cell office:value-type="float" office:value="0.17379">
                <text:p>0.17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25781">
                <text:p>0.025781</text:p>
              </table:table-cell>
              <table:table-cell office:value-type="float" office:value="0.17651">
                <text:p>0.176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25667">
                <text:p>0.025667</text:p>
              </table:table-cell>
              <table:table-cell office:value-type="float" office:value="0.14583">
                <text:p>0.145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28045">
                <text:p>0.028045</text:p>
              </table:table-cell>
              <table:table-cell office:value-type="float" office:value="0.15661">
                <text:p>0.156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2705">
                <text:p>0.02705</text:p>
              </table:table-cell>
              <table:table-cell office:value-type="float" office:value="0.1706">
                <text:p>0.1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26506">
                <text:p>0.026506</text:p>
              </table:table-cell>
              <table:table-cell office:value-type="float" office:value="0.15992">
                <text:p>0.15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241">
                <text:p>0.0241</text:p>
              </table:table-cell>
              <table:table-cell office:value-type="float" office:value="0.1464">
                <text:p>0.1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2877">
                <text:p>0.02877</text:p>
              </table:table-cell>
              <table:table-cell office:value-type="float" office:value="0.16485">
                <text:p>0.164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24961">
                <text:p>0.024961</text:p>
              </table:table-cell>
              <table:table-cell office:value-type="float" office:value="0.17233">
                <text:p>0.172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25812">
                <text:p>0.025812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26279">
                <text:p>0.026279</text:p>
              </table:table-cell>
              <table:table-cell office:value-type="float" office:value="0.15848">
                <text:p>0.158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27504">
                <text:p>0.027504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25727">
                <text:p>0.025727</text:p>
              </table:table-cell>
              <table:table-cell office:value-type="float" office:value="0.15976">
                <text:p>0.15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24313">
                <text:p>0.024313</text:p>
              </table:table-cell>
              <table:table-cell office:value-type="float" office:value="0.15699">
                <text:p>0.156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27252">
                <text:p>0.027252</text:p>
              </table:table-cell>
              <table:table-cell office:value-type="float" office:value="0.16771">
                <text:p>0.167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26475">
                <text:p>0.026475</text:p>
              </table:table-cell>
              <table:table-cell office:value-type="float" office:value="0.15449">
                <text:p>0.15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27102">
                <text:p>0.027102</text:p>
              </table:table-cell>
              <table:table-cell office:value-type="float" office:value="0.15019">
                <text:p>0.150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26368">
                <text:p>0.026368</text:p>
              </table:table-cell>
              <table:table-cell office:value-type="float" office:value="0.16924">
                <text:p>0.169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26765">
                <text:p>0.026765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26974">
                <text:p>0.026974</text:p>
              </table:table-cell>
              <table:table-cell office:value-type="float" office:value="0.18411">
                <text:p>0.184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26611">
                <text:p>0.026611</text:p>
              </table:table-cell>
              <table:table-cell office:value-type="float" office:value="0.14489">
                <text:p>0.144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27696">
                <text:p>0.027696</text:p>
              </table:table-cell>
              <table:table-cell office:value-type="float" office:value="0.13673">
                <text:p>0.136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25766">
                <text:p>0.025766</text:p>
              </table:table-cell>
              <table:table-cell office:value-type="float" office:value="0.13891">
                <text:p>0.138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24981">
                <text:p>0.024981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26006">
                <text:p>0.026006</text:p>
              </table:table-cell>
              <table:table-cell office:value-type="float" office:value="0.16782">
                <text:p>0.167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26786">
                <text:p>0.026786</text:p>
              </table:table-cell>
              <table:table-cell office:value-type="float" office:value="0.1596">
                <text:p>0.15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26197">
                <text:p>0.026197</text:p>
              </table:table-cell>
              <table:table-cell office:value-type="float" office:value="0.13224">
                <text:p>0.132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26537">
                <text:p>0.026537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27153">
                <text:p>0.027153</text:p>
              </table:table-cell>
              <table:table-cell office:value-type="float" office:value="0.1795">
                <text:p>0.17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27501">
                <text:p>0.027501</text:p>
              </table:table-cell>
              <table:table-cell office:value-type="float" office:value="0.14979">
                <text:p>0.149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27482">
                <text:p>0.027482</text:p>
              </table:table-cell>
              <table:table-cell office:value-type="float" office:value="0.14883">
                <text:p>0.1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26687">
                <text:p>0.026687</text:p>
              </table:table-cell>
              <table:table-cell office:value-type="float" office:value="0.15441">
                <text:p>0.154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25113">
                <text:p>0.025113</text:p>
              </table:table-cell>
              <table:table-cell office:value-type="float" office:value="0.15681">
                <text:p>0.156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25947">
                <text:p>0.025947</text:p>
              </table:table-cell>
              <table:table-cell office:value-type="float" office:value="0.14462">
                <text:p>0.144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2609">
                <text:p>0.02609</text:p>
              </table:table-cell>
              <table:table-cell office:value-type="float" office:value="0.15256">
                <text:p>0.152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28254">
                <text:p>0.028254</text:p>
              </table:table-cell>
              <table:table-cell office:value-type="float" office:value="0.14543">
                <text:p>0.145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26867">
                <text:p>0.026867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24867">
                <text:p>0.024867</text:p>
              </table:table-cell>
              <table:table-cell office:value-type="float" office:value="0.21618">
                <text:p>0.216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26124">
                <text:p>0.026124</text:p>
              </table:table-cell>
              <table:table-cell office:value-type="float" office:value="0.18691">
                <text:p>0.186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26061">
                <text:p>0.026061</text:p>
              </table:table-cell>
              <table:table-cell office:value-type="float" office:value="0.15491">
                <text:p>0.154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26486">
                <text:p>0.026486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248">
                <text:p>0.0248</text:p>
              </table:table-cell>
              <table:table-cell office:value-type="float" office:value="0.19113">
                <text:p>0.19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24555">
                <text:p>0.024555</text:p>
              </table:table-cell>
              <table:table-cell office:value-type="float" office:value="0.18722">
                <text:p>0.187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22747">
                <text:p>0.022747</text:p>
              </table:table-cell>
              <table:table-cell office:value-type="float" office:value="0.14835">
                <text:p>0.148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27498">
                <text:p>0.027498</text:p>
              </table:table-cell>
              <table:table-cell office:value-type="float" office:value="0.14657">
                <text:p>0.14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26945">
                <text:p>0.026945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26488">
                <text:p>0.026488</text:p>
              </table:table-cell>
              <table:table-cell office:value-type="float" office:value="0.14562">
                <text:p>0.145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26465">
                <text:p>0.026465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27674">
                <text:p>0.027674</text:p>
              </table:table-cell>
              <table:table-cell office:value-type="float" office:value="0.13423">
                <text:p>0.134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27192">
                <text:p>0.027192</text:p>
              </table:table-cell>
              <table:table-cell office:value-type="float" office:value="0.16562">
                <text:p>0.165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27458">
                <text:p>0.027458</text:p>
              </table:table-cell>
              <table:table-cell office:value-type="float" office:value="0.14868">
                <text:p>0.148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27973">
                <text:p>0.027973</text:p>
              </table:table-cell>
              <table:table-cell office:value-type="float" office:value="0.18359">
                <text:p>0.183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26473">
                <text:p>0.026473</text:p>
              </table:table-cell>
              <table:table-cell office:value-type="float" office:value="0.15283">
                <text:p>0.152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24586">
                <text:p>0.024586</text:p>
              </table:table-cell>
              <table:table-cell office:value-type="float" office:value="0.19235">
                <text:p>0.192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28481">
                <text:p>0.028481</text:p>
              </table:table-cell>
              <table:table-cell office:value-type="float" office:value="0.16567">
                <text:p>0.165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26463">
                <text:p>0.026463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25756">
                <text:p>0.025756</text:p>
              </table:table-cell>
              <table:table-cell office:value-type="float" office:value="0.17168">
                <text:p>0.171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29221">
                <text:p>0.029221</text:p>
              </table:table-cell>
              <table:table-cell office:value-type="float" office:value="0.17904">
                <text:p>0.17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27225">
                <text:p>0.027225</text:p>
              </table:table-cell>
              <table:table-cell office:value-type="float" office:value="0.17389">
                <text:p>0.173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26485">
                <text:p>0.026485</text:p>
              </table:table-cell>
              <table:table-cell office:value-type="float" office:value="0.16981">
                <text:p>0.169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26797">
                <text:p>0.026797</text:p>
              </table:table-cell>
              <table:table-cell office:value-type="float" office:value="0.16676">
                <text:p>0.166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25822">
                <text:p>0.025822</text:p>
              </table:table-cell>
              <table:table-cell office:value-type="float" office:value="0.17023">
                <text:p>0.170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25997">
                <text:p>0.025997</text:p>
              </table:table-cell>
              <table:table-cell office:value-type="float" office:value="0.14176">
                <text:p>0.141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27419">
                <text:p>0.027419</text:p>
              </table:table-cell>
              <table:table-cell office:value-type="float" office:value="0.16639">
                <text:p>0.166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2766">
                <text:p>0.02766</text:p>
              </table:table-cell>
              <table:table-cell office:value-type="float" office:value="0.18372">
                <text:p>0.183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26614">
                <text:p>0.026614</text:p>
              </table:table-cell>
              <table:table-cell office:value-type="float" office:value="0.21557">
                <text:p>0.21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28198">
                <text:p>0.028198</text:p>
              </table:table-cell>
              <table:table-cell office:value-type="float" office:value="0.18748">
                <text:p>0.187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26473">
                <text:p>0.026473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27671">
                <text:p>0.027671</text:p>
              </table:table-cell>
              <table:table-cell office:value-type="float" office:value="0.18053">
                <text:p>0.18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27646">
                <text:p>0.027646</text:p>
              </table:table-cell>
              <table:table-cell office:value-type="float" office:value="0.17356">
                <text:p>0.17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26183">
                <text:p>0.026183</text:p>
              </table:table-cell>
              <table:table-cell office:value-type="float" office:value="0.16076">
                <text:p>0.160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28733">
                <text:p>0.028733</text:p>
              </table:table-cell>
              <table:table-cell office:value-type="float" office:value="0.16953">
                <text:p>0.169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24837">
                <text:p>0.024837</text:p>
              </table:table-cell>
              <table:table-cell office:value-type="float" office:value="0.19464">
                <text:p>0.194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26909">
                <text:p>0.026909</text:p>
              </table:table-cell>
              <table:table-cell office:value-type="float" office:value="0.17971">
                <text:p>0.17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27448">
                <text:p>0.027448</text:p>
              </table:table-cell>
              <table:table-cell office:value-type="float" office:value="0.17329">
                <text:p>0.17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25661">
                <text:p>0.025661</text:p>
              </table:table-cell>
              <table:table-cell office:value-type="float" office:value="0.18925">
                <text:p>0.189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27886">
                <text:p>0.027886</text:p>
              </table:table-cell>
              <table:table-cell office:value-type="float" office:value="0.17412">
                <text:p>0.17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25431">
                <text:p>0.025431</text:p>
              </table:table-cell>
              <table:table-cell office:value-type="float" office:value="0.15473">
                <text:p>0.154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27136">
                <text:p>0.027136</text:p>
              </table:table-cell>
              <table:table-cell office:value-type="float" office:value="0.18338">
                <text:p>0.183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27261">
                <text:p>0.027261</text:p>
              </table:table-cell>
              <table:table-cell office:value-type="float" office:value="0.16244">
                <text:p>0.162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27007">
                <text:p>0.027007</text:p>
              </table:table-cell>
              <table:table-cell office:value-type="float" office:value="0.1716">
                <text:p>0.17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25174">
                <text:p>0.025174</text:p>
              </table:table-cell>
              <table:table-cell office:value-type="float" office:value="0.16847">
                <text:p>0.16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2659">
                <text:p>0.02659</text:p>
              </table:table-cell>
              <table:table-cell office:value-type="float" office:value="0.16713">
                <text:p>0.167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24885">
                <text:p>0.024885</text:p>
              </table:table-cell>
              <table:table-cell office:value-type="float" office:value="0.14162">
                <text:p>0.14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26016">
                <text:p>0.026016</text:p>
              </table:table-cell>
              <table:table-cell office:value-type="float" office:value="0.14898">
                <text:p>0.148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25948">
                <text:p>0.02594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26001">
                <text:p>0.026001</text:p>
              </table:table-cell>
              <table:table-cell office:value-type="float" office:value="0.16461">
                <text:p>0.164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25477">
                <text:p>0.025477</text:p>
              </table:table-cell>
              <table:table-cell office:value-type="float" office:value="0.15836">
                <text:p>0.158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27025">
                <text:p>0.027025</text:p>
              </table:table-cell>
              <table:table-cell office:value-type="float" office:value="0.16477">
                <text:p>0.164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26222">
                <text:p>0.026222</text:p>
              </table:table-cell>
              <table:table-cell office:value-type="float" office:value="0.17741">
                <text:p>0.177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29231">
                <text:p>0.029231</text:p>
              </table:table-cell>
              <table:table-cell office:value-type="float" office:value="0.16374">
                <text:p>0.163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25529">
                <text:p>0.025529</text:p>
              </table:table-cell>
              <table:table-cell office:value-type="float" office:value="0.18169">
                <text:p>0.18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26276">
                <text:p>0.026276</text:p>
              </table:table-cell>
              <table:table-cell office:value-type="float" office:value="0.16965">
                <text:p>0.169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2724">
                <text:p>0.02724</text:p>
              </table:table-cell>
              <table:table-cell office:value-type="float" office:value="0.14968">
                <text:p>0.149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28242">
                <text:p>0.028242</text:p>
              </table:table-cell>
              <table:table-cell office:value-type="float" office:value="0.20234">
                <text:p>0.202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24506">
                <text:p>0.024506</text:p>
              </table:table-cell>
              <table:table-cell office:value-type="float" office:value="0.19186">
                <text:p>0.191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2858">
                <text:p>0.02858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26707">
                <text:p>0.026707</text:p>
              </table:table-cell>
              <table:table-cell office:value-type="float" office:value="0.16727">
                <text:p>0.167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27336">
                <text:p>0.027336</text:p>
              </table:table-cell>
              <table:table-cell office:value-type="float" office:value="0.16822">
                <text:p>0.168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27164">
                <text:p>0.027164</text:p>
              </table:table-cell>
              <table:table-cell office:value-type="float" office:value="0.15548">
                <text:p>0.155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24198">
                <text:p>0.024198</text:p>
              </table:table-cell>
              <table:table-cell office:value-type="float" office:value="0.19023">
                <text:p>0.190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26659">
                <text:p>0.026659</text:p>
              </table:table-cell>
              <table:table-cell office:value-type="float" office:value="0.1877">
                <text:p>0.18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25799">
                <text:p>0.025799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26269">
                <text:p>0.026269</text:p>
              </table:table-cell>
              <table:table-cell office:value-type="float" office:value="0.18933">
                <text:p>0.189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2516">
                <text:p>0.02516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26379">
                <text:p>0.026379</text:p>
              </table:table-cell>
              <table:table-cell office:value-type="float" office:value="0.1639">
                <text:p>0.16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27767">
                <text:p>0.027767</text:p>
              </table:table-cell>
              <table:table-cell office:value-type="float" office:value="0.18034">
                <text:p>0.180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26552">
                <text:p>0.026552</text:p>
              </table:table-cell>
              <table:table-cell office:value-type="float" office:value="0.18702">
                <text:p>0.18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28143">
                <text:p>0.028143</text:p>
              </table:table-cell>
              <table:table-cell office:value-type="float" office:value="0.15829">
                <text:p>0.158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28258">
                <text:p>0.028258</text:p>
              </table:table-cell>
              <table:table-cell office:value-type="float" office:value="0.16617">
                <text:p>0.166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25169">
                <text:p>0.025169</text:p>
              </table:table-cell>
              <table:table-cell office:value-type="float" office:value="0.17222">
                <text:p>0.17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26941">
                <text:p>0.026941</text:p>
              </table:table-cell>
              <table:table-cell office:value-type="float" office:value="0.19833">
                <text:p>0.198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27137">
                <text:p>0.027137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26048">
                <text:p>0.026048</text:p>
              </table:table-cell>
              <table:table-cell office:value-type="float" office:value="0.22264">
                <text:p>0.222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26206">
                <text:p>0.026206</text:p>
              </table:table-cell>
              <table:table-cell office:value-type="float" office:value="0.16719">
                <text:p>0.167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27577">
                <text:p>0.027577</text:p>
              </table:table-cell>
              <table:table-cell office:value-type="float" office:value="0.18935">
                <text:p>0.189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27564">
                <text:p>0.027564</text:p>
              </table:table-cell>
              <table:table-cell office:value-type="float" office:value="0.18448">
                <text:p>0.184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28786">
                <text:p>0.028786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26834">
                <text:p>0.026834</text:p>
              </table:table-cell>
              <table:table-cell office:value-type="float" office:value="0.18574">
                <text:p>0.18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27293">
                <text:p>0.027293</text:p>
              </table:table-cell>
              <table:table-cell office:value-type="float" office:value="0.19158">
                <text:p>0.191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25343">
                <text:p>0.025343</text:p>
              </table:table-cell>
              <table:table-cell office:value-type="float" office:value="0.18867">
                <text:p>0.188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28694">
                <text:p>0.028694</text:p>
              </table:table-cell>
              <table:table-cell office:value-type="float" office:value="0.17438">
                <text:p>0.174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26731">
                <text:p>0.026731</text:p>
              </table:table-cell>
              <table:table-cell office:value-type="float" office:value="0.20125">
                <text:p>0.20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27479">
                <text:p>0.027479</text:p>
              </table:table-cell>
              <table:table-cell office:value-type="float" office:value="0.18076">
                <text:p>0.180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28934">
                <text:p>0.028934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25618">
                <text:p>0.025618</text:p>
              </table:table-cell>
              <table:table-cell office:value-type="float" office:value="0.18406">
                <text:p>0.184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30147">
                <text:p>0.030147</text:p>
              </table:table-cell>
              <table:table-cell office:value-type="float" office:value="0.16141">
                <text:p>0.161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25782">
                <text:p>0.025782</text:p>
              </table:table-cell>
              <table:table-cell office:value-type="float" office:value="0.17783">
                <text:p>0.177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25188">
                <text:p>0.025188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27166">
                <text:p>0.027166</text:p>
              </table:table-cell>
              <table:table-cell office:value-type="float" office:value="0.18211">
                <text:p>0.182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28124">
                <text:p>0.028124</text:p>
              </table:table-cell>
              <table:table-cell office:value-type="float" office:value="0.17661">
                <text:p>0.176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26572">
                <text:p>0.026572</text:p>
              </table:table-cell>
              <table:table-cell office:value-type="float" office:value="0.18712">
                <text:p>0.187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25249">
                <text:p>0.025249</text:p>
              </table:table-cell>
              <table:table-cell office:value-type="float" office:value="0.16841">
                <text:p>0.168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28652">
                <text:p>0.028652</text:p>
              </table:table-cell>
              <table:table-cell office:value-type="float" office:value="0.17927">
                <text:p>0.179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26074">
                <text:p>0.026074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26882">
                <text:p>0.026882</text:p>
              </table:table-cell>
              <table:table-cell office:value-type="float" office:value="0.16169">
                <text:p>0.161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25174">
                <text:p>0.025174</text:p>
              </table:table-cell>
              <table:table-cell office:value-type="float" office:value="0.21565">
                <text:p>0.215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27093">
                <text:p>0.027093</text:p>
              </table:table-cell>
              <table:table-cell office:value-type="float" office:value="0.19822">
                <text:p>0.198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26665">
                <text:p>0.026665</text:p>
              </table:table-cell>
              <table:table-cell office:value-type="float" office:value="0.19614">
                <text:p>0.196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26231">
                <text:p>0.026231</text:p>
              </table:table-cell>
              <table:table-cell office:value-type="float" office:value="0.19601">
                <text:p>0.196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28156">
                <text:p>0.028156</text:p>
              </table:table-cell>
              <table:table-cell office:value-type="float" office:value="0.18633">
                <text:p>0.186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28554">
                <text:p>0.028554</text:p>
              </table:table-cell>
              <table:table-cell office:value-type="float" office:value="0.17159">
                <text:p>0.171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2785">
                <text:p>0.02785</text:p>
              </table:table-cell>
              <table:table-cell office:value-type="float" office:value="0.20504">
                <text:p>0.205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26625">
                <text:p>0.026625</text:p>
              </table:table-cell>
              <table:table-cell office:value-type="float" office:value="0.20914">
                <text:p>0.209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2716">
                <text:p>0.02716</text:p>
              </table:table-cell>
              <table:table-cell office:value-type="float" office:value="0.16918">
                <text:p>0.169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26453">
                <text:p>0.026453</text:p>
              </table:table-cell>
              <table:table-cell office:value-type="float" office:value="0.17703">
                <text:p>0.177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26732">
                <text:p>0.026732</text:p>
              </table:table-cell>
              <table:table-cell office:value-type="float" office:value="0.17534">
                <text:p>0.175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27824">
                <text:p>0.027824</text:p>
              </table:table-cell>
              <table:table-cell office:value-type="float" office:value="0.15968">
                <text:p>0.15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27196">
                <text:p>0.027196</text:p>
              </table:table-cell>
              <table:table-cell office:value-type="float" office:value="0.16225">
                <text:p>0.162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26807">
                <text:p>0.026807</text:p>
              </table:table-cell>
              <table:table-cell office:value-type="float" office:value="0.19577">
                <text:p>0.19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27753">
                <text:p>0.027753</text:p>
              </table:table-cell>
              <table:table-cell office:value-type="float" office:value="0.20347">
                <text:p>0.203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27818">
                <text:p>0.027818</text:p>
              </table:table-cell>
              <table:table-cell office:value-type="float" office:value="0.19879">
                <text:p>0.198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27079">
                <text:p>0.027079</text:p>
              </table:table-cell>
              <table:table-cell office:value-type="float" office:value="0.17817">
                <text:p>0.178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27469">
                <text:p>0.027469</text:p>
              </table:table-cell>
              <table:table-cell office:value-type="float" office:value="0.22853">
                <text:p>0.228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27991">
                <text:p>0.027991</text:p>
              </table:table-cell>
              <table:table-cell office:value-type="float" office:value="0.17473">
                <text:p>0.174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27645">
                <text:p>0.027645</text:p>
              </table:table-cell>
              <table:table-cell office:value-type="float" office:value="0.17014">
                <text:p>0.17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26866">
                <text:p>0.026866</text:p>
              </table:table-cell>
              <table:table-cell office:value-type="float" office:value="0.21249">
                <text:p>0.212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27245">
                <text:p>0.027245</text:p>
              </table:table-cell>
              <table:table-cell office:value-type="float" office:value="0.18442">
                <text:p>0.184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27688">
                <text:p>0.027688</text:p>
              </table:table-cell>
              <table:table-cell office:value-type="float" office:value="0.16374">
                <text:p>0.163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27699">
                <text:p>0.027699</text:p>
              </table:table-cell>
              <table:table-cell office:value-type="float" office:value="0.17776">
                <text:p>0.177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26375">
                <text:p>0.026375</text:p>
              </table:table-cell>
              <table:table-cell office:value-type="float" office:value="0.21131">
                <text:p>0.211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26173">
                <text:p>0.026173</text:p>
              </table:table-cell>
              <table:table-cell office:value-type="float" office:value="0.18136">
                <text:p>0.181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28563">
                <text:p>0.028563</text:p>
              </table:table-cell>
              <table:table-cell office:value-type="float" office:value="0.19375">
                <text:p>0.19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27725">
                <text:p>0.027725</text:p>
              </table:table-cell>
              <table:table-cell office:value-type="float" office:value="0.19399">
                <text:p>0.193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25993">
                <text:p>0.025993</text:p>
              </table:table-cell>
              <table:table-cell office:value-type="float" office:value="0.21112">
                <text:p>0.21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27021">
                <text:p>0.027021</text:p>
              </table:table-cell>
              <table:table-cell office:value-type="float" office:value="0.19342">
                <text:p>0.193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25333">
                <text:p>0.025333</text:p>
              </table:table-cell>
              <table:table-cell office:value-type="float" office:value="0.21052">
                <text:p>0.210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27369">
                <text:p>0.027369</text:p>
              </table:table-cell>
              <table:table-cell office:value-type="float" office:value="0.18546">
                <text:p>0.185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26931">
                <text:p>0.026931</text:p>
              </table:table-cell>
              <table:table-cell office:value-type="float" office:value="0.20462">
                <text:p>0.204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26453">
                <text:p>0.026453</text:p>
              </table:table-cell>
              <table:table-cell office:value-type="float" office:value="0.20214">
                <text:p>0.202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27201">
                <text:p>0.027201</text:p>
              </table:table-cell>
              <table:table-cell office:value-type="float" office:value="0.19543">
                <text:p>0.195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25843">
                <text:p>0.025843</text:p>
              </table:table-cell>
              <table:table-cell office:value-type="float" office:value="0.21012">
                <text:p>0.210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26641">
                <text:p>0.026641</text:p>
              </table:table-cell>
              <table:table-cell office:value-type="float" office:value="0.20863">
                <text:p>0.208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25588">
                <text:p>0.025588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25835">
                <text:p>0.025835</text:p>
              </table:table-cell>
              <table:table-cell office:value-type="float" office:value="0.15807">
                <text:p>0.158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28685">
                <text:p>0.028685</text:p>
              </table:table-cell>
              <table:table-cell office:value-type="float" office:value="0.18988">
                <text:p>0.189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28736">
                <text:p>0.028736</text:p>
              </table:table-cell>
              <table:table-cell office:value-type="float" office:value="0.18817">
                <text:p>0.188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25974">
                <text:p>0.025974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26591">
                <text:p>0.026591</text:p>
              </table:table-cell>
              <table:table-cell office:value-type="float" office:value="0.17746">
                <text:p>0.177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27048">
                <text:p>0.027048</text:p>
              </table:table-cell>
              <table:table-cell office:value-type="float" office:value="0.20265">
                <text:p>0.202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28332">
                <text:p>0.028332</text:p>
              </table:table-cell>
              <table:table-cell office:value-type="float" office:value="0.18049">
                <text:p>0.180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27785">
                <text:p>0.027785</text:p>
              </table:table-cell>
              <table:table-cell office:value-type="float" office:value="0.18871">
                <text:p>0.188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25858">
                <text:p>0.025858</text:p>
              </table:table-cell>
              <table:table-cell office:value-type="float" office:value="0.17368">
                <text:p>0.173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27771">
                <text:p>0.027771</text:p>
              </table:table-cell>
              <table:table-cell office:value-type="float" office:value="0.19333">
                <text:p>0.19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26877">
                <text:p>0.026877</text:p>
              </table:table-cell>
              <table:table-cell office:value-type="float" office:value="0.19343">
                <text:p>0.19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28984">
                <text:p>0.028984</text:p>
              </table:table-cell>
              <table:table-cell office:value-type="float" office:value="0.18687">
                <text:p>0.186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26987">
                <text:p>0.026987</text:p>
              </table:table-cell>
              <table:table-cell office:value-type="float" office:value="0.17923">
                <text:p>0.179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2739">
                <text:p>0.0273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27572">
                <text:p>0.027572</text:p>
              </table:table-cell>
              <table:table-cell office:value-type="float" office:value="0.20981">
                <text:p>0.209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25116">
                <text:p>0.025116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26842">
                <text:p>0.026842</text:p>
              </table:table-cell>
              <table:table-cell office:value-type="float" office:value="0.20074">
                <text:p>0.200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27259">
                <text:p>0.027259</text:p>
              </table:table-cell>
              <table:table-cell office:value-type="float" office:value="0.22026">
                <text:p>0.220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27392">
                <text:p>0.027392</text:p>
              </table:table-cell>
              <table:table-cell office:value-type="float" office:value="0.20123">
                <text:p>0.201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26317">
                <text:p>0.026317</text:p>
              </table:table-cell>
              <table:table-cell office:value-type="float" office:value="0.20791">
                <text:p>0.207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27293">
                <text:p>0.027293</text:p>
              </table:table-cell>
              <table:table-cell office:value-type="float" office:value="0.1811">
                <text:p>0.18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26468">
                <text:p>0.026468</text:p>
              </table:table-cell>
              <table:table-cell office:value-type="float" office:value="0.19544">
                <text:p>0.195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29125">
                <text:p>0.029125</text:p>
              </table:table-cell>
              <table:table-cell office:value-type="float" office:value="0.17319">
                <text:p>0.173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28132">
                <text:p>0.028132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27863">
                <text:p>0.027863</text:p>
              </table:table-cell>
              <table:table-cell office:value-type="float" office:value="0.19826">
                <text:p>0.198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27684">
                <text:p>0.027684</text:p>
              </table:table-cell>
              <table:table-cell office:value-type="float" office:value="0.22922">
                <text:p>0.229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28038">
                <text:p>0.028038</text:p>
              </table:table-cell>
              <table:table-cell office:value-type="float" office:value="0.19324">
                <text:p>0.193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26874">
                <text:p>0.026874</text:p>
              </table:table-cell>
              <table:table-cell office:value-type="float" office:value="0.20946">
                <text:p>0.20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28286">
                <text:p>0.028286</text:p>
              </table:table-cell>
              <table:table-cell office:value-type="float" office:value="0.18922">
                <text:p>0.18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28723">
                <text:p>0.028723</text:p>
              </table:table-cell>
              <table:table-cell office:value-type="float" office:value="0.18323">
                <text:p>0.183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27136">
                <text:p>0.027136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27169">
                <text:p>0.027169</text:p>
              </table:table-cell>
              <table:table-cell office:value-type="float" office:value="0.21065">
                <text:p>0.210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28144">
                <text:p>0.028144</text:p>
              </table:table-cell>
              <table:table-cell office:value-type="float" office:value="0.20864">
                <text:p>0.20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25408">
                <text:p>0.025408</text:p>
              </table:table-cell>
              <table:table-cell office:value-type="float" office:value="0.22227">
                <text:p>0.222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26554">
                <text:p>0.026554</text:p>
              </table:table-cell>
              <table:table-cell office:value-type="float" office:value="0.20295">
                <text:p>0.202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29093">
                <text:p>0.029093</text:p>
              </table:table-cell>
              <table:table-cell office:value-type="float" office:value="0.18516">
                <text:p>0.185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24981">
                <text:p>0.024981</text:p>
              </table:table-cell>
              <table:table-cell office:value-type="float" office:value="0.2283">
                <text:p>0.22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28734">
                <text:p>0.028734</text:p>
              </table:table-cell>
              <table:table-cell office:value-type="float" office:value="0.19844">
                <text:p>0.198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28243">
                <text:p>0.028243</text:p>
              </table:table-cell>
              <table:table-cell office:value-type="float" office:value="0.18774">
                <text:p>0.187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27904">
                <text:p>0.027904</text:p>
              </table:table-cell>
              <table:table-cell office:value-type="float" office:value="0.21153">
                <text:p>0.211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28911">
                <text:p>0.028911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24901">
                <text:p>0.024901</text:p>
              </table:table-cell>
              <table:table-cell office:value-type="float" office:value="0.21423">
                <text:p>0.214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28777">
                <text:p>0.028777</text:p>
              </table:table-cell>
              <table:table-cell office:value-type="float" office:value="0.2464">
                <text:p>0.24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28136">
                <text:p>0.028136</text:p>
              </table:table-cell>
              <table:table-cell office:value-type="float" office:value="0.23335">
                <text:p>0.233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24927">
                <text:p>0.024927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28016">
                <text:p>0.028016</text:p>
              </table:table-cell>
              <table:table-cell office:value-type="float" office:value="0.18556">
                <text:p>0.18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28045">
                <text:p>0.028045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28207">
                <text:p>0.028207</text:p>
              </table:table-cell>
              <table:table-cell office:value-type="float" office:value="0.20534">
                <text:p>0.205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26694">
                <text:p>0.026694</text:p>
              </table:table-cell>
              <table:table-cell office:value-type="float" office:value="0.19907">
                <text:p>0.199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2767">
                <text:p>0.02767</text:p>
              </table:table-cell>
              <table:table-cell office:value-type="float" office:value="0.20229">
                <text:p>0.202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28082">
                <text:p>0.028082</text:p>
              </table:table-cell>
              <table:table-cell office:value-type="float" office:value="0.19403">
                <text:p>0.194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28768">
                <text:p>0.028768</text:p>
              </table:table-cell>
              <table:table-cell office:value-type="float" office:value="0.18901">
                <text:p>0.189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28015">
                <text:p>0.028015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28069">
                <text:p>0.028069</text:p>
              </table:table-cell>
              <table:table-cell office:value-type="float" office:value="0.20168">
                <text:p>0.201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26969">
                <text:p>0.026969</text:p>
              </table:table-cell>
              <table:table-cell office:value-type="float" office:value="0.18979">
                <text:p>0.189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25493">
                <text:p>0.025493</text:p>
              </table:table-cell>
              <table:table-cell office:value-type="float" office:value="0.18983">
                <text:p>0.189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27272">
                <text:p>0.027272</text:p>
              </table:table-cell>
              <table:table-cell office:value-type="float" office:value="0.19788">
                <text:p>0.197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26229">
                <text:p>0.026229</text:p>
              </table:table-cell>
              <table:table-cell office:value-type="float" office:value="0.18823">
                <text:p>0.188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27329">
                <text:p>0.027329</text:p>
              </table:table-cell>
              <table:table-cell office:value-type="float" office:value="0.17673">
                <text:p>0.176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28428">
                <text:p>0.028428</text:p>
              </table:table-cell>
              <table:table-cell office:value-type="float" office:value="0.21654">
                <text:p>0.216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27124">
                <text:p>0.027124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2961">
                <text:p>0.02961</text:p>
              </table:table-cell>
              <table:table-cell office:value-type="float" office:value="0.19211">
                <text:p>0.192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28277">
                <text:p>0.028277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29064">
                <text:p>0.029064</text:p>
              </table:table-cell>
              <table:table-cell office:value-type="float" office:value="0.19288">
                <text:p>0.19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26231">
                <text:p>0.026231</text:p>
              </table:table-cell>
              <table:table-cell office:value-type="float" office:value="0.19221">
                <text:p>0.192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27329">
                <text:p>0.027329</text:p>
              </table:table-cell>
              <table:table-cell office:value-type="float" office:value="0.23743">
                <text:p>0.237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28912">
                <text:p>0.028912</text:p>
              </table:table-cell>
              <table:table-cell office:value-type="float" office:value="0.22048">
                <text:p>0.220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27765">
                <text:p>0.027765</text:p>
              </table:table-cell>
              <table:table-cell office:value-type="float" office:value="0.18803">
                <text:p>0.188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2714">
                <text:p>0.02714</text:p>
              </table:table-cell>
              <table:table-cell office:value-type="float" office:value="0.22908">
                <text:p>0.229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28994">
                <text:p>0.028994</text:p>
              </table:table-cell>
              <table:table-cell office:value-type="float" office:value="0.18613">
                <text:p>0.186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28466">
                <text:p>0.028466</text:p>
              </table:table-cell>
              <table:table-cell office:value-type="float" office:value="0.20569">
                <text:p>0.205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27541">
                <text:p>0.027541</text:p>
              </table:table-cell>
              <table:table-cell office:value-type="float" office:value="0.20449">
                <text:p>0.204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26816">
                <text:p>0.026816</text:p>
              </table:table-cell>
              <table:table-cell office:value-type="float" office:value="0.18359">
                <text:p>0.183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27058">
                <text:p>0.027058</text:p>
              </table:table-cell>
              <table:table-cell office:value-type="float" office:value="0.20962">
                <text:p>0.209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2477">
                <text:p>0.02477</text:p>
              </table:table-cell>
              <table:table-cell office:value-type="float" office:value="0.21643">
                <text:p>0.216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26782">
                <text:p>0.026782</text:p>
              </table:table-cell>
              <table:table-cell office:value-type="float" office:value="0.23918">
                <text:p>0.23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29214">
                <text:p>0.029214</text:p>
              </table:table-cell>
              <table:table-cell office:value-type="float" office:value="0.21105">
                <text:p>0.211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28554">
                <text:p>0.028554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25742">
                <text:p>0.025742</text:p>
              </table:table-cell>
              <table:table-cell office:value-type="float" office:value="0.23824">
                <text:p>0.238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27915">
                <text:p>0.027915</text:p>
              </table:table-cell>
              <table:table-cell office:value-type="float" office:value="0.20033">
                <text:p>0.200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26453">
                <text:p>0.026453</text:p>
              </table:table-cell>
              <table:table-cell office:value-type="float" office:value="0.22945">
                <text:p>0.229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27153">
                <text:p>0.027153</text:p>
              </table:table-cell>
              <table:table-cell office:value-type="float" office:value="0.21288">
                <text:p>0.212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2023">
                <text:p>0.20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27205">
                <text:p>0.027205</text:p>
              </table:table-cell>
              <table:table-cell office:value-type="float" office:value="0.21067">
                <text:p>0.210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2812">
                <text:p>0.02812</text:p>
              </table:table-cell>
              <table:table-cell office:value-type="float" office:value="0.17921">
                <text:p>0.179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2778">
                <text:p>0.02778</text:p>
              </table:table-cell>
              <table:table-cell office:value-type="float" office:value="0.20541">
                <text:p>0.205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27218">
                <text:p>0.027218</text:p>
              </table:table-cell>
              <table:table-cell office:value-type="float" office:value="0.23919">
                <text:p>0.239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26533">
                <text:p>0.026533</text:p>
              </table:table-cell>
              <table:table-cell office:value-type="float" office:value="0.20924">
                <text:p>0.209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27211">
                <text:p>0.027211</text:p>
              </table:table-cell>
              <table:table-cell office:value-type="float" office:value="0.19911">
                <text:p>0.199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27387">
                <text:p>0.027387</text:p>
              </table:table-cell>
              <table:table-cell office:value-type="float" office:value="0.20864">
                <text:p>0.208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26028">
                <text:p>0.026028</text:p>
              </table:table-cell>
              <table:table-cell office:value-type="float" office:value="0.22138">
                <text:p>0.221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28317">
                <text:p>0.028317</text:p>
              </table:table-cell>
              <table:table-cell office:value-type="float" office:value="0.25095">
                <text:p>0.250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28172">
                <text:p>0.028172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26724">
                <text:p>0.026724</text:p>
              </table:table-cell>
              <table:table-cell office:value-type="float" office:value="0.22254">
                <text:p>0.22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30389">
                <text:p>0.030389</text:p>
              </table:table-cell>
              <table:table-cell office:value-type="float" office:value="0.18368">
                <text:p>0.18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27744">
                <text:p>0.027744</text:p>
              </table:table-cell>
              <table:table-cell office:value-type="float" office:value="0.24106">
                <text:p>0.241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2822">
                <text:p>0.02822</text:p>
              </table:table-cell>
              <table:table-cell office:value-type="float" office:value="0.21223">
                <text:p>0.212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28624">
                <text:p>0.028624</text:p>
              </table:table-cell>
              <table:table-cell office:value-type="float" office:value="0.21218">
                <text:p>0.212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2583">
                <text:p>0.02583</text:p>
              </table:table-cell>
              <table:table-cell office:value-type="float" office:value="0.23393">
                <text:p>0.233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2743">
                <text:p>0.02743</text:p>
              </table:table-cell>
              <table:table-cell office:value-type="float" office:value="0.20956">
                <text:p>0.209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27857">
                <text:p>0.027857</text:p>
              </table:table-cell>
              <table:table-cell office:value-type="float" office:value="0.21623">
                <text:p>0.216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26602">
                <text:p>0.026602</text:p>
              </table:table-cell>
              <table:table-cell office:value-type="float" office:value="0.22834">
                <text:p>0.228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17094">
                <text:p>0.170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27267">
                <text:p>0.027267</text:p>
              </table:table-cell>
              <table:table-cell office:value-type="float" office:value="0.18911">
                <text:p>0.189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27095">
                <text:p>0.027095</text:p>
              </table:table-cell>
              <table:table-cell office:value-type="float" office:value="0.22391">
                <text:p>0.223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29365">
                <text:p>0.029365</text:p>
              </table:table-cell>
              <table:table-cell office:value-type="float" office:value="0.21579">
                <text:p>0.215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27325">
                <text:p>0.027325</text:p>
              </table:table-cell>
              <table:table-cell office:value-type="float" office:value="0.21603">
                <text:p>0.216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22282">
                <text:p>0.22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26742">
                <text:p>0.026742</text:p>
              </table:table-cell>
              <table:table-cell office:value-type="float" office:value="0.20974">
                <text:p>0.209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28162">
                <text:p>0.028162</text:p>
              </table:table-cell>
              <table:table-cell office:value-type="float" office:value="0.21994">
                <text:p>0.219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25834">
                <text:p>0.025834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28977">
                <text:p>0.028977</text:p>
              </table:table-cell>
              <table:table-cell office:value-type="float" office:value="0.22894">
                <text:p>0.228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26857">
                <text:p>0.026857</text:p>
              </table:table-cell>
              <table:table-cell office:value-type="float" office:value="0.19916">
                <text:p>0.199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27338">
                <text:p>0.027338</text:p>
              </table:table-cell>
              <table:table-cell office:value-type="float" office:value="0.19226">
                <text:p>0.192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27131">
                <text:p>0.027131</text:p>
              </table:table-cell>
              <table:table-cell office:value-type="float" office:value="0.20016">
                <text:p>0.200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27539">
                <text:p>0.027539</text:p>
              </table:table-cell>
              <table:table-cell office:value-type="float" office:value="0.20694">
                <text:p>0.206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26416">
                <text:p>0.026416</text:p>
              </table:table-cell>
              <table:table-cell office:value-type="float" office:value="0.22234">
                <text:p>0.22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26425">
                <text:p>0.026425</text:p>
              </table:table-cell>
              <table:table-cell office:value-type="float" office:value="0.23323">
                <text:p>0.233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27978">
                <text:p>0.027978</text:p>
              </table:table-cell>
              <table:table-cell office:value-type="float" office:value="0.20075">
                <text:p>0.200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27665">
                <text:p>0.027665</text:p>
              </table:table-cell>
              <table:table-cell office:value-type="float" office:value="0.19349">
                <text:p>0.193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29013">
                <text:p>0.029013</text:p>
              </table:table-cell>
              <table:table-cell office:value-type="float" office:value="0.21041">
                <text:p>0.21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28416">
                <text:p>0.028416</text:p>
              </table:table-cell>
              <table:table-cell office:value-type="float" office:value="0.18994">
                <text:p>0.189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28829">
                <text:p>0.028829</text:p>
              </table:table-cell>
              <table:table-cell office:value-type="float" office:value="0.20944">
                <text:p>0.209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28498">
                <text:p>0.028498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26236">
                <text:p>0.026236</text:p>
              </table:table-cell>
              <table:table-cell office:value-type="float" office:value="0.19818">
                <text:p>0.198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27619">
                <text:p>0.027619</text:p>
              </table:table-cell>
              <table:table-cell office:value-type="float" office:value="0.21878">
                <text:p>0.218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26835">
                <text:p>0.026835</text:p>
              </table:table-cell>
              <table:table-cell office:value-type="float" office:value="0.22653">
                <text:p>0.226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26431">
                <text:p>0.026431</text:p>
              </table:table-cell>
              <table:table-cell office:value-type="float" office:value="0.22803">
                <text:p>0.228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27704">
                <text:p>0.027704</text:p>
              </table:table-cell>
              <table:table-cell office:value-type="float" office:value="0.24578">
                <text:p>0.245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25266">
                <text:p>0.025266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2778">
                <text:p>0.02778</text:p>
              </table:table-cell>
              <table:table-cell office:value-type="float" office:value="0.23721">
                <text:p>0.237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27016">
                <text:p>0.027016</text:p>
              </table:table-cell>
              <table:table-cell office:value-type="float" office:value="0.28131">
                <text:p>0.281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29628">
                <text:p>0.029628</text:p>
              </table:table-cell>
              <table:table-cell office:value-type="float" office:value="0.21348">
                <text:p>0.213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26973">
                <text:p>0.026973</text:p>
              </table:table-cell>
              <table:table-cell office:value-type="float" office:value="0.25023">
                <text:p>0.250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27025">
                <text:p>0.027025</text:p>
              </table:table-cell>
              <table:table-cell office:value-type="float" office:value="0.23899">
                <text:p>0.238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25789">
                <text:p>0.025789</text:p>
              </table:table-cell>
              <table:table-cell office:value-type="float" office:value="0.25311">
                <text:p>0.253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28582">
                <text:p>0.028582</text:p>
              </table:table-cell>
              <table:table-cell office:value-type="float" office:value="0.21632">
                <text:p>0.216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28341">
                <text:p>0.028341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26259">
                <text:p>0.026259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28413">
                <text:p>0.028413</text:p>
              </table:table-cell>
              <table:table-cell office:value-type="float" office:value="0.2293">
                <text:p>0.22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26762">
                <text:p>0.026762</text:p>
              </table:table-cell>
              <table:table-cell office:value-type="float" office:value="0.25093">
                <text:p>0.250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2697">
                <text:p>0.02697</text:p>
              </table:table-cell>
              <table:table-cell office:value-type="float" office:value="0.21397">
                <text:p>0.213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27361">
                <text:p>0.027361</text:p>
              </table:table-cell>
              <table:table-cell office:value-type="float" office:value="0.23887">
                <text:p>0.238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28827">
                <text:p>0.028827</text:p>
              </table:table-cell>
              <table:table-cell office:value-type="float" office:value="0.23222">
                <text:p>0.232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29153">
                <text:p>0.029153</text:p>
              </table:table-cell>
              <table:table-cell office:value-type="float" office:value="0.23847">
                <text:p>0.238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27873">
                <text:p>0.027873</text:p>
              </table:table-cell>
              <table:table-cell office:value-type="float" office:value="0.22306">
                <text:p>0.223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28777">
                <text:p>0.028777</text:p>
              </table:table-cell>
              <table:table-cell office:value-type="float" office:value="0.20859">
                <text:p>0.208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27413">
                <text:p>0.027413</text:p>
              </table:table-cell>
              <table:table-cell office:value-type="float" office:value="0.20435">
                <text:p>0.204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29765">
                <text:p>0.029765</text:p>
              </table:table-cell>
              <table:table-cell office:value-type="float" office:value="0.20647">
                <text:p>0.206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26375">
                <text:p>0.026375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27485">
                <text:p>0.027485</text:p>
              </table:table-cell>
              <table:table-cell office:value-type="float" office:value="0.22276">
                <text:p>0.22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26989">
                <text:p>0.026989</text:p>
              </table:table-cell>
              <table:table-cell office:value-type="float" office:value="0.24984">
                <text:p>0.249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26632">
                <text:p>0.026632</text:p>
              </table:table-cell>
              <table:table-cell office:value-type="float" office:value="0.23624">
                <text:p>0.236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27319">
                <text:p>0.027319</text:p>
              </table:table-cell>
              <table:table-cell office:value-type="float" office:value="0.21611">
                <text:p>0.216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27796">
                <text:p>0.027796</text:p>
              </table:table-cell>
              <table:table-cell office:value-type="float" office:value="0.25897">
                <text:p>0.258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28651">
                <text:p>0.028651</text:p>
              </table:table-cell>
              <table:table-cell office:value-type="float" office:value="0.22824">
                <text:p>0.228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24931">
                <text:p>0.024931</text:p>
              </table:table-cell>
              <table:table-cell office:value-type="float" office:value="0.21249">
                <text:p>0.212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29089">
                <text:p>0.029089</text:p>
              </table:table-cell>
              <table:table-cell office:value-type="float" office:value="0.20602">
                <text:p>0.206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27859">
                <text:p>0.027859</text:p>
              </table:table-cell>
              <table:table-cell office:value-type="float" office:value="0.22683">
                <text:p>0.226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26894">
                <text:p>0.026894</text:p>
              </table:table-cell>
              <table:table-cell office:value-type="float" office:value="0.23907">
                <text:p>0.239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25749">
                <text:p>0.025749</text:p>
              </table:table-cell>
              <table:table-cell office:value-type="float" office:value="0.21162">
                <text:p>0.211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2767">
                <text:p>0.02767</text:p>
              </table:table-cell>
              <table:table-cell office:value-type="float" office:value="0.24285">
                <text:p>0.242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27307">
                <text:p>0.027307</text:p>
              </table:table-cell>
              <table:table-cell office:value-type="float" office:value="0.21548">
                <text:p>0.215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27647">
                <text:p>0.027647</text:p>
              </table:table-cell>
              <table:table-cell office:value-type="float" office:value="0.21609">
                <text:p>0.216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29284">
                <text:p>0.029284</text:p>
              </table:table-cell>
              <table:table-cell office:value-type="float" office:value="0.22698">
                <text:p>0.226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28672">
                <text:p>0.028672</text:p>
              </table:table-cell>
              <table:table-cell office:value-type="float" office:value="0.20922">
                <text:p>0.209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2766">
                <text:p>0.02766</text:p>
              </table:table-cell>
              <table:table-cell office:value-type="float" office:value="0.21924">
                <text:p>0.219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25664">
                <text:p>0.025664</text:p>
              </table:table-cell>
              <table:table-cell office:value-type="float" office:value="0.22949">
                <text:p>0.229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27368">
                <text:p>0.027368</text:p>
              </table:table-cell>
              <table:table-cell office:value-type="float" office:value="0.22691">
                <text:p>0.226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29954">
                <text:p>0.029954</text:p>
              </table:table-cell>
              <table:table-cell office:value-type="float" office:value="0.22955">
                <text:p>0.229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276">
                <text:p>0.0276</text:p>
              </table:table-cell>
              <table:table-cell office:value-type="float" office:value="0.19659">
                <text:p>0.196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25009">
                <text:p>0.025009</text:p>
              </table:table-cell>
              <table:table-cell office:value-type="float" office:value="0.23649">
                <text:p>0.236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28652">
                <text:p>0.028652</text:p>
              </table:table-cell>
              <table:table-cell office:value-type="float" office:value="0.19867">
                <text:p>0.198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28366">
                <text:p>0.028366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27907">
                <text:p>0.027907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28913">
                <text:p>0.028913</text:p>
              </table:table-cell>
              <table:table-cell office:value-type="float" office:value="0.23442">
                <text:p>0.234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2848">
                <text:p>0.02848</text:p>
              </table:table-cell>
              <table:table-cell office:value-type="float" office:value="0.23198">
                <text:p>0.231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27983">
                <text:p>0.027983</text:p>
              </table:table-cell>
              <table:table-cell office:value-type="float" office:value="0.21428">
                <text:p>0.214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2762">
                <text:p>0.02762</text:p>
              </table:table-cell>
              <table:table-cell office:value-type="float" office:value="0.25129">
                <text:p>0.251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30521">
                <text:p>0.030521</text:p>
              </table:table-cell>
              <table:table-cell office:value-type="float" office:value="0.18139">
                <text:p>0.181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25759">
                <text:p>0.025759</text:p>
              </table:table-cell>
              <table:table-cell office:value-type="float" office:value="0.25642">
                <text:p>0.256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27519">
                <text:p>0.027519</text:p>
              </table:table-cell>
              <table:table-cell office:value-type="float" office:value="0.26079">
                <text:p>0.260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30262">
                <text:p>0.030262</text:p>
              </table:table-cell>
              <table:table-cell office:value-type="float" office:value="0.24167">
                <text:p>0.24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28958">
                <text:p>0.028958</text:p>
              </table:table-cell>
              <table:table-cell office:value-type="float" office:value="0.21684">
                <text:p>0.216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28565">
                <text:p>0.028565</text:p>
              </table:table-cell>
              <table:table-cell office:value-type="float" office:value="0.20578">
                <text:p>0.205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2731">
                <text:p>0.02731</text:p>
              </table:table-cell>
              <table:table-cell office:value-type="float" office:value="0.23731">
                <text:p>0.237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28531">
                <text:p>0.028531</text:p>
              </table:table-cell>
              <table:table-cell office:value-type="float" office:value="0.24767">
                <text:p>0.247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29048">
                <text:p>0.029048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27873">
                <text:p>0.027873</text:p>
              </table:table-cell>
              <table:table-cell office:value-type="float" office:value="0.27359">
                <text:p>0.273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27013">
                <text:p>0.027013</text:p>
              </table:table-cell>
              <table:table-cell office:value-type="float" office:value="0.21949">
                <text:p>0.219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28226">
                <text:p>0.028226</text:p>
              </table:table-cell>
              <table:table-cell office:value-type="float" office:value="0.2223">
                <text:p>0.22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27134">
                <text:p>0.027134</text:p>
              </table:table-cell>
              <table:table-cell office:value-type="float" office:value="0.21181">
                <text:p>0.211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30014">
                <text:p>0.030014</text:p>
              </table:table-cell>
              <table:table-cell office:value-type="float" office:value="0.23101">
                <text:p>0.231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29573">
                <text:p>0.029573</text:p>
              </table:table-cell>
              <table:table-cell office:value-type="float" office:value="0.24587">
                <text:p>0.245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26873">
                <text:p>0.026873</text:p>
              </table:table-cell>
              <table:table-cell office:value-type="float" office:value="0.22639">
                <text:p>0.226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28673">
                <text:p>0.028673</text:p>
              </table:table-cell>
              <table:table-cell office:value-type="float" office:value="0.22939">
                <text:p>0.229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26914">
                <text:p>0.026914</text:p>
              </table:table-cell>
              <table:table-cell office:value-type="float" office:value="0.26454">
                <text:p>0.264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27981">
                <text:p>0.027981</text:p>
              </table:table-cell>
              <table:table-cell office:value-type="float" office:value="0.22063">
                <text:p>0.220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2798">
                <text:p>0.02798</text:p>
              </table:table-cell>
              <table:table-cell office:value-type="float" office:value="0.23563">
                <text:p>0.235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27255">
                <text:p>0.027255</text:p>
              </table:table-cell>
              <table:table-cell office:value-type="float" office:value="0.24532">
                <text:p>0.245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2698">
                <text:p>0.02698</text:p>
              </table:table-cell>
              <table:table-cell office:value-type="float" office:value="0.2034">
                <text:p>0.20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28975">
                <text:p>0.028975</text:p>
              </table:table-cell>
              <table:table-cell office:value-type="float" office:value="0.19958">
                <text:p>0.199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29592">
                <text:p>0.02959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28684">
                <text:p>0.028684</text:p>
              </table:table-cell>
              <table:table-cell office:value-type="float" office:value="0.23284">
                <text:p>0.232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28145">
                <text:p>0.028145</text:p>
              </table:table-cell>
              <table:table-cell office:value-type="float" office:value="0.22495">
                <text:p>0.224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28606">
                <text:p>0.028606</text:p>
              </table:table-cell>
              <table:table-cell office:value-type="float" office:value="0.23427">
                <text:p>0.234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29161">
                <text:p>0.029161</text:p>
              </table:table-cell>
              <table:table-cell office:value-type="float" office:value="0.22276">
                <text:p>0.222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26857">
                <text:p>0.026857</text:p>
              </table:table-cell>
              <table:table-cell office:value-type="float" office:value="0.21508">
                <text:p>0.215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29738">
                <text:p>0.029738</text:p>
              </table:table-cell>
              <table:table-cell office:value-type="float" office:value="0.23245">
                <text:p>0.232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29876">
                <text:p>0.029876</text:p>
              </table:table-cell>
              <table:table-cell office:value-type="float" office:value="0.23308">
                <text:p>0.233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27295">
                <text:p>0.027295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30181">
                <text:p>0.030181</text:p>
              </table:table-cell>
              <table:table-cell office:value-type="float" office:value="0.26932">
                <text:p>0.269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28143">
                <text:p>0.028143</text:p>
              </table:table-cell>
              <table:table-cell office:value-type="float" office:value="0.27147">
                <text:p>0.271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30454">
                <text:p>0.030454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26437">
                <text:p>0.026437</text:p>
              </table:table-cell>
              <table:table-cell office:value-type="float" office:value="0.2468">
                <text:p>0.24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25595">
                <text:p>0.025595</text:p>
              </table:table-cell>
              <table:table-cell office:value-type="float" office:value="0.21494">
                <text:p>0.214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26713">
                <text:p>0.026713</text:p>
              </table:table-cell>
              <table:table-cell office:value-type="float" office:value="0.21793">
                <text:p>0.217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27821">
                <text:p>0.027821</text:p>
              </table:table-cell>
              <table:table-cell office:value-type="float" office:value="0.23561">
                <text:p>0.235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27799">
                <text:p>0.027799</text:p>
              </table:table-cell>
              <table:table-cell office:value-type="float" office:value="0.25462">
                <text:p>0.254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29102">
                <text:p>0.029102</text:p>
              </table:table-cell>
              <table:table-cell office:value-type="float" office:value="0.23235">
                <text:p>0.232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29127">
                <text:p>0.029127</text:p>
              </table:table-cell>
              <table:table-cell office:value-type="float" office:value="0.21392">
                <text:p>0.213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2802">
                <text:p>0.02802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27238">
                <text:p>0.027238</text:p>
              </table:table-cell>
              <table:table-cell office:value-type="float" office:value="0.22382">
                <text:p>0.223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29561">
                <text:p>0.029561</text:p>
              </table:table-cell>
              <table:table-cell office:value-type="float" office:value="0.23337">
                <text:p>0.233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26551">
                <text:p>0.026551</text:p>
              </table:table-cell>
              <table:table-cell office:value-type="float" office:value="0.22378">
                <text:p>0.223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25737">
                <text:p>0.025737</text:p>
              </table:table-cell>
              <table:table-cell office:value-type="float" office:value="0.21888">
                <text:p>0.218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28827">
                <text:p>0.028827</text:p>
              </table:table-cell>
              <table:table-cell office:value-type="float" office:value="0.25224">
                <text:p>0.252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2897">
                <text:p>0.02897</text:p>
              </table:table-cell>
              <table:table-cell office:value-type="float" office:value="0.24428">
                <text:p>0.244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27622">
                <text:p>0.027622</text:p>
              </table:table-cell>
              <table:table-cell office:value-type="float" office:value="0.23043">
                <text:p>0.230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27958">
                <text:p>0.027958</text:p>
              </table:table-cell>
              <table:table-cell office:value-type="float" office:value="0.23498">
                <text:p>0.234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30381">
                <text:p>0.030381</text:p>
              </table:table-cell>
              <table:table-cell office:value-type="float" office:value="0.24283">
                <text:p>0.242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28672">
                <text:p>0.028672</text:p>
              </table:table-cell>
              <table:table-cell office:value-type="float" office:value="0.2395">
                <text:p>0.23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29964">
                <text:p>0.029964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30175">
                <text:p>0.030175</text:p>
              </table:table-cell>
              <table:table-cell office:value-type="float" office:value="0.21889">
                <text:p>0.218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2896">
                <text:p>0.02896</text:p>
              </table:table-cell>
              <table:table-cell office:value-type="float" office:value="0.24607">
                <text:p>0.246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28757">
                <text:p>0.028757</text:p>
              </table:table-cell>
              <table:table-cell office:value-type="float" office:value="0.24915">
                <text:p>0.249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26719">
                <text:p>0.026719</text:p>
              </table:table-cell>
              <table:table-cell office:value-type="float" office:value="0.27358">
                <text:p>0.273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28972">
                <text:p>0.028972</text:p>
              </table:table-cell>
              <table:table-cell office:value-type="float" office:value="0.23746">
                <text:p>0.237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2888">
                <text:p>0.02888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30215">
                <text:p>0.030215</text:p>
              </table:table-cell>
              <table:table-cell office:value-type="float" office:value="0.22015">
                <text:p>0.220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29986">
                <text:p>0.029986</text:p>
              </table:table-cell>
              <table:table-cell office:value-type="float" office:value="0.25433">
                <text:p>0.254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27262">
                <text:p>0.027262</text:p>
              </table:table-cell>
              <table:table-cell office:value-type="float" office:value="0.22317">
                <text:p>0.223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2639">
                <text:p>0.02639</text:p>
              </table:table-cell>
              <table:table-cell office:value-type="float" office:value="0.23381">
                <text:p>0.233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25261">
                <text:p>0.025261</text:p>
              </table:table-cell>
              <table:table-cell office:value-type="float" office:value="0.25593">
                <text:p>0.255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28962">
                <text:p>0.028962</text:p>
              </table:table-cell>
              <table:table-cell office:value-type="float" office:value="0.25613">
                <text:p>0.256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25562">
                <text:p>0.025562</text:p>
              </table:table-cell>
              <table:table-cell office:value-type="float" office:value="0.23176">
                <text:p>0.231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26593">
                <text:p>0.026593</text:p>
              </table:table-cell>
              <table:table-cell office:value-type="float" office:value="0.22967">
                <text:p>0.229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29769">
                <text:p>0.029769</text:p>
              </table:table-cell>
              <table:table-cell office:value-type="float" office:value="0.23047">
                <text:p>0.230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27102">
                <text:p>0.027102</text:p>
              </table:table-cell>
              <table:table-cell office:value-type="float" office:value="0.23827">
                <text:p>0.238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28088">
                <text:p>0.028088</text:p>
              </table:table-cell>
              <table:table-cell office:value-type="float" office:value="0.22696">
                <text:p>0.226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29887">
                <text:p>0.029887</text:p>
              </table:table-cell>
              <table:table-cell office:value-type="float" office:value="0.22554">
                <text:p>0.225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26857">
                <text:p>0.026857</text:p>
              </table:table-cell>
              <table:table-cell office:value-type="float" office:value="0.22112">
                <text:p>0.22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30313">
                <text:p>0.0303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28201">
                <text:p>0.028201</text:p>
              </table:table-cell>
              <table:table-cell office:value-type="float" office:value="0.25172">
                <text:p>0.251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29879">
                <text:p>0.029879</text:p>
              </table:table-cell>
              <table:table-cell office:value-type="float" office:value="0.22657">
                <text:p>0.226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29351">
                <text:p>0.029351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28181">
                <text:p>0.028181</text:p>
              </table:table-cell>
              <table:table-cell office:value-type="float" office:value="0.25087">
                <text:p>0.250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26894">
                <text:p>0.026894</text:p>
              </table:table-cell>
              <table:table-cell office:value-type="float" office:value="0.25862">
                <text:p>0.258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28217">
                <text:p>0.028217</text:p>
              </table:table-cell>
              <table:table-cell office:value-type="float" office:value="0.25567">
                <text:p>0.255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27882">
                <text:p>0.027882</text:p>
              </table:table-cell>
              <table:table-cell office:value-type="float" office:value="0.23995">
                <text:p>0.239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28539">
                <text:p>0.028539</text:p>
              </table:table-cell>
              <table:table-cell office:value-type="float" office:value="0.26971">
                <text:p>0.269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28263">
                <text:p>0.028263</text:p>
              </table:table-cell>
              <table:table-cell office:value-type="float" office:value="0.24745">
                <text:p>0.247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27985">
                <text:p>0.027985</text:p>
              </table:table-cell>
              <table:table-cell office:value-type="float" office:value="0.22193">
                <text:p>0.221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29157">
                <text:p>0.029157</text:p>
              </table:table-cell>
              <table:table-cell office:value-type="float" office:value="0.26305">
                <text:p>0.263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27891">
                <text:p>0.027891</text:p>
              </table:table-cell>
              <table:table-cell office:value-type="float" office:value="0.23115">
                <text:p>0.231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25817">
                <text:p>0.025817</text:p>
              </table:table-cell>
              <table:table-cell office:value-type="float" office:value="0.26261">
                <text:p>0.262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31227">
                <text:p>0.031227</text:p>
              </table:table-cell>
              <table:table-cell office:value-type="float" office:value="0.24036">
                <text:p>0.240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29079">
                <text:p>0.029079</text:p>
              </table:table-cell>
              <table:table-cell office:value-type="float" office:value="0.23011">
                <text:p>0.230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27578">
                <text:p>0.027578</text:p>
              </table:table-cell>
              <table:table-cell office:value-type="float" office:value="0.25088">
                <text:p>0.250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27006">
                <text:p>0.027006</text:p>
              </table:table-cell>
              <table:table-cell office:value-type="float" office:value="0.27564">
                <text:p>0.275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27632">
                <text:p>0.027632</text:p>
              </table:table-cell>
              <table:table-cell office:value-type="float" office:value="0.25932">
                <text:p>0.259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27363">
                <text:p>0.027363</text:p>
              </table:table-cell>
              <table:table-cell office:value-type="float" office:value="0.25949">
                <text:p>0.259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27722">
                <text:p>0.027722</text:p>
              </table:table-cell>
              <table:table-cell office:value-type="float" office:value="0.24111">
                <text:p>0.24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28051">
                <text:p>0.028051</text:p>
              </table:table-cell>
              <table:table-cell office:value-type="float" office:value="0.22356">
                <text:p>0.223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28373">
                <text:p>0.028373</text:p>
              </table:table-cell>
              <table:table-cell office:value-type="float" office:value="0.20696">
                <text:p>0.206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26844">
                <text:p>0.026844</text:p>
              </table:table-cell>
              <table:table-cell office:value-type="float" office:value="0.26237">
                <text:p>0.262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27852">
                <text:p>0.027852</text:p>
              </table:table-cell>
              <table:table-cell office:value-type="float" office:value="0.23807">
                <text:p>0.238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27657">
                <text:p>0.027657</text:p>
              </table:table-cell>
              <table:table-cell office:value-type="float" office:value="0.25893">
                <text:p>0.258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29809">
                <text:p>0.029809</text:p>
              </table:table-cell>
              <table:table-cell office:value-type="float" office:value="0.26306">
                <text:p>0.263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3057">
                <text:p>0.03057</text:p>
              </table:table-cell>
              <table:table-cell office:value-type="float" office:value="0.25094">
                <text:p>0.250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27195">
                <text:p>0.027195</text:p>
              </table:table-cell>
              <table:table-cell office:value-type="float" office:value="0.24193">
                <text:p>0.241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27506">
                <text:p>0.027506</text:p>
              </table:table-cell>
              <table:table-cell office:value-type="float" office:value="0.30487">
                <text:p>0.304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26566">
                <text:p>0.026566</text:p>
              </table:table-cell>
              <table:table-cell office:value-type="float" office:value="0.26111">
                <text:p>0.261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29453">
                <text:p>0.029453</text:p>
              </table:table-cell>
              <table:table-cell office:value-type="float" office:value="0.24691">
                <text:p>0.246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29489">
                <text:p>0.029489</text:p>
              </table:table-cell>
              <table:table-cell office:value-type="float" office:value="0.25907">
                <text:p>0.259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2836">
                <text:p>0.02836</text:p>
              </table:table-cell>
              <table:table-cell office:value-type="float" office:value="0.27839">
                <text:p>0.278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29513">
                <text:p>0.029513</text:p>
              </table:table-cell>
              <table:table-cell office:value-type="float" office:value="0.26988">
                <text:p>0.269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26935">
                <text:p>0.026935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30012">
                <text:p>0.030012</text:p>
              </table:table-cell>
              <table:table-cell office:value-type="float" office:value="0.25045">
                <text:p>0.250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28123">
                <text:p>0.028123</text:p>
              </table:table-cell>
              <table:table-cell office:value-type="float" office:value="0.24345">
                <text:p>0.243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28984">
                <text:p>0.028984</text:p>
              </table:table-cell>
              <table:table-cell office:value-type="float" office:value="0.23017">
                <text:p>0.230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27095">
                <text:p>0.027095</text:p>
              </table:table-cell>
              <table:table-cell office:value-type="float" office:value="0.25973">
                <text:p>0.259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27388">
                <text:p>0.027388</text:p>
              </table:table-cell>
              <table:table-cell office:value-type="float" office:value="0.27875">
                <text:p>0.278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29571">
                <text:p>0.029571</text:p>
              </table:table-cell>
              <table:table-cell office:value-type="float" office:value="0.22302">
                <text:p>0.223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26119">
                <text:p>0.026119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27833">
                <text:p>0.027833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29974">
                <text:p>0.029974</text:p>
              </table:table-cell>
              <table:table-cell office:value-type="float" office:value="0.26205">
                <text:p>0.262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28552">
                <text:p>0.028552</text:p>
              </table:table-cell>
              <table:table-cell office:value-type="float" office:value="0.23112">
                <text:p>0.231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28147">
                <text:p>0.028147</text:p>
              </table:table-cell>
              <table:table-cell office:value-type="float" office:value="0.24877">
                <text:p>0.248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29387">
                <text:p>0.029387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28946">
                <text:p>0.028946</text:p>
              </table:table-cell>
              <table:table-cell office:value-type="float" office:value="0.25048">
                <text:p>0.250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27902">
                <text:p>0.027902</text:p>
              </table:table-cell>
              <table:table-cell office:value-type="float" office:value="0.22785">
                <text:p>0.227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29353">
                <text:p>0.029353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27196">
                <text:p>0.027196</text:p>
              </table:table-cell>
              <table:table-cell office:value-type="float" office:value="0.24823">
                <text:p>0.248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29612">
                <text:p>0.029612</text:p>
              </table:table-cell>
              <table:table-cell office:value-type="float" office:value="0.2637">
                <text:p>0.26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28236">
                <text:p>0.028236</text:p>
              </table:table-cell>
              <table:table-cell office:value-type="float" office:value="0.24427">
                <text:p>0.244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27876">
                <text:p>0.027876</text:p>
              </table:table-cell>
              <table:table-cell office:value-type="float" office:value="0.28091">
                <text:p>0.280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29779">
                <text:p>0.029779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29402">
                <text:p>0.029402</text:p>
              </table:table-cell>
              <table:table-cell office:value-type="float" office:value="0.22414">
                <text:p>0.224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29056">
                <text:p>0.029056</text:p>
              </table:table-cell>
              <table:table-cell office:value-type="float" office:value="0.25371">
                <text:p>0.253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27896">
                <text:p>0.027896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27214">
                <text:p>0.027214</text:p>
              </table:table-cell>
              <table:table-cell office:value-type="float" office:value="0.25872">
                <text:p>0.258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3051">
                <text:p>0.03051</text:p>
              </table:table-cell>
              <table:table-cell office:value-type="float" office:value="0.23266">
                <text:p>0.232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28356">
                <text:p>0.028356</text:p>
              </table:table-cell>
              <table:table-cell office:value-type="float" office:value="0.23292">
                <text:p>0.232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29012">
                <text:p>0.029012</text:p>
              </table:table-cell>
              <table:table-cell office:value-type="float" office:value="0.30947">
                <text:p>0.309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28958">
                <text:p>0.028958</text:p>
              </table:table-cell>
              <table:table-cell office:value-type="float" office:value="0.25269">
                <text:p>0.252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29316">
                <text:p>0.029316</text:p>
              </table:table-cell>
              <table:table-cell office:value-type="float" office:value="0.26864">
                <text:p>0.268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27366">
                <text:p>0.027366</text:p>
              </table:table-cell>
              <table:table-cell office:value-type="float" office:value="0.23789">
                <text:p>0.237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29844">
                <text:p>0.029844</text:p>
              </table:table-cell>
              <table:table-cell office:value-type="float" office:value="0.25149">
                <text:p>0.251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27668">
                <text:p>0.027668</text:p>
              </table:table-cell>
              <table:table-cell office:value-type="float" office:value="0.26377">
                <text:p>0.263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28344">
                <text:p>0.028344</text:p>
              </table:table-cell>
              <table:table-cell office:value-type="float" office:value="0.26743">
                <text:p>0.267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27863">
                <text:p>0.027863</text:p>
              </table:table-cell>
              <table:table-cell office:value-type="float" office:value="0.2272">
                <text:p>0.22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27723">
                <text:p>0.027723</text:p>
              </table:table-cell>
              <table:table-cell office:value-type="float" office:value="0.27131">
                <text:p>0.271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30523">
                <text:p>0.030523</text:p>
              </table:table-cell>
              <table:table-cell office:value-type="float" office:value="0.23537">
                <text:p>0.235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28312">
                <text:p>0.028312</text:p>
              </table:table-cell>
              <table:table-cell office:value-type="float" office:value="0.23438">
                <text:p>0.234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27553">
                <text:p>0.027553</text:p>
              </table:table-cell>
              <table:table-cell office:value-type="float" office:value="0.28733">
                <text:p>0.287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29275">
                <text:p>0.029275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29081">
                <text:p>0.029081</text:p>
              </table:table-cell>
              <table:table-cell office:value-type="float" office:value="0.24735">
                <text:p>0.247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29167">
                <text:p>0.029167</text:p>
              </table:table-cell>
              <table:table-cell office:value-type="float" office:value="0.26628">
                <text:p>0.266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26168">
                <text:p>0.026168</text:p>
              </table:table-cell>
              <table:table-cell office:value-type="float" office:value="0.26492">
                <text:p>0.264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28332">
                <text:p>0.028332</text:p>
              </table:table-cell>
              <table:table-cell office:value-type="float" office:value="0.29049">
                <text:p>0.290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31018">
                <text:p>0.031018</text:p>
              </table:table-cell>
              <table:table-cell office:value-type="float" office:value="0.26395">
                <text:p>0.263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26009">
                <text:p>0.026009</text:p>
              </table:table-cell>
              <table:table-cell office:value-type="float" office:value="0.25059">
                <text:p>0.250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2926">
                <text:p>0.02926</text:p>
              </table:table-cell>
              <table:table-cell office:value-type="float" office:value="0.24504">
                <text:p>0.245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27967">
                <text:p>0.027967</text:p>
              </table:table-cell>
              <table:table-cell office:value-type="float" office:value="0.25866">
                <text:p>0.258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2787">
                <text:p>0.02787</text:p>
              </table:table-cell>
              <table:table-cell office:value-type="float" office:value="0.25362">
                <text:p>0.253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29998">
                <text:p>0.029998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30459">
                <text:p>0.030459</text:p>
              </table:table-cell>
              <table:table-cell office:value-type="float" office:value="0.25829">
                <text:p>0.258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2801">
                <text:p>0.02801</text:p>
              </table:table-cell>
              <table:table-cell office:value-type="float" office:value="0.26636">
                <text:p>0.266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28712">
                <text:p>0.028712</text:p>
              </table:table-cell>
              <table:table-cell office:value-type="float" office:value="0.27614">
                <text:p>0.276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2894">
                <text:p>0.02894</text:p>
              </table:table-cell>
              <table:table-cell office:value-type="float" office:value="0.27994">
                <text:p>0.279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29572">
                <text:p>0.029572</text:p>
              </table:table-cell>
              <table:table-cell office:value-type="float" office:value="0.24425">
                <text:p>0.244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26564">
                <text:p>0.026564</text:p>
              </table:table-cell>
              <table:table-cell office:value-type="float" office:value="0.2609">
                <text:p>0.26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29774">
                <text:p>0.029774</text:p>
              </table:table-cell>
              <table:table-cell office:value-type="float" office:value="0.24379">
                <text:p>0.2437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29853">
                <text:p>0.029853</text:p>
              </table:table-cell>
              <table:table-cell office:value-type="float" office:value="0.24108">
                <text:p>0.24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28628">
                <text:p>0.028628</text:p>
              </table:table-cell>
              <table:table-cell office:value-type="float" office:value="0.24654">
                <text:p>0.246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29488">
                <text:p>0.029488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29247">
                <text:p>0.029247</text:p>
              </table:table-cell>
              <table:table-cell office:value-type="float" office:value="0.24551">
                <text:p>0.245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298">
                <text:p>0.0298</text:p>
              </table:table-cell>
              <table:table-cell office:value-type="float" office:value="0.29357">
                <text:p>0.293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29555">
                <text:p>0.029555</text:p>
              </table:table-cell>
              <table:table-cell office:value-type="float" office:value="0.27366">
                <text:p>0.273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29987">
                <text:p>0.029987</text:p>
              </table:table-cell>
              <table:table-cell office:value-type="float" office:value="0.26217">
                <text:p>0.262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26778">
                <text:p>0.026778</text:p>
              </table:table-cell>
              <table:table-cell office:value-type="float" office:value="0.30136">
                <text:p>0.301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28983">
                <text:p>0.028983</text:p>
              </table:table-cell>
              <table:table-cell office:value-type="float" office:value="0.30243">
                <text:p>0.302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28554">
                <text:p>0.028554</text:p>
              </table:table-cell>
              <table:table-cell office:value-type="float" office:value="0.24536">
                <text:p>0.245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26777">
                <text:p>0.026777</text:p>
              </table:table-cell>
              <table:table-cell office:value-type="float" office:value="0.28023">
                <text:p>0.280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28195">
                <text:p>0.028195</text:p>
              </table:table-cell>
              <table:table-cell office:value-type="float" office:value="0.26299">
                <text:p>0.262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29824">
                <text:p>0.029824</text:p>
              </table:table-cell>
              <table:table-cell office:value-type="float" office:value="0.23531">
                <text:p>0.235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28785">
                <text:p>0.028785</text:p>
              </table:table-cell>
              <table:table-cell office:value-type="float" office:value="0.29646">
                <text:p>0.296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31295">
                <text:p>0.031295</text:p>
              </table:table-cell>
              <table:table-cell office:value-type="float" office:value="0.25964">
                <text:p>0.259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27755">
                <text:p>0.027755</text:p>
              </table:table-cell>
              <table:table-cell office:value-type="float" office:value="0.27281">
                <text:p>0.272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27336">
                <text:p>0.027336</text:p>
              </table:table-cell>
              <table:table-cell office:value-type="float" office:value="0.26648">
                <text:p>0.266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29673">
                <text:p>0.029673</text:p>
              </table:table-cell>
              <table:table-cell office:value-type="float" office:value="0.24535">
                <text:p>0.245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27174">
                <text:p>0.027174</text:p>
              </table:table-cell>
              <table:table-cell office:value-type="float" office:value="0.27942">
                <text:p>0.279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28649">
                <text:p>0.028649</text:p>
              </table:table-cell>
              <table:table-cell office:value-type="float" office:value="0.29923">
                <text:p>0.299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28371">
                <text:p>0.028371</text:p>
              </table:table-cell>
              <table:table-cell office:value-type="float" office:value="0.26938">
                <text:p>0.269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28372">
                <text:p>0.028372</text:p>
              </table:table-cell>
              <table:table-cell office:value-type="float" office:value="0.24887">
                <text:p>0.248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29042">
                <text:p>0.029042</text:p>
              </table:table-cell>
              <table:table-cell office:value-type="float" office:value="0.28085">
                <text:p>0.280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29222">
                <text:p>0.029222</text:p>
              </table:table-cell>
              <table:table-cell office:value-type="float" office:value="0.2861">
                <text:p>0.28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27475">
                <text:p>0.027475</text:p>
              </table:table-cell>
              <table:table-cell office:value-type="float" office:value="0.2785">
                <text:p>0.27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27622">
                <text:p>0.027622</text:p>
              </table:table-cell>
              <table:table-cell office:value-type="float" office:value="0.28874">
                <text:p>0.288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28647">
                <text:p>0.028647</text:p>
              </table:table-cell>
              <table:table-cell office:value-type="float" office:value="0.25223">
                <text:p>0.252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30162">
                <text:p>0.030162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29682">
                <text:p>0.029682</text:p>
              </table:table-cell>
              <table:table-cell office:value-type="float" office:value="0.27586">
                <text:p>0.275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28372">
                <text:p>0.028372</text:p>
              </table:table-cell>
              <table:table-cell office:value-type="float" office:value="0.27766">
                <text:p>0.277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3166">
                <text:p>0.03166</text:p>
              </table:table-cell>
              <table:table-cell office:value-type="float" office:value="0.26992">
                <text:p>0.269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29758">
                <text:p>0.029758</text:p>
              </table:table-cell>
              <table:table-cell office:value-type="float" office:value="0.26623">
                <text:p>0.266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29655">
                <text:p>0.029655</text:p>
              </table:table-cell>
              <table:table-cell office:value-type="float" office:value="0.28237">
                <text:p>0.282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28095">
                <text:p>0.028095</text:p>
              </table:table-cell>
              <table:table-cell office:value-type="float" office:value="0.27989">
                <text:p>0.279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3032">
                <text:p>0.03032</text:p>
              </table:table-cell>
              <table:table-cell office:value-type="float" office:value="0.25097">
                <text:p>0.250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29413">
                <text:p>0.029413</text:p>
              </table:table-cell>
              <table:table-cell office:value-type="float" office:value="0.31162">
                <text:p>0.311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31535">
                <text:p>0.031535</text:p>
              </table:table-cell>
              <table:table-cell office:value-type="float" office:value="0.25637">
                <text:p>0.256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30929">
                <text:p>0.030929</text:p>
              </table:table-cell>
              <table:table-cell office:value-type="float" office:value="0.27215">
                <text:p>0.272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28999">
                <text:p>0.02899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28406">
                <text:p>0.028406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28596">
                <text:p>0.028596</text:p>
              </table:table-cell>
              <table:table-cell office:value-type="float" office:value="0.27047">
                <text:p>0.270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28902">
                <text:p>0.028902</text:p>
              </table:table-cell>
              <table:table-cell office:value-type="float" office:value="0.27259">
                <text:p>0.272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28808">
                <text:p>0.028808</text:p>
              </table:table-cell>
              <table:table-cell office:value-type="float" office:value="0.27688">
                <text:p>0.276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29557">
                <text:p>0.029557</text:p>
              </table:table-cell>
              <table:table-cell office:value-type="float" office:value="0.2634">
                <text:p>0.26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29359">
                <text:p>0.029359</text:p>
              </table:table-cell>
              <table:table-cell office:value-type="float" office:value="0.28975">
                <text:p>0.289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28313">
                <text:p>0.028313</text:p>
              </table:table-cell>
              <table:table-cell office:value-type="float" office:value="0.26784">
                <text:p>0.267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29938">
                <text:p>0.029938</text:p>
              </table:table-cell>
              <table:table-cell office:value-type="float" office:value="0.2715">
                <text:p>0.27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28795">
                <text:p>0.028795</text:p>
              </table:table-cell>
              <table:table-cell office:value-type="float" office:value="0.28582">
                <text:p>0.285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30142">
                <text:p>0.030142</text:p>
              </table:table-cell>
              <table:table-cell office:value-type="float" office:value="0.25349">
                <text:p>0.253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27673">
                <text:p>0.027673</text:p>
              </table:table-cell>
              <table:table-cell office:value-type="float" office:value="0.2879">
                <text:p>0.28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28172">
                <text:p>0.028172</text:p>
              </table:table-cell>
              <table:table-cell office:value-type="float" office:value="0.28921">
                <text:p>0.289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27852">
                <text:p>0.027852</text:p>
              </table:table-cell>
              <table:table-cell office:value-type="float" office:value="0.30756">
                <text:p>0.307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27212">
                <text:p>0.027212</text:p>
              </table:table-cell>
              <table:table-cell office:value-type="float" office:value="0.29628">
                <text:p>0.296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2812">
                <text:p>0.02812</text:p>
              </table:table-cell>
              <table:table-cell office:value-type="float" office:value="0.26967">
                <text:p>0.269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28605">
                <text:p>0.028605</text:p>
              </table:table-cell>
              <table:table-cell office:value-type="float" office:value="0.23809">
                <text:p>0.238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28837">
                <text:p>0.028837</text:p>
              </table:table-cell>
              <table:table-cell office:value-type="float" office:value="0.28458">
                <text:p>0.284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27606">
                <text:p>0.027606</text:p>
              </table:table-cell>
              <table:table-cell office:value-type="float" office:value="0.29336">
                <text:p>0.293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26923">
                <text:p>0.026923</text:p>
              </table:table-cell>
              <table:table-cell office:value-type="float" office:value="0.25865">
                <text:p>0.258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28484">
                <text:p>0.028484</text:p>
              </table:table-cell>
              <table:table-cell office:value-type="float" office:value="0.25723">
                <text:p>0.25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27515">
                <text:p>0.027515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27601">
                <text:p>0.027601</text:p>
              </table:table-cell>
              <table:table-cell office:value-type="float" office:value="0.29512">
                <text:p>0.295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28106">
                <text:p>0.028106</text:p>
              </table:table-cell>
              <table:table-cell office:value-type="float" office:value="0.28444">
                <text:p>0.28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29669">
                <text:p>0.029669</text:p>
              </table:table-cell>
              <table:table-cell office:value-type="float" office:value="0.25702">
                <text:p>0.257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2751">
                <text:p>0.02751</text:p>
              </table:table-cell>
              <table:table-cell office:value-type="float" office:value="0.28868">
                <text:p>0.288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27247">
                <text:p>0.027247</text:p>
              </table:table-cell>
              <table:table-cell office:value-type="float" office:value="0.28084">
                <text:p>0.280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30263">
                <text:p>0.030263</text:p>
              </table:table-cell>
              <table:table-cell office:value-type="float" office:value="0.3158">
                <text:p>0.31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27982">
                <text:p>0.027982</text:p>
              </table:table-cell>
              <table:table-cell office:value-type="float" office:value="0.28071">
                <text:p>0.2807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29578">
                <text:p>0.029578</text:p>
              </table:table-cell>
              <table:table-cell office:value-type="float" office:value="0.26739">
                <text:p>0.267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29971">
                <text:p>0.029971</text:p>
              </table:table-cell>
              <table:table-cell office:value-type="float" office:value="0.28271">
                <text:p>0.282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28406">
                <text:p>0.028406</text:p>
              </table:table-cell>
              <table:table-cell office:value-type="float" office:value="0.28788">
                <text:p>0.287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29054">
                <text:p>0.029054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28761">
                <text:p>0.028761</text:p>
              </table:table-cell>
              <table:table-cell office:value-type="float" office:value="0.28814">
                <text:p>0.288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29311">
                <text:p>0.029311</text:p>
              </table:table-cell>
              <table:table-cell office:value-type="float" office:value="0.25901">
                <text:p>0.259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29407">
                <text:p>0.029407</text:p>
              </table:table-cell>
              <table:table-cell office:value-type="float" office:value="0.26242">
                <text:p>0.262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29204">
                <text:p>0.029204</text:p>
              </table:table-cell>
              <table:table-cell office:value-type="float" office:value="0.28299">
                <text:p>0.282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28981">
                <text:p>0.028981</text:p>
              </table:table-cell>
              <table:table-cell office:value-type="float" office:value="0.28004">
                <text:p>0.280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29316">
                <text:p>0.029316</text:p>
              </table:table-cell>
              <table:table-cell office:value-type="float" office:value="0.27324">
                <text:p>0.273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29731">
                <text:p>0.029731</text:p>
              </table:table-cell>
              <table:table-cell office:value-type="float" office:value="0.2723">
                <text:p>0.27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29549">
                <text:p>0.029549</text:p>
              </table:table-cell>
              <table:table-cell office:value-type="float" office:value="0.25537">
                <text:p>0.255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28856">
                <text:p>0.02885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30862">
                <text:p>0.030862</text:p>
              </table:table-cell>
              <table:table-cell office:value-type="float" office:value="0.26345">
                <text:p>0.263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29471">
                <text:p>0.029471</text:p>
              </table:table-cell>
              <table:table-cell office:value-type="float" office:value="0.28323">
                <text:p>0.283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29048">
                <text:p>0.029048</text:p>
              </table:table-cell>
              <table:table-cell office:value-type="float" office:value="0.26017">
                <text:p>0.260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26805">
                <text:p>0.026805</text:p>
              </table:table-cell>
              <table:table-cell office:value-type="float" office:value="0.31674">
                <text:p>0.316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2908">
                <text:p>0.02908</text:p>
              </table:table-cell>
              <table:table-cell office:value-type="float" office:value="0.30241">
                <text:p>0.302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28629">
                <text:p>0.028629</text:p>
              </table:table-cell>
              <table:table-cell office:value-type="float" office:value="0.27496">
                <text:p>0.274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29907">
                <text:p>0.029907</text:p>
              </table:table-cell>
              <table:table-cell office:value-type="float" office:value="0.26172">
                <text:p>0.261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2882">
                <text:p>0.02882</text:p>
              </table:table-cell>
              <table:table-cell office:value-type="float" office:value="0.29217">
                <text:p>0.292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28773">
                <text:p>0.028773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32404">
                <text:p>0.032404</text:p>
              </table:table-cell>
              <table:table-cell office:value-type="float" office:value="0.24318">
                <text:p>0.243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30746">
                <text:p>0.030746</text:p>
              </table:table-cell>
              <table:table-cell office:value-type="float" office:value="0.28269">
                <text:p>0.282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28925">
                <text:p>0.028925</text:p>
              </table:table-cell>
              <table:table-cell office:value-type="float" office:value="0.28244">
                <text:p>0.282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29554">
                <text:p>0.029554</text:p>
              </table:table-cell>
              <table:table-cell office:value-type="float" office:value="0.25594">
                <text:p>0.255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29506">
                <text:p>0.029506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28973">
                <text:p>0.028973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29652">
                <text:p>0.029652</text:p>
              </table:table-cell>
              <table:table-cell office:value-type="float" office:value="0.27408">
                <text:p>0.274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28923">
                <text:p>0.028923</text:p>
              </table:table-cell>
              <table:table-cell office:value-type="float" office:value="0.28647">
                <text:p>0.2864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27853">
                <text:p>0.027853</text:p>
              </table:table-cell>
              <table:table-cell office:value-type="float" office:value="0.30042">
                <text:p>0.300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30098">
                <text:p>0.030098</text:p>
              </table:table-cell>
              <table:table-cell office:value-type="float" office:value="0.2792">
                <text:p>0.27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29246">
                <text:p>0.029246</text:p>
              </table:table-cell>
              <table:table-cell office:value-type="float" office:value="0.2925">
                <text:p>0.29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30262">
                <text:p>0.030262</text:p>
              </table:table-cell>
              <table:table-cell office:value-type="float" office:value="0.25941">
                <text:p>0.259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28854">
                <text:p>0.028854</text:p>
              </table:table-cell>
              <table:table-cell office:value-type="float" office:value="0.27584">
                <text:p>0.275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32406">
                <text:p>0.032406</text:p>
              </table:table-cell>
              <table:table-cell office:value-type="float" office:value="0.25618">
                <text:p>0.256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30489">
                <text:p>0.030489</text:p>
              </table:table-cell>
              <table:table-cell office:value-type="float" office:value="0.28947">
                <text:p>0.289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29143">
                <text:p>0.029143</text:p>
              </table:table-cell>
              <table:table-cell office:value-type="float" office:value="0.30137">
                <text:p>0.301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30104">
                <text:p>0.030104</text:p>
              </table:table-cell>
              <table:table-cell office:value-type="float" office:value="0.26928">
                <text:p>0.269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28706">
                <text:p>0.028706</text:p>
              </table:table-cell>
              <table:table-cell office:value-type="float" office:value="0.24498">
                <text:p>0.244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31395">
                <text:p>0.031395</text:p>
              </table:table-cell>
              <table:table-cell office:value-type="float" office:value="0.25591">
                <text:p>0.255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28686">
                <text:p>0.028686</text:p>
              </table:table-cell>
              <table:table-cell office:value-type="float" office:value="0.29083">
                <text:p>0.290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3019">
                <text:p>0.03019</text:p>
              </table:table-cell>
              <table:table-cell office:value-type="float" office:value="0.30663">
                <text:p>0.306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29337">
                <text:p>0.029337</text:p>
              </table:table-cell>
              <table:table-cell office:value-type="float" office:value="0.28445">
                <text:p>0.284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29227">
                <text:p>0.029227</text:p>
              </table:table-cell>
              <table:table-cell office:value-type="float" office:value="0.29276">
                <text:p>0.292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29099">
                <text:p>0.029099</text:p>
              </table:table-cell>
              <table:table-cell office:value-type="float" office:value="0.28785">
                <text:p>0.287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29927">
                <text:p>0.029927</text:p>
              </table:table-cell>
              <table:table-cell office:value-type="float" office:value="0.26714">
                <text:p>0.267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29593">
                <text:p>0.029593</text:p>
              </table:table-cell>
              <table:table-cell office:value-type="float" office:value="0.27945">
                <text:p>0.279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29601">
                <text:p>0.029601</text:p>
              </table:table-cell>
              <table:table-cell office:value-type="float" office:value="0.24773">
                <text:p>0.247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29432">
                <text:p>0.029432</text:p>
              </table:table-cell>
              <table:table-cell office:value-type="float" office:value="0.27213">
                <text:p>0.272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31055">
                <text:p>0.03105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28368">
                <text:p>0.028368</text:p>
              </table:table-cell>
              <table:table-cell office:value-type="float" office:value="0.30023">
                <text:p>0.300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28308">
                <text:p>0.028308</text:p>
              </table:table-cell>
              <table:table-cell office:value-type="float" office:value="0.27634">
                <text:p>0.276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31742">
                <text:p>0.031742</text:p>
              </table:table-cell>
              <table:table-cell office:value-type="float" office:value="0.3029">
                <text:p>0.30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27947">
                <text:p>0.027947</text:p>
              </table:table-cell>
              <table:table-cell office:value-type="float" office:value="0.29777">
                <text:p>0.297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29845">
                <text:p>0.029845</text:p>
              </table:table-cell>
              <table:table-cell office:value-type="float" office:value="0.27895">
                <text:p>0.278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29689">
                <text:p>0.029689</text:p>
              </table:table-cell>
              <table:table-cell office:value-type="float" office:value="0.28772">
                <text:p>0.28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29052">
                <text:p>0.029052</text:p>
              </table:table-cell>
              <table:table-cell office:value-type="float" office:value="0.27673">
                <text:p>0.276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29526">
                <text:p>0.029526</text:p>
              </table:table-cell>
              <table:table-cell office:value-type="float" office:value="0.30572">
                <text:p>0.305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28824">
                <text:p>0.028824</text:p>
              </table:table-cell>
              <table:table-cell office:value-type="float" office:value="0.29218">
                <text:p>0.292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31011">
                <text:p>0.031011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29044">
                <text:p>0.029044</text:p>
              </table:table-cell>
              <table:table-cell office:value-type="float" office:value="0.27003">
                <text:p>0.270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27651">
                <text:p>0.027651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28171">
                <text:p>0.028171</text:p>
              </table:table-cell>
              <table:table-cell office:value-type="float" office:value="0.29051">
                <text:p>0.290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29406">
                <text:p>0.029406</text:p>
              </table:table-cell>
              <table:table-cell office:value-type="float" office:value="0.28112">
                <text:p>0.281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29575">
                <text:p>0.029575</text:p>
              </table:table-cell>
              <table:table-cell office:value-type="float" office:value="0.28368">
                <text:p>0.283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2867">
                <text:p>0.02867</text:p>
              </table:table-cell>
              <table:table-cell office:value-type="float" office:value="0.29964">
                <text:p>0.299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2948">
                <text:p>0.02948</text:p>
              </table:table-cell>
              <table:table-cell office:value-type="float" office:value="0.29554">
                <text:p>0.295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30863">
                <text:p>0.030863</text:p>
              </table:table-cell>
              <table:table-cell office:value-type="float" office:value="0.2892">
                <text:p>0.28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28485">
                <text:p>0.028485</text:p>
              </table:table-cell>
              <table:table-cell office:value-type="float" office:value="0.29244">
                <text:p>0.2924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030061">
                <text:p>0.030061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29003">
                <text:p>0.029003</text:p>
              </table:table-cell>
              <table:table-cell office:value-type="float" office:value="0.28078">
                <text:p>0.280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29492">
                <text:p>0.029492</text:p>
              </table:table-cell>
              <table:table-cell office:value-type="float" office:value="0.29227">
                <text:p>0.292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29865">
                <text:p>0.029865</text:p>
              </table:table-cell>
              <table:table-cell office:value-type="float" office:value="0.28438">
                <text:p>0.2843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28053">
                <text:p>0.028053</text:p>
              </table:table-cell>
              <table:table-cell office:value-type="float" office:value="0.31537">
                <text:p>0.315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30544">
                <text:p>0.030544</text:p>
              </table:table-cell>
              <table:table-cell office:value-type="float" office:value="0.2989">
                <text:p>0.298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28209">
                <text:p>0.028209</text:p>
              </table:table-cell>
              <table:table-cell office:value-type="float" office:value="0.29554">
                <text:p>0.295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27668">
                <text:p>0.027668</text:p>
              </table:table-cell>
              <table:table-cell office:value-type="float" office:value="0.31258">
                <text:p>0.312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3018">
                <text:p>0.03018</text:p>
              </table:table-cell>
              <table:table-cell office:value-type="float" office:value="0.29129">
                <text:p>0.291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29988">
                <text:p>0.029988</text:p>
              </table:table-cell>
              <table:table-cell office:value-type="float" office:value="0.32406">
                <text:p>0.324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28979">
                <text:p>0.028979</text:p>
              </table:table-cell>
              <table:table-cell office:value-type="float" office:value="0.29678">
                <text:p>0.296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27642">
                <text:p>0.027642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029155">
                <text:p>0.0291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2909">
                <text:p>0.02909</text:p>
              </table:table-cell>
              <table:table-cell office:value-type="float" office:value="0.29185">
                <text:p>0.291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30325">
                <text:p>0.030325</text:p>
              </table:table-cell>
              <table:table-cell office:value-type="float" office:value="0.29344">
                <text:p>0.293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31846">
                <text:p>0.031846</text:p>
              </table:table-cell>
              <table:table-cell office:value-type="float" office:value="0.27386">
                <text:p>0.273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26534">
                <text:p>0.026534</text:p>
              </table:table-cell>
              <table:table-cell office:value-type="float" office:value="0.2837">
                <text:p>0.28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29576">
                <text:p>0.029576</text:p>
              </table:table-cell>
              <table:table-cell office:value-type="float" office:value="0.30621">
                <text:p>0.306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27365">
                <text:p>0.027365</text:p>
              </table:table-cell>
              <table:table-cell office:value-type="float" office:value="0.29353">
                <text:p>0.293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30649">
                <text:p>0.030649</text:p>
              </table:table-cell>
              <table:table-cell office:value-type="float" office:value="0.30358">
                <text:p>0.303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30031">
                <text:p>0.030031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27387">
                <text:p>0.027387</text:p>
              </table:table-cell>
              <table:table-cell office:value-type="float" office:value="0.30758">
                <text:p>0.307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29303">
                <text:p>0.029303</text:p>
              </table:table-cell>
              <table:table-cell office:value-type="float" office:value="0.31357">
                <text:p>0.3135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28275">
                <text:p>0.028275</text:p>
              </table:table-cell>
              <table:table-cell office:value-type="float" office:value="0.28511">
                <text:p>0.285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30955">
                <text:p>0.030955</text:p>
              </table:table-cell>
              <table:table-cell office:value-type="float" office:value="0.27866">
                <text:p>0.278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2823">
                <text:p>0.02823</text:p>
              </table:table-cell>
              <table:table-cell office:value-type="float" office:value="0.27739">
                <text:p>0.277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27544">
                <text:p>0.027544</text:p>
              </table:table-cell>
              <table:table-cell office:value-type="float" office:value="0.29292">
                <text:p>0.292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029904">
                <text:p>0.029904</text:p>
              </table:table-cell>
              <table:table-cell office:value-type="float" office:value="0.2929">
                <text:p>0.292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2892">
                <text:p>0.02892</text:p>
              </table:table-cell>
              <table:table-cell office:value-type="float" office:value="0.3141">
                <text:p>0.31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27829">
                <text:p>0.027829</text:p>
              </table:table-cell>
              <table:table-cell office:value-type="float" office:value="0.27817">
                <text:p>0.278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2953">
                <text:p>0.02953</text:p>
              </table:table-cell>
              <table:table-cell office:value-type="float" office:value="0.29917">
                <text:p>0.299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27985">
                <text:p>0.027985</text:p>
              </table:table-cell>
              <table:table-cell office:value-type="float" office:value="0.29735">
                <text:p>0.297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31314">
                <text:p>0.031314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30249">
                <text:p>0.030249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030035">
                <text:p>0.030035</text:p>
              </table:table-cell>
              <table:table-cell office:value-type="float" office:value="0.30759">
                <text:p>0.307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31344">
                <text:p>0.031344</text:p>
              </table:table-cell>
              <table:table-cell office:value-type="float" office:value="0.26438">
                <text:p>0.2643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30056">
                <text:p>0.030056</text:p>
              </table:table-cell>
              <table:table-cell office:value-type="float" office:value="0.28221">
                <text:p>0.282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27738">
                <text:p>0.027738</text:p>
              </table:table-cell>
              <table:table-cell office:value-type="float" office:value="0.29232">
                <text:p>0.2923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28848">
                <text:p>0.028848</text:p>
              </table:table-cell>
              <table:table-cell office:value-type="float" office:value="0.27538">
                <text:p>0.2753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29891">
                <text:p>0.029891</text:p>
              </table:table-cell>
              <table:table-cell office:value-type="float" office:value="0.27479">
                <text:p>0.2747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31266">
                <text:p>0.031266</text:p>
              </table:table-cell>
              <table:table-cell office:value-type="float" office:value="0.29114">
                <text:p>0.291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28807">
                <text:p>0.028807</text:p>
              </table:table-cell>
              <table:table-cell office:value-type="float" office:value="0.2928">
                <text:p>0.292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29693">
                <text:p>0.029693</text:p>
              </table:table-cell>
              <table:table-cell office:value-type="float" office:value="0.27842">
                <text:p>0.278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30517">
                <text:p>0.030517</text:p>
              </table:table-cell>
              <table:table-cell office:value-type="float" office:value="0.29299">
                <text:p>0.292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29085">
                <text:p>0.029085</text:p>
              </table:table-cell>
              <table:table-cell office:value-type="float" office:value="0.29443">
                <text:p>0.294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031246">
                <text:p>0.031246</text:p>
              </table:table-cell>
              <table:table-cell office:value-type="float" office:value="0.28245">
                <text:p>0.282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31798">
                <text:p>0.031798</text:p>
              </table:table-cell>
              <table:table-cell office:value-type="float" office:value="0.31565">
                <text:p>0.315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029623">
                <text:p>0.029623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32106">
                <text:p>0.032106</text:p>
              </table:table-cell>
              <table:table-cell office:value-type="float" office:value="0.28052">
                <text:p>0.2805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030694">
                <text:p>0.030694</text:p>
              </table:table-cell>
              <table:table-cell office:value-type="float" office:value="0.27385">
                <text:p>0.273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027515">
                <text:p>0.027515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032242">
                <text:p>0.032242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028708">
                <text:p>0.028708</text:p>
              </table:table-cell>
              <table:table-cell office:value-type="float" office:value="0.27838">
                <text:p>0.278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026708">
                <text:p>0.02670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29493">
                <text:p>0.029493</text:p>
              </table:table-cell>
              <table:table-cell office:value-type="float" office:value="0.29133">
                <text:p>0.291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030381">
                <text:p>0.030381</text:p>
              </table:table-cell>
              <table:table-cell office:value-type="float" office:value="0.32142">
                <text:p>0.321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30072">
                <text:p>0.030072</text:p>
              </table:table-cell>
              <table:table-cell office:value-type="float" office:value="0.32485">
                <text:p>0.3248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027586">
                <text:p>0.027586</text:p>
              </table:table-cell>
              <table:table-cell office:value-type="float" office:value="0.2621">
                <text:p>0.26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028984">
                <text:p>0.028984</text:p>
              </table:table-cell>
              <table:table-cell office:value-type="float" office:value="0.26773">
                <text:p>0.267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27685">
                <text:p>0.027685</text:p>
              </table:table-cell>
              <table:table-cell office:value-type="float" office:value="0.32612">
                <text:p>0.3261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029336">
                <text:p>0.029336</text:p>
              </table:table-cell>
              <table:table-cell office:value-type="float" office:value="0.30535">
                <text:p>0.3053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02851">
                <text:p>0.02851</text:p>
              </table:table-cell>
              <table:table-cell office:value-type="float" office:value="0.32047">
                <text:p>0.320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028938">
                <text:p>0.028938</text:p>
              </table:table-cell>
              <table:table-cell office:value-type="float" office:value="0.33826">
                <text:p>0.338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029514">
                <text:p>0.029514</text:p>
              </table:table-cell>
              <table:table-cell office:value-type="float" office:value="0.30319">
                <text:p>0.303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28414">
                <text:p>0.028414</text:p>
              </table:table-cell>
              <table:table-cell office:value-type="float" office:value="0.2958">
                <text:p>0.295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030743">
                <text:p>0.030743</text:p>
              </table:table-cell>
              <table:table-cell office:value-type="float" office:value="0.30602">
                <text:p>0.3060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031114">
                <text:p>0.031114</text:p>
              </table:table-cell>
              <table:table-cell office:value-type="float" office:value="0.29273">
                <text:p>0.2927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03122">
                <text:p>0.03122</text:p>
              </table:table-cell>
              <table:table-cell office:value-type="float" office:value="0.28754">
                <text:p>0.2875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029551">
                <text:p>0.029551</text:p>
              </table:table-cell>
              <table:table-cell office:value-type="float" office:value="0.31766">
                <text:p>0.317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31252">
                <text:p>0.031252</text:p>
              </table:table-cell>
              <table:table-cell office:value-type="float" office:value="0.29985">
                <text:p>0.299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029105">
                <text:p>0.029105</text:p>
              </table:table-cell>
              <table:table-cell office:value-type="float" office:value="0.31244">
                <text:p>0.312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3082">
                <text:p>0.03082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27963">
                <text:p>0.027963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030505">
                <text:p>0.030505</text:p>
              </table:table-cell>
              <table:table-cell office:value-type="float" office:value="0.28489">
                <text:p>0.284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028863">
                <text:p>0.028863</text:p>
              </table:table-cell>
              <table:table-cell office:value-type="float" office:value="0.3348">
                <text:p>0.33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028875">
                <text:p>0.028875</text:p>
              </table:table-cell>
              <table:table-cell office:value-type="float" office:value="0.32736">
                <text:p>0.327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030401">
                <text:p>0.030401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28939">
                <text:p>0.028939</text:p>
              </table:table-cell>
              <table:table-cell office:value-type="float" office:value="0.30554">
                <text:p>0.3055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31524">
                <text:p>0.031524</text:p>
              </table:table-cell>
              <table:table-cell office:value-type="float" office:value="0.28129">
                <text:p>0.2812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29438">
                <text:p>0.029438</text:p>
              </table:table-cell>
              <table:table-cell office:value-type="float" office:value="0.28561">
                <text:p>0.2856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028839">
                <text:p>0.028839</text:p>
              </table:table-cell>
              <table:table-cell office:value-type="float" office:value="0.29323">
                <text:p>0.2932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031764">
                <text:p>0.031764</text:p>
              </table:table-cell>
              <table:table-cell office:value-type="float" office:value="0.30865">
                <text:p>0.308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30614">
                <text:p>0.030614</text:p>
              </table:table-cell>
              <table:table-cell office:value-type="float" office:value="0.30178">
                <text:p>0.3017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029353">
                <text:p>0.029353</text:p>
              </table:table-cell>
              <table:table-cell office:value-type="float" office:value="0.32057">
                <text:p>0.320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29538">
                <text:p>0.029538</text:p>
              </table:table-cell>
              <table:table-cell office:value-type="float" office:value="0.28449">
                <text:p>0.2844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028811">
                <text:p>0.028811</text:p>
              </table:table-cell>
              <table:table-cell office:value-type="float" office:value="0.31252">
                <text:p>0.3125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28505">
                <text:p>0.028505</text:p>
              </table:table-cell>
              <table:table-cell office:value-type="float" office:value="0.31331">
                <text:p>0.3133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28797">
                <text:p>0.028797</text:p>
              </table:table-cell>
              <table:table-cell office:value-type="float" office:value="0.30194">
                <text:p>0.3019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27341">
                <text:p>0.027341</text:p>
              </table:table-cell>
              <table:table-cell office:value-type="float" office:value="0.31796">
                <text:p>0.317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29392">
                <text:p>0.029392</text:p>
              </table:table-cell>
              <table:table-cell office:value-type="float" office:value="0.30748">
                <text:p>0.3074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30368">
                <text:p>0.030368</text:p>
              </table:table-cell>
              <table:table-cell office:value-type="float" office:value="0.26309">
                <text:p>0.263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028905">
                <text:p>0.028905</text:p>
              </table:table-cell>
              <table:table-cell office:value-type="float" office:value="0.32823">
                <text:p>0.3282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29633">
                <text:p>0.029633</text:p>
              </table:table-cell>
              <table:table-cell office:value-type="float" office:value="0.31217">
                <text:p>0.312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027294">
                <text:p>0.027294</text:p>
              </table:table-cell>
              <table:table-cell office:value-type="float" office:value="0.31086">
                <text:p>0.310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029019">
                <text:p>0.029019</text:p>
              </table:table-cell>
              <table:table-cell office:value-type="float" office:value="0.26963">
                <text:p>0.269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029881">
                <text:p>0.029881</text:p>
              </table:table-cell>
              <table:table-cell office:value-type="float" office:value="0.33198">
                <text:p>0.3319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031976">
                <text:p>0.031976</text:p>
              </table:table-cell>
              <table:table-cell office:value-type="float" office:value="0.30808">
                <text:p>0.308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03213">
                <text:p>0.03213</text:p>
              </table:table-cell>
              <table:table-cell office:value-type="float" office:value="0.28036">
                <text:p>0.280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031764">
                <text:p>0.031764</text:p>
              </table:table-cell>
              <table:table-cell office:value-type="float" office:value="0.31192">
                <text:p>0.311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029729">
                <text:p>0.029729</text:p>
              </table:table-cell>
              <table:table-cell office:value-type="float" office:value="0.30322">
                <text:p>0.303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029906">
                <text:p>0.029906</text:p>
              </table:table-cell>
              <table:table-cell office:value-type="float" office:value="0.33436">
                <text:p>0.3343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028182">
                <text:p>0.028182</text:p>
              </table:table-cell>
              <table:table-cell office:value-type="float" office:value="0.32269">
                <text:p>0.322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030062">
                <text:p>0.030062</text:p>
              </table:table-cell>
              <table:table-cell office:value-type="float" office:value="0.33819">
                <text:p>0.338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028535">
                <text:p>0.028535</text:p>
              </table:table-cell>
              <table:table-cell office:value-type="float" office:value="0.33246">
                <text:p>0.3324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030181">
                <text:p>0.030181</text:p>
              </table:table-cell>
              <table:table-cell office:value-type="float" office:value="0.31355">
                <text:p>0.313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29876">
                <text:p>0.029876</text:p>
              </table:table-cell>
              <table:table-cell office:value-type="float" office:value="0.33128">
                <text:p>0.331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029234">
                <text:p>0.029234</text:p>
              </table:table-cell>
              <table:table-cell office:value-type="float" office:value="0.33571">
                <text:p>0.335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032185">
                <text:p>0.032185</text:p>
              </table:table-cell>
              <table:table-cell office:value-type="float" office:value="0.31401">
                <text:p>0.3140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031235">
                <text:p>0.031235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029187">
                <text:p>0.029187</text:p>
              </table:table-cell>
              <table:table-cell office:value-type="float" office:value="0.32199">
                <text:p>0.321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029993">
                <text:p>0.029993</text:p>
              </table:table-cell>
              <table:table-cell office:value-type="float" office:value="0.31507">
                <text:p>0.315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031936">
                <text:p>0.031936</text:p>
              </table:table-cell>
              <table:table-cell office:value-type="float" office:value="0.30642">
                <text:p>0.3064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29862">
                <text:p>0.029862</text:p>
              </table:table-cell>
              <table:table-cell office:value-type="float" office:value="0.29698">
                <text:p>0.296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031498">
                <text:p>0.031498</text:p>
              </table:table-cell>
              <table:table-cell office:value-type="float" office:value="0.30824">
                <text:p>0.3082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028991">
                <text:p>0.028991</text:p>
              </table:table-cell>
              <table:table-cell office:value-type="float" office:value="0.34453">
                <text:p>0.344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029239">
                <text:p>0.029239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027077">
                <text:p>0.027077</text:p>
              </table:table-cell>
              <table:table-cell office:value-type="float" office:value="0.3487">
                <text:p>0.34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03076">
                <text:p>0.03076</text:p>
              </table:table-cell>
              <table:table-cell office:value-type="float" office:value="0.30205">
                <text:p>0.302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028227">
                <text:p>0.028227</text:p>
              </table:table-cell>
              <table:table-cell office:value-type="float" office:value="0.34686">
                <text:p>0.346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030296">
                <text:p>0.030296</text:p>
              </table:table-cell>
              <table:table-cell office:value-type="float" office:value="0.30722">
                <text:p>0.307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031876">
                <text:p>0.031876</text:p>
              </table:table-cell>
              <table:table-cell office:value-type="float" office:value="0.3151">
                <text:p>0.315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029062">
                <text:p>0.029062</text:p>
              </table:table-cell>
              <table:table-cell office:value-type="float" office:value="0.30951">
                <text:p>0.309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030844">
                <text:p>0.030844</text:p>
              </table:table-cell>
              <table:table-cell office:value-type="float" office:value="0.32659">
                <text:p>0.326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0298">
                <text:p>0.0298</text:p>
              </table:table-cell>
              <table:table-cell office:value-type="float" office:value="0.2996">
                <text:p>0.29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032298">
                <text:p>0.032298</text:p>
              </table:table-cell>
              <table:table-cell office:value-type="float" office:value="0.28023">
                <text:p>0.280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030731">
                <text:p>0.030731</text:p>
              </table:table-cell>
              <table:table-cell office:value-type="float" office:value="0.30018">
                <text:p>0.300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028019">
                <text:p>0.028019</text:p>
              </table:table-cell>
              <table:table-cell office:value-type="float" office:value="0.2682">
                <text:p>0.268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027794">
                <text:p>0.027794</text:p>
              </table:table-cell>
              <table:table-cell office:value-type="float" office:value="0.34872">
                <text:p>0.348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027977">
                <text:p>0.027977</text:p>
              </table:table-cell>
              <table:table-cell office:value-type="float" office:value="0.2959">
                <text:p>0.29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030108">
                <text:p>0.030108</text:p>
              </table:table-cell>
              <table:table-cell office:value-type="float" office:value="0.30414">
                <text:p>0.304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03181">
                <text:p>0.03181</text:p>
              </table:table-cell>
              <table:table-cell office:value-type="float" office:value="0.28355">
                <text:p>0.283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030156">
                <text:p>0.030156</text:p>
              </table:table-cell>
              <table:table-cell office:value-type="float" office:value="0.3214">
                <text:p>0.32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030805">
                <text:p>0.030805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030918">
                <text:p>0.030918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029693">
                <text:p>0.029693</text:p>
              </table:table-cell>
              <table:table-cell office:value-type="float" office:value="0.30572">
                <text:p>0.305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030168">
                <text:p>0.030168</text:p>
              </table:table-cell>
              <table:table-cell office:value-type="float" office:value="0.31673">
                <text:p>0.316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02933">
                <text:p>0.02933</text:p>
              </table:table-cell>
              <table:table-cell office:value-type="float" office:value="0.32535">
                <text:p>0.325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031024">
                <text:p>0.031024</text:p>
              </table:table-cell>
              <table:table-cell office:value-type="float" office:value="0.29074">
                <text:p>0.290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0295">
                <text:p>0.0295</text:p>
              </table:table-cell>
              <table:table-cell office:value-type="float" office:value="0.2872">
                <text:p>0.28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030031">
                <text:p>0.030031</text:p>
              </table:table-cell>
              <table:table-cell office:value-type="float" office:value="0.31661">
                <text:p>0.3166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028976">
                <text:p>0.028976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029044">
                <text:p>0.029044</text:p>
              </table:table-cell>
              <table:table-cell office:value-type="float" office:value="0.31492">
                <text:p>0.314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029918">
                <text:p>0.029918</text:p>
              </table:table-cell>
              <table:table-cell office:value-type="float" office:value="0.32405">
                <text:p>0.324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030934">
                <text:p>0.030934</text:p>
              </table:table-cell>
              <table:table-cell office:value-type="float" office:value="0.35036">
                <text:p>0.3503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029315">
                <text:p>0.029315</text:p>
              </table:table-cell>
              <table:table-cell office:value-type="float" office:value="0.30658">
                <text:p>0.306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029431">
                <text:p>0.029431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029316">
                <text:p>0.029316</text:p>
              </table:table-cell>
              <table:table-cell office:value-type="float" office:value="0.31498">
                <text:p>0.3149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030085">
                <text:p>0.030085</text:p>
              </table:table-cell>
              <table:table-cell office:value-type="float" office:value="0.34651">
                <text:p>0.3465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031334">
                <text:p>0.031334</text:p>
              </table:table-cell>
              <table:table-cell office:value-type="float" office:value="0.32116">
                <text:p>0.321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028936">
                <text:p>0.028936</text:p>
              </table:table-cell>
              <table:table-cell office:value-type="float" office:value="0.33297">
                <text:p>0.3329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031304">
                <text:p>0.031304</text:p>
              </table:table-cell>
              <table:table-cell office:value-type="float" office:value="0.31774">
                <text:p>0.3177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029155">
                <text:p>0.029155</text:p>
              </table:table-cell>
              <table:table-cell office:value-type="float" office:value="0.32492">
                <text:p>0.3249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032495">
                <text:p>0.032495</text:p>
              </table:table-cell>
              <table:table-cell office:value-type="float" office:value="0.32182">
                <text:p>0.321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029047">
                <text:p>0.029047</text:p>
              </table:table-cell>
              <table:table-cell office:value-type="float" office:value="0.35381">
                <text:p>0.353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030932">
                <text:p>0.030932</text:p>
              </table:table-cell>
              <table:table-cell office:value-type="float" office:value="0.34143">
                <text:p>0.34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029801">
                <text:p>0.029801</text:p>
              </table:table-cell>
              <table:table-cell office:value-type="float" office:value="0.31493">
                <text:p>0.3149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03081">
                <text:p>0.03081</text:p>
              </table:table-cell>
              <table:table-cell office:value-type="float" office:value="0.31503">
                <text:p>0.3150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028214">
                <text:p>0.028214</text:p>
              </table:table-cell>
              <table:table-cell office:value-type="float" office:value="0.34558">
                <text:p>0.3455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028879">
                <text:p>0.028879</text:p>
              </table:table-cell>
              <table:table-cell office:value-type="float" office:value="0.31006">
                <text:p>0.310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029766">
                <text:p>0.029766</text:p>
              </table:table-cell>
              <table:table-cell office:value-type="float" office:value="0.30789">
                <text:p>0.307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032199">
                <text:p>0.032199</text:p>
              </table:table-cell>
              <table:table-cell office:value-type="float" office:value="0.33365">
                <text:p>0.333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028488">
                <text:p>0.028488</text:p>
              </table:table-cell>
              <table:table-cell office:value-type="float" office:value="0.34717">
                <text:p>0.3471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028057">
                <text:p>0.028057</text:p>
              </table:table-cell>
              <table:table-cell office:value-type="float" office:value="0.31598">
                <text:p>0.315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03157">
                <text:p>0.03157</text:p>
              </table:table-cell>
              <table:table-cell office:value-type="float" office:value="0.29755">
                <text:p>0.297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030575">
                <text:p>0.030575</text:p>
              </table:table-cell>
              <table:table-cell office:value-type="float" office:value="0.28165">
                <text:p>0.281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032454">
                <text:p>0.032454</text:p>
              </table:table-cell>
              <table:table-cell office:value-type="float" office:value="0.33436">
                <text:p>0.334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029652">
                <text:p>0.029652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031534">
                <text:p>0.031534</text:p>
              </table:table-cell>
              <table:table-cell office:value-type="float" office:value="0.34211">
                <text:p>0.342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027888">
                <text:p>0.027888</text:p>
              </table:table-cell>
              <table:table-cell office:value-type="float" office:value="0.32453">
                <text:p>0.3245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032465">
                <text:p>0.032465</text:p>
              </table:table-cell>
              <table:table-cell office:value-type="float" office:value="0.30465">
                <text:p>0.304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028192">
                <text:p>0.028192</text:p>
              </table:table-cell>
              <table:table-cell office:value-type="float" office:value="0.31441">
                <text:p>0.314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028631">
                <text:p>0.028631</text:p>
              </table:table-cell>
              <table:table-cell office:value-type="float" office:value="0.33044">
                <text:p>0.330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031429">
                <text:p>0.031429</text:p>
              </table:table-cell>
              <table:table-cell office:value-type="float" office:value="0.31991">
                <text:p>0.319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029932">
                <text:p>0.029932</text:p>
              </table:table-cell>
              <table:table-cell office:value-type="float" office:value="0.30079">
                <text:p>0.300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029225">
                <text:p>0.029225</text:p>
              </table:table-cell>
              <table:table-cell office:value-type="float" office:value="0.37461">
                <text:p>0.374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030925">
                <text:p>0.030925</text:p>
              </table:table-cell>
              <table:table-cell office:value-type="float" office:value="0.31015">
                <text:p>0.310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028496">
                <text:p>0.028496</text:p>
              </table:table-cell>
              <table:table-cell office:value-type="float" office:value="0.30524">
                <text:p>0.3052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029817">
                <text:p>0.029817</text:p>
              </table:table-cell>
              <table:table-cell office:value-type="float" office:value="0.35595">
                <text:p>0.355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029049">
                <text:p>0.029049</text:p>
              </table:table-cell>
              <table:table-cell office:value-type="float" office:value="0.35068">
                <text:p>0.350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030424">
                <text:p>0.030424</text:p>
              </table:table-cell>
              <table:table-cell office:value-type="float" office:value="0.33363">
                <text:p>0.333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029576">
                <text:p>0.029576</text:p>
              </table:table-cell>
              <table:table-cell office:value-type="float" office:value="0.32926">
                <text:p>0.3292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029403">
                <text:p>0.029403</text:p>
              </table:table-cell>
              <table:table-cell office:value-type="float" office:value="0.32418">
                <text:p>0.324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032022">
                <text:p>0.032022</text:p>
              </table:table-cell>
              <table:table-cell office:value-type="float" office:value="0.31847">
                <text:p>0.3184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032299">
                <text:p>0.032299</text:p>
              </table:table-cell>
              <table:table-cell office:value-type="float" office:value="0.31698">
                <text:p>0.316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033495">
                <text:p>0.033495</text:p>
              </table:table-cell>
              <table:table-cell office:value-type="float" office:value="0.27377">
                <text:p>0.2737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031157">
                <text:p>0.031157</text:p>
              </table:table-cell>
              <table:table-cell office:value-type="float" office:value="0.3358">
                <text:p>0.335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030861">
                <text:p>0.030861</text:p>
              </table:table-cell>
              <table:table-cell office:value-type="float" office:value="0.33272">
                <text:p>0.332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029761">
                <text:p>0.029761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029229">
                <text:p>0.029229</text:p>
              </table:table-cell>
              <table:table-cell office:value-type="float" office:value="0.32289">
                <text:p>0.3228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030098">
                <text:p>0.030098</text:p>
              </table:table-cell>
              <table:table-cell office:value-type="float" office:value="0.31099">
                <text:p>0.3109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028431">
                <text:p>0.028431</text:p>
              </table:table-cell>
              <table:table-cell office:value-type="float" office:value="0.31278">
                <text:p>0.312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03155">
                <text:p>0.03155</text:p>
              </table:table-cell>
              <table:table-cell office:value-type="float" office:value="0.32088">
                <text:p>0.320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0317">
                <text:p>0.0317</text:p>
              </table:table-cell>
              <table:table-cell office:value-type="float" office:value="0.29844">
                <text:p>0.298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031723">
                <text:p>0.031723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50">
                <text:p>250</text:p>
              </table:table-cell>
              <table:table-cell office:value-type="float" office:value="0.031838">
                <text:p>0.031838</text:p>
              </table:table-cell>
              <table:table-cell office:value-type="float" office:value="0.3154">
                <text:p>0.31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50">
                <text:p>250</text:p>
              </table:table-cell>
              <table:table-cell office:value-type="float" office:value="0.030722">
                <text:p>0.030722</text:p>
              </table:table-cell>
              <table:table-cell office:value-type="float" office:value="0.29451">
                <text:p>0.294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50">
                <text:p>250</text:p>
              </table:table-cell>
              <table:table-cell office:value-type="float" office:value="0.029275">
                <text:p>0.029275</text:p>
              </table:table-cell>
              <table:table-cell office:value-type="float" office:value="0.35834">
                <text:p>0.358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50">
                <text:p>250</text:p>
              </table:table-cell>
              <table:table-cell office:value-type="float" office:value="0.030389">
                <text:p>0.030389</text:p>
              </table:table-cell>
              <table:table-cell office:value-type="float" office:value="0.32427">
                <text:p>0.3242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50">
                <text:p>250</text:p>
              </table:table-cell>
              <table:table-cell office:value-type="float" office:value="0.032076">
                <text:p>0.032076</text:p>
              </table:table-cell>
              <table:table-cell office:value-type="float" office:value="0.3242">
                <text:p>0.32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50">
                <text:p>250</text:p>
              </table:table-cell>
              <table:table-cell office:value-type="float" office:value="0.03179">
                <text:p>0.03179</text:p>
              </table:table-cell>
              <table:table-cell office:value-type="float" office:value="0.35525">
                <text:p>0.355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50">
                <text:p>250</text:p>
              </table:table-cell>
              <table:table-cell office:value-type="float" office:value="0.031148">
                <text:p>0.031148</text:p>
              </table:table-cell>
              <table:table-cell office:value-type="float" office:value="0.33314">
                <text:p>0.333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50">
                <text:p>250</text:p>
              </table:table-cell>
              <table:table-cell office:value-type="float" office:value="0.031311">
                <text:p>0.031311</text:p>
              </table:table-cell>
              <table:table-cell office:value-type="float" office:value="0.36748">
                <text:p>0.367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0">
                <text:p>250</text:p>
              </table:table-cell>
              <table:table-cell office:value-type="float" office:value="0.031069">
                <text:p>0.031069</text:p>
              </table:table-cell>
              <table:table-cell office:value-type="float" office:value="0.34427">
                <text:p>0.344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0">
                <text:p>250</text:p>
              </table:table-cell>
              <table:table-cell office:value-type="float" office:value="0.028642">
                <text:p>0.028642</text:p>
              </table:table-cell>
              <table:table-cell office:value-type="float" office:value="0.3488">
                <text:p>0.34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0">
                <text:p>250</text:p>
              </table:table-cell>
              <table:table-cell office:value-type="float" office:value="0.030731">
                <text:p>0.030731</text:p>
              </table:table-cell>
              <table:table-cell office:value-type="float" office:value="0.32726">
                <text:p>0.327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0">
                <text:p>250</text:p>
              </table:table-cell>
              <table:table-cell office:value-type="float" office:value="0.028656">
                <text:p>0.028656</text:p>
              </table:table-cell>
              <table:table-cell office:value-type="float" office:value="0.35432">
                <text:p>0.354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0">
                <text:p>250</text:p>
              </table:table-cell>
              <table:table-cell office:value-type="float" office:value="0.030754">
                <text:p>0.030754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0">
                <text:p>250</text:p>
              </table:table-cell>
              <table:table-cell office:value-type="float" office:value="0.030056">
                <text:p>0.030056</text:p>
              </table:table-cell>
              <table:table-cell office:value-type="float" office:value="0.33061">
                <text:p>0.3306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0">
                <text:p>250</text:p>
              </table:table-cell>
              <table:table-cell office:value-type="float" office:value="0.031268">
                <text:p>0.031268</text:p>
              </table:table-cell>
              <table:table-cell office:value-type="float" office:value="0.31675">
                <text:p>0.316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0">
                <text:p>250</text:p>
              </table:table-cell>
              <table:table-cell office:value-type="float" office:value="0.02985">
                <text:p>0.02985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0">
                <text:p>250</text:p>
              </table:table-cell>
              <table:table-cell office:value-type="float" office:value="0.030333">
                <text:p>0.030333</text:p>
              </table:table-cell>
              <table:table-cell office:value-type="float" office:value="0.34622">
                <text:p>0.346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0">
                <text:p>250</text:p>
              </table:table-cell>
              <table:table-cell office:value-type="float" office:value="0.031259">
                <text:p>0.031259</text:p>
              </table:table-cell>
              <table:table-cell office:value-type="float" office:value="0.34383">
                <text:p>0.3438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0">
                <text:p>250</text:p>
              </table:table-cell>
              <table:table-cell office:value-type="float" office:value="0.030509">
                <text:p>0.030509</text:p>
              </table:table-cell>
              <table:table-cell office:value-type="float" office:value="0.32955">
                <text:p>0.329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0">
                <text:p>250</text:p>
              </table:table-cell>
              <table:table-cell office:value-type="float" office:value="0.030893">
                <text:p>0.030893</text:p>
              </table:table-cell>
              <table:table-cell office:value-type="float" office:value="0.34105">
                <text:p>0.34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0">
                <text:p>250</text:p>
              </table:table-cell>
              <table:table-cell office:value-type="float" office:value="0.031007">
                <text:p>0.031007</text:p>
              </table:table-cell>
              <table:table-cell office:value-type="float" office:value="0.32019">
                <text:p>0.320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0">
                <text:p>250</text:p>
              </table:table-cell>
              <table:table-cell office:value-type="float" office:value="0.029667">
                <text:p>0.029667</text:p>
              </table:table-cell>
              <table:table-cell office:value-type="float" office:value="0.31883">
                <text:p>0.3188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0">
                <text:p>250</text:p>
              </table:table-cell>
              <table:table-cell office:value-type="float" office:value="0.028703">
                <text:p>0.028703</text:p>
              </table:table-cell>
              <table:table-cell office:value-type="float" office:value="0.3199">
                <text:p>0.31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0">
                <text:p>250</text:p>
              </table:table-cell>
              <table:table-cell office:value-type="float" office:value="0.034688">
                <text:p>0.034688</text:p>
              </table:table-cell>
              <table:table-cell office:value-type="float" office:value="0.31019">
                <text:p>0.3101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0">
                <text:p>250</text:p>
              </table:table-cell>
              <table:table-cell office:value-type="float" office:value="0.030936">
                <text:p>0.030936</text:p>
              </table:table-cell>
              <table:table-cell office:value-type="float" office:value="0.34191">
                <text:p>0.3419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0">
                <text:p>250</text:p>
              </table:table-cell>
              <table:table-cell office:value-type="float" office:value="0.029449">
                <text:p>0.029449</text:p>
              </table:table-cell>
              <table:table-cell office:value-type="float" office:value="0.36942">
                <text:p>0.369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0">
                <text:p>250</text:p>
              </table:table-cell>
              <table:table-cell office:value-type="float" office:value="0.029307">
                <text:p>0.029307</text:p>
              </table:table-cell>
              <table:table-cell office:value-type="float" office:value="0.34488">
                <text:p>0.3448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0">
                <text:p>250</text:p>
              </table:table-cell>
              <table:table-cell office:value-type="float" office:value="0.029846">
                <text:p>0.029846</text:p>
              </table:table-cell>
              <table:table-cell office:value-type="float" office:value="0.31166">
                <text:p>0.3116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0">
                <text:p>250</text:p>
              </table:table-cell>
              <table:table-cell office:value-type="float" office:value="0.032095">
                <text:p>0.032095</text:p>
              </table:table-cell>
              <table:table-cell office:value-type="float" office:value="0.30827">
                <text:p>0.3082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0">
                <text:p>250</text:p>
              </table:table-cell>
              <table:table-cell office:value-type="float" office:value="0.031341">
                <text:p>0.031341</text:p>
              </table:table-cell>
              <table:table-cell office:value-type="float" office:value="0.33781">
                <text:p>0.337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0">
                <text:p>250</text:p>
              </table:table-cell>
              <table:table-cell office:value-type="float" office:value="0.032069">
                <text:p>0.032069</text:p>
              </table:table-cell>
              <table:table-cell office:value-type="float" office:value="0.31714">
                <text:p>0.317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0">
                <text:p>250</text:p>
              </table:table-cell>
              <table:table-cell office:value-type="float" office:value="0.032593">
                <text:p>0.032593</text:p>
              </table:table-cell>
              <table:table-cell office:value-type="float" office:value="0.37302">
                <text:p>0.3730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0">
                <text:p>250</text:p>
              </table:table-cell>
              <table:table-cell office:value-type="float" office:value="0.030799">
                <text:p>0.030799</text:p>
              </table:table-cell>
              <table:table-cell office:value-type="float" office:value="0.31411">
                <text:p>0.3141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0">
                <text:p>250</text:p>
              </table:table-cell>
              <table:table-cell office:value-type="float" office:value="0.030529">
                <text:p>0.030529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0">
                <text:p>250</text:p>
              </table:table-cell>
              <table:table-cell office:value-type="float" office:value="0.032719">
                <text:p>0.032719</text:p>
              </table:table-cell>
              <table:table-cell office:value-type="float" office:value="0.32624">
                <text:p>0.3262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0">
                <text:p>250</text:p>
              </table:table-cell>
              <table:table-cell office:value-type="float" office:value="0.030726">
                <text:p>0.030726</text:p>
              </table:table-cell>
              <table:table-cell office:value-type="float" office:value="0.33286">
                <text:p>0.332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0">
                <text:p>250</text:p>
              </table:table-cell>
              <table:table-cell office:value-type="float" office:value="0.030151">
                <text:p>0.030151</text:p>
              </table:table-cell>
              <table:table-cell office:value-type="float" office:value="0.31228">
                <text:p>0.3122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0">
                <text:p>250</text:p>
              </table:table-cell>
              <table:table-cell office:value-type="float" office:value="0.032151">
                <text:p>0.032151</text:p>
              </table:table-cell>
              <table:table-cell office:value-type="float" office:value="0.29353">
                <text:p>0.293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0">
                <text:p>250</text:p>
              </table:table-cell>
              <table:table-cell office:value-type="float" office:value="0.032219">
                <text:p>0.032219</text:p>
              </table:table-cell>
              <table:table-cell office:value-type="float" office:value="0.32482">
                <text:p>0.324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0">
                <text:p>250</text:p>
              </table:table-cell>
              <table:table-cell office:value-type="float" office:value="0.029228">
                <text:p>0.029228</text:p>
              </table:table-cell>
              <table:table-cell office:value-type="float" office:value="0.33424">
                <text:p>0.3342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0">
                <text:p>250</text:p>
              </table:table-cell>
              <table:table-cell office:value-type="float" office:value="0.031345">
                <text:p>0.031345</text:p>
              </table:table-cell>
              <table:table-cell office:value-type="float" office:value="0.32015">
                <text:p>0.3201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0">
                <text:p>250</text:p>
              </table:table-cell>
              <table:table-cell office:value-type="float" office:value="0.031041">
                <text:p>0.031041</text:p>
              </table:table-cell>
              <table:table-cell office:value-type="float" office:value="0.34432">
                <text:p>0.3443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0">
                <text:p>250</text:p>
              </table:table-cell>
              <table:table-cell office:value-type="float" office:value="0.033724">
                <text:p>0.033724</text:p>
              </table:table-cell>
              <table:table-cell office:value-type="float" office:value="0.34422">
                <text:p>0.3442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0">
                <text:p>250</text:p>
              </table:table-cell>
              <table:table-cell office:value-type="float" office:value="0.030865">
                <text:p>0.030865</text:p>
              </table:table-cell>
              <table:table-cell office:value-type="float" office:value="0.28664">
                <text:p>0.2866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0">
                <text:p>250</text:p>
              </table:table-cell>
              <table:table-cell office:value-type="float" office:value="0.028601">
                <text:p>0.028601</text:p>
              </table:table-cell>
              <table:table-cell office:value-type="float" office:value="0.36579">
                <text:p>0.3657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0">
                <text:p>250</text:p>
              </table:table-cell>
              <table:table-cell office:value-type="float" office:value="0.032069">
                <text:p>0.032069</text:p>
              </table:table-cell>
              <table:table-cell office:value-type="float" office:value="0.31075">
                <text:p>0.310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0">
                <text:p>250</text:p>
              </table:table-cell>
              <table:table-cell office:value-type="float" office:value="0.032487">
                <text:p>0.032487</text:p>
              </table:table-cell>
              <table:table-cell office:value-type="float" office:value="0.33076">
                <text:p>0.3307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0">
                <text:p>250</text:p>
              </table:table-cell>
              <table:table-cell office:value-type="float" office:value="0.033216">
                <text:p>0.033216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0">
                <text:p>250</text:p>
              </table:table-cell>
              <table:table-cell office:value-type="float" office:value="0.03205">
                <text:p>0.03205</text:p>
              </table:table-cell>
              <table:table-cell office:value-type="float" office:value="0.31471">
                <text:p>0.3147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">
                <text:p>250</text:p>
              </table:table-cell>
              <table:table-cell office:value-type="float" office:value="0.03023">
                <text:p>0.03023</text:p>
              </table:table-cell>
              <table:table-cell office:value-type="float" office:value="0.31669">
                <text:p>0.31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